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2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06cm" fo:margin-left="-0.559cm" fo:margin-top="0cm" fo:margin-bottom="0cm" style:page-number="auto" table:align="left" style:writing-mode="lr-tb"/>
    </style:style>
    <style:style style:name="Таблица1.A" style:family="table-column">
      <style:table-column-properties style:column-width="7.511cm"/>
    </style:style>
    <style:style style:name="Таблица1.B" style:family="table-column">
      <style:table-column-properties style:column-width="0.707cm"/>
    </style:style>
    <style:style style:name="Таблица1.C" style:family="table-column">
      <style:table-column-properties style:column-width="8.84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58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20.373cm" fo:margin-left="-2.815cm" fo:margin-right="-1.057cm" fo:margin-top="0cm" fo:margin-bottom="0cm" table:align="margins" style:writing-mode="lr-tb"/>
    </style:style>
    <style:style style:name="Таблица2.A" style:family="table-column">
      <style:table-column-properties style:column-width="1.111cm" style:rel-column-width="3574*"/>
    </style:style>
    <style:style style:name="Таблица2.B" style:family="table-column">
      <style:table-column-properties style:column-width="3.784cm" style:rel-column-width="12170*"/>
    </style:style>
    <style:style style:name="Таблица2.C" style:family="table-column">
      <style:table-column-properties style:column-width="2.09cm" style:rel-column-width="6723*"/>
    </style:style>
    <style:style style:name="Таблица2.D" style:family="table-column">
      <style:table-column-properties style:column-width="0.82cm" style:rel-column-width="2638*"/>
    </style:style>
    <style:style style:name="Таблица2.E" style:family="table-column">
      <style:table-column-properties style:column-width="1.323cm" style:rel-column-width="4255*"/>
    </style:style>
    <style:style style:name="Таблица2.G" style:family="table-column">
      <style:table-column-properties style:column-width="0.953cm" style:rel-column-width="3063*"/>
    </style:style>
    <style:style style:name="Таблица2.H" style:family="table-column">
      <style:table-column-properties style:column-width="1.164cm" style:rel-column-width="3744*"/>
    </style:style>
    <style:style style:name="Таблица2.I" style:family="table-column">
      <style:table-column-properties style:column-width="2.117cm" style:rel-column-width="6808*"/>
    </style:style>
    <style:style style:name="Таблица2.J" style:family="table-column">
      <style:table-column-properties style:column-width="0.344cm" style:rel-column-width="1106*"/>
    </style:style>
    <style:style style:name="Таблица2.K" style:family="table-column">
      <style:table-column-properties style:column-width="1.535cm" style:rel-column-width="4936*"/>
    </style:style>
    <style:style style:name="Таблица2.L" style:family="table-column">
      <style:table-column-properties style:column-width="2.328cm" style:rel-column-width="7489*"/>
    </style:style>
    <style:style style:name="Таблица2.M" style:family="table-column">
      <style:table-column-properties style:column-width="0.716cm" style:rel-column-width="2306*"/>
    </style:style>
    <style:style style:name="Таблица2.1" style:family="table-row">
      <style:table-row-properties style:min-row-height="0.796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2.E1" style:family="table-cell">
      <style:table-cell-properties fo:padding-left="0.191cm" fo:padding-right="0.191cm" fo:padding-top="0cm" fo:padding-bottom="0cm" fo:border="0.018cm solid #000001"/>
    </style:style>
    <style:style style:name="Таблица2.7" style:family="table-row">
      <style:table-row-properties style:min-row-height="1.314cm" style:keep-together="true" fo:keep-together="auto"/>
    </style:style>
    <style:style style:name="Таблица2.F9" style:family="table-cell">
      <style:table-cell-properties style:vertical-align="bottom" fo:padding-left="0.191cm" fo:padding-right="0.191cm" fo:padding-top="0cm" fo:padding-bottom="0cm" fo:border="0.018cm solid #000001"/>
    </style:style>
    <style:style style:name="Таблица2.33" style:family="table-row">
      <style:table-row-properties style:min-row-height="0.965cm" style:keep-together="true" fo:keep-together="auto"/>
    </style:style>
    <style:style style:name="Таблица2.104" style:family="table-row">
      <style:table-row-properties style:min-row-height="1.859cm" style:keep-together="true" fo:keep-together="auto"/>
    </style:style>
    <style:style style:name="Таблица2.170" style:family="table-row">
      <style:table-row-properties style:min-row-height="1.642cm" style:keep-together="true" fo:keep-together="auto"/>
    </style:style>
    <style:style style:name="Таблица2.K203" style:family="table-cell" style:data-style-name="N0">
      <style:table-cell-properties fo:padding-left="0.191cm" fo:padding-right="0.191cm" fo:padding-top="0cm" fo:padding-bottom="0cm" fo:border="0.018cm solid #000001"/>
    </style:style>
    <style:style style:name="Таблица2.A233" style:family="table-cell" style:data-style-name="N0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B23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L233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236" style:family="table-row">
      <style:table-row-properties style:min-row-height="0.529cm" style:keep-together="true" fo:keep-together="auto"/>
    </style:style>
    <style:style style:name="Таблица2.A236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L236" style:family="table-cell">
      <style:table-cell-properties fo:padding="0cm" fo:border="none"/>
    </style:style>
    <style:style style:name="Таблица2.237" style:family="table-row">
      <style:table-row-properties style:min-row-height="0.45cm" style:keep-together="true" fo:keep-together="auto"/>
    </style:style>
    <style:style style:name="Таблица2.A237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2.A238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2.241" style:family="table-row">
      <style:table-row-properties style:min-row-height="0.423cm" style:keep-together="true" fo:keep-together="auto"/>
    </style:style>
    <style:style style:name="Таблица2.A242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43" style:family="table-row">
      <style:table-row-properties style:min-row-height="0.164cm" style:keep-together="true" fo:keep-together="auto"/>
    </style:style>
    <style:style style:name="Таблица2.A243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6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0.661cm"/>
        </style:tab-stops>
      </style:paragraph-properties>
      <style:text-properties style:font-name="Times New Roman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7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0.556cm"/>
        </style:tab-stops>
      </style:paragraph-properties>
      <style:text-properties style:font-name="Times New Roman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8" style:family="paragraph" style:parent-style-name="Standard">
      <style:paragraph-properties fo:margin-top="0cm" fo:margin-bottom="0cm" fo:line-height="100%">
        <style:tab-stops>
          <style:tab-stop style:position="1.561cm"/>
        </style:tab-stops>
      </style:paragraph-properties>
      <style:text-properties style:font-name="Times New Roman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9" style:family="paragraph" style:parent-style-name="Standard">
      <style:paragraph-properties fo:margin-top="0cm" fo:margin-bottom="0cm" fo:line-height="100%"/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11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1.685cm" style:type="center"/>
        </style:tab-stops>
      </style:paragraph-properties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12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0.37cm"/>
        </style:tab-stops>
      </style:paragraph-properties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0.609cm"/>
        </style:tab-stops>
      </style:paragraph-properties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Calibri1" style:font-size-asian="10pt" style:language-asian="ru" style:country-asian="RU" style:font-name-complex="Times New Roman1" style:font-size-complex="8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Calibri1" style:font-size-asian="10pt" style:language-asian="ru" style:country-asian="RU" style:font-name-complex="Times New Roman1"/>
    </style:style>
    <style:style style:name="P16" style:family="paragraph" style:parent-style-name="Standard">
      <style:paragraph-properties fo:margin-top="0cm" fo:margin-bottom="0cm" fo:line-height="100%"/>
      <style:text-properties style:font-name="Times New Roman" fo:font-size="10pt" style:font-name-asian="Calibri1" style:font-size-asian="10pt" style:language-asian="ru" style:country-asian="RU" style:font-size-complex="10pt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19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language="en" fo:country="US" style:font-name-asian="Calibri1" style:font-size-asian="10pt" style:language-asian="ru" style:country-asian="RU" style:font-name-complex="Times New Roman1" style:font-size-complex="10pt" style:font-style-complex="italic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language="en" fo:country="US" style:font-name-asian="Calibri1" style:font-size-asian="10pt" style:language-asian="ru" style:country-asian="RU" style:font-name-complex="Times New Roman1" style:font-size-complex="10pt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language="en" fo:country="US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name-asian="Calibri1" style:font-size-asian="10pt" style:language-asian="ru" style:country-asian="RU" style:font-weight-asian="bold" style:font-name-complex="Times New Roman1" style:font-size-complex="8pt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style="italic" fo:font-weight="bold" style:font-name-asian="Calibri1" style:font-size-asian="8pt" style:language-asian="ru" style:country-asian="RU" style:font-style-asian="italic" style:font-weight-asian="bold" style:font-name-complex="Times New Roman1" style:font-size-complex="8pt" style:font-style-complex="italic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style="italic" style:font-name-asian="Calibri1" style:font-size-asian="8pt" style:language-asian="ru" style:country-asian="RU" style:font-style-asian="italic" style:font-name-complex="Times New Roman1" style:font-size-complex="8pt" style:font-style-complex="italic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style:font-name-asian="Calibri1" style:font-size-asian="8pt" style:language-asian="ru" style:country-asian="RU" style:font-name-complex="Times New Roman1" style:font-size-complex="8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6.5pt" fo:font-style="italic" style:font-name-asian="Times New Roman1" style:font-size-asian="6.5pt" style:language-asian="ru" style:country-asian="RU" style:font-style-asian="italic" style:font-name-complex="Times New Roman1" style:font-size-complex="6.5pt" style:font-style-complex="italic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29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30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31" style:family="paragraph" style:parent-style-name="Standard">
      <style:paragraph-properties fo:margin-top="0cm" fo:margin-bottom="0cm" fo:line-height="100%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32" style:family="paragraph" style:parent-style-name="Standard">
      <style:paragraph-properties fo:margin-top="0cm" fo:margin-bottom="0cm" fo:line-height="100%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34" style:family="paragraph" style:parent-style-name="Standard">
      <style:paragraph-properties fo:margin-top="0cm" fo:margin-bottom="0cm" fo:line-height="100%"/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35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36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0.37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37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0.397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38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language="en" fo:country="US" style:font-name-asian="Calibri1" style:font-size-asian="10pt" style:language-asian="ru" style:country-asian="RU" style:font-name-complex="Times New Roman1" style:font-size-complex="10pt"/>
    </style:style>
    <style:style style:name="P39" style:family="paragraph" style:parent-style-name="Standard">
      <style:paragraph-properties fo:margin-top="0cm" fo:margin-bottom="0cm" fo:line-height="100%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40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41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/>
    </style:style>
    <style:style style:name="P42" style:family="paragraph" style:parent-style-name="Standard">
      <style:paragraph-properties fo:margin-top="0cm" fo:margin-bottom="0cm" fo:line-height="100%"/>
      <style:text-properties fo:font-size="10pt" style:font-name-asian="Calibri1" style:font-size-asian="10pt" style:language-asian="ru" style:country-asian="RU" style:font-size-complex="10pt"/>
    </style:style>
    <style:style style:name="P43" style:family="paragraph" style:parent-style-name="Standard">
      <style:paragraph-properties fo:margin-top="0cm" fo:margin-bottom="0cm" fo:line-height="100%"/>
      <style:text-properties fo:color="#000000" style:font-name="Arial1" fo:font-size="10pt" fo:language="en" fo:country="US" style:font-name-asian="Calibri1" style:font-size-asian="10pt" style:language-asian="ru" style:country-asian="RU" style:font-name-complex="Arial3" style:font-size-complex="10pt"/>
    </style:style>
    <style:style style:name="P44" style:family="paragraph" style:parent-style-name="Standard">
      <style:paragraph-properties fo:margin-top="0cm" fo:margin-bottom="0cm" fo:line-height="100%"/>
      <style:text-properties fo:color="#000000" style:font-name="Arial1" fo:font-size="10pt" style:font-name-asian="Calibri1" style:font-size-asian="10pt" style:language-asian="ru" style:country-asian="RU" style:font-name-complex="Arial3" style:font-size-complex="10pt"/>
    </style:style>
    <style:style style:name="P4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imes New Roman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46" style:family="paragraph" style:parent-style-name="Standard">
      <style:paragraph-properties fo:margin-top="0cm" fo:margin-bottom="0cm" fo:line-height="100%"/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P47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P48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49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50" style:family="paragraph" style:parent-style-name="Standard">
      <style:paragraph-properties fo:margin-top="0.212cm" fo:margin-bottom="0cm" fo:line-height="100%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51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weight="bold" style:font-name-asian="Calibri1" style:font-size-asian="10pt" style:language-asian="ru" style:country-asian="RU" style:font-weight-asian="bold" style:font-name-complex="Times New Roman1" style:font-size-complex="10pt"/>
    </style:style>
    <style:style style:name="P52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53" style:family="paragraph" style:parent-style-name="Standard">
      <style:paragraph-properties fo:margin-left="0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54" style:family="paragraph" style:parent-style-name="Standard">
      <style:paragraph-properties fo:margin-left="0cm" fo:margin-right="0cm" fo:margin-top="0cm" fo:margin-bottom="0cm" fo:line-height="100%" fo:text-align="center" style:justify-single-word="false" fo:text-indent="1.249cm" style:auto-text-indent="false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55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56" style:family="paragraph" style:parent-style-name="Standard">
      <style:paragraph-properties fo:margin-left="0cm" fo:margin-right="-0.503cm" fo:line-height="100%" fo:orphans="0" fo:widows="0" fo:text-indent="0cm" style:auto-text-indent="false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 style:font-style-complex="italic"/>
    </style:style>
    <style:style style:name="P57" style:family="paragraph" style:parent-style-name="Standard">
      <style:paragraph-properties fo:margin-top="0.212cm" fo:margin-bottom="0.282cm" fo:line-height="100%" fo:orphans="0" fo:widows="0"/>
      <style:text-properties style:font-name="Times New Roman" fo:font-size="10pt" fo:font-style="italic" fo:font-weight="bold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58" style:family="paragraph" style:parent-style-name="Standard" style:master-page-name="">
      <style:paragraph-properties fo:margin-left="-2.223cm" fo:margin-right="-0.979cm" fo:margin-top="0cm" fo:margin-bottom="0cm" fo:line-height="100%" fo:text-align="center" style:justify-single-word="false" fo:orphans="2" fo:widows="2" fo:text-indent="0cm" style:auto-text-indent="false" style:page-number="auto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9" style:family="paragraph" style:parent-style-name="Standard" style:master-page-name="">
      <style:paragraph-properties fo:margin-left="-1.032cm" fo:margin-right="0cm" fo:margin-top="0cm" fo:margin-bottom="0cm" fo:line-height="100%" fo:orphans="2" fo:widows="2" fo:text-indent="0cm" style:auto-text-indent="false" style:page-number="auto" style:writing-mode="lr-tb"/>
      <style:text-properties fo:font-size="8pt" fo:font-style="italic" style:font-size-asian="8pt" style:font-style-asian="italic" style:font-size-complex="8pt" style:font-style-complex="italic"/>
    </style:style>
    <style:style style:name="P6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61" style:family="paragraph" style:parent-style-name="Standard">
      <style:paragraph-properties fo:margin-top="0cm" fo:margin-bottom="0cm" fo:line-height="100%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62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63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64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65" style:family="paragraph" style:parent-style-name="Standard">
      <style:paragraph-properties fo:margin-top="0cm" fo:margin-bottom="0cm" fo:line-height="100%" fo:text-align="center" style:justify-single-word="false"/>
      <style:text-properties fo:color="#000000" style:text-outline="false" style:text-line-through-style="none" style:font-name="Arial2" fo:font-size="9.5pt" fo:font-style="normal" fo:text-shadow="none" style:text-underline-style="none" fo:font-weight="normal" style:font-name-asian="Arial2" style:font-size-asian="9.5pt" style:language-asian="ru" style:country-asian="RU" style:font-style-asian="normal" style:font-weight-asian="normal" style:font-name-complex="Arial2" style:font-size-complex="9.5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style:font-style-asian="italic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style:font-name="Times New Roman" style:font-size-complex="8pt"/>
    </style:style>
    <style:style style:name="T5" style:family="text">
      <style:text-properties style:font-name="Times New Roman" fo:font-weight="bold" style:font-weight-asian="bold" style:font-style-complex="italic"/>
    </style:style>
    <style:style style:name="T6" style:family="text">
      <style:text-properties style:font-name="Times New Roman" style:font-style-complex="italic"/>
    </style:style>
    <style:style style:name="T7" style:family="text">
      <style:text-properties style:font-name="Times New Roman" fo:language="en" fo:country="US"/>
    </style:style>
    <style:style style:name="T8" style:family="text">
      <style:text-properties style:font-name="Times New Roman" fo:language="en" fo:country="US" style:font-style-complex="italic"/>
    </style:style>
    <style:style style:name="T9" style:family="text">
      <style:text-properties style:font-name="Times New Roman" fo:language="en" fo:country="US" style:font-size-complex="8pt"/>
    </style:style>
    <style:style style:name="T10" style:family="text">
      <style:text-properties style:text-position="super 58%" style:font-name="Times New Roman"/>
    </style:style>
    <style:style style:name="T11" style:family="text">
      <style:text-properties style:text-position="super 58%" style:font-name="Times New Roman" style:font-style-complex="italic"/>
    </style:style>
    <style:style style:name="T12" style:family="text">
      <style:text-properties fo:color="#000000" style:font-name="Arial1" style:font-name-complex="Arial3"/>
    </style:style>
    <style:style style:name="T13" style:family="text">
      <style:text-properties fo:color="#000000" style:font-name="Arial1" fo:language="en" fo:country="US" style:font-name-complex="Arial3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9"/>
          </table:table-cell>
          <table:table-cell table:style-name="Таблица1.B1" office:value-type="string">
            <text:p text:style-name="P50"/>
          </table:table-cell>
          <table:table-cell table:style-name="Таблица1.A1" office:value-type="string">
            <text:p text:style-name="P52">Бийск</text:p>
          </table:table-cell>
        </table:table-row>
        <table:table-row table:style-name="Таблица1.1">
          <table:table-cell table:style-name="Таблица1.A2" office:value-type="string">
            <text:p text:style-name="P24">(Министерство)</text:p>
          </table:table-cell>
          <table:table-cell table:style-name="Таблица1.B1" office:value-type="string">
            <text:p text:style-name="P28"/>
          </table:table-cell>
          <table:table-cell table:style-name="Таблица1.A2" office:value-type="string">
            <text:p text:style-name="P24">(город)</text:p>
          </table:table-cell>
        </table:table-row>
        <table:table-row table:style-name="Таблица1.1">
          <table:table-cell table:style-name="Таблица1.A1" office:value-type="string">
            <text:p text:style-name="P19">АО «Гипроив»</text:p>
          </table:table-cell>
          <table:table-cell table:style-name="Таблица1.B1" office:value-type="string">
            <text:p text:style-name="P29"/>
          </table:table-cell>
          <table:table-cell table:style-name="Таблица1.A1" office:value-type="string">
            <text:p text:style-name="P55">ФКП «БОЗ»</text:p>
          </table:table-cell>
        </table:table-row>
        <table:table-row table:style-name="Таблица1.4">
          <table:table-cell table:style-name="Таблица1.A2" office:value-type="string">
            <text:p text:style-name="P24">(Генподрядчик)</text:p>
          </table:table-cell>
          <table:table-cell table:style-name="Таблица1.B1" office:value-type="string">
            <text:p text:style-name="P28"/>
          </table:table-cell>
          <table:table-cell table:style-name="Таблица1.A2" office:value-type="string">
            <text:p text:style-name="P24">(Заказчик)</text:p>
          </table:table-cell>
        </table:table-row>
        <table:table-row table:style-name="Таблица1.5">
          <table:table-cell table:style-name="Таблица1.A5" office:value-type="string">
            <text:p text:style-name="P18">ООО «Востокэнергострой»</text:p>
          </table:table-cell>
          <table:table-cell table:style-name="Таблица1.B1" office:value-type="string">
            <text:p text:style-name="P51"/>
          </table:table-cell>
          <table:table-cell table:style-name="Таблица1.A1" office:value-type="string">
            <text:p text:style-name="P56">Реконструкция для создания производства октогена.</text:p>
            <text:p text:style-name="P57">Сушка исходного продукта и просейка готового продукта. Здание 858/1- ЭМ (Силовое электрооборудование)</text:p>
          </table:table-cell>
        </table:table-row>
        <table:table-row table:style-name="Таблица1.1">
          <table:table-cell table:style-name="Таблица1.A2" office:value-type="string">
            <text:p text:style-name="P24">(монтажное управление)</text:p>
          </table:table-cell>
          <table:table-cell table:style-name="Таблица1.B1" office:value-type="string">
            <text:p text:style-name="P28"/>
          </table:table-cell>
          <table:table-cell table:style-name="Таблица1.A2" office:value-type="string">
            <text:p text:style-name="P24">(объект)</text:p>
          </table:table-cell>
        </table:table-row>
        <table:table-row table:style-name="Таблица1.1">
          <table:table-cell table:style-name="Таблица1.A5" office:value-type="string">
            <text:p text:style-name="P19">Электромонтажный участок № 1</text:p>
          </table:table-cell>
          <table:table-cell table:style-name="Таблица1.B1" office:value-type="string">
            <text:p text:style-name="P30"/>
          </table:table-cell>
          <table:table-cell table:style-name="Таблица1.A1" office:value-type="string">
            <text:p text:style-name="P19">24.09.2018г.</text:p>
          </table:table-cell>
        </table:table-row>
        <table:table-row table:style-name="Таблица1.1">
          <table:table-cell table:style-name="Таблица1.A2" office:value-type="string">
            <text:p text:style-name="P24">(участок)</text:p>
          </table:table-cell>
          <table:table-cell table:style-name="Таблица1.B1" office:value-type="string">
            <text:p text:style-name="P28"/>
          </table:table-cell>
          <table:table-cell table:style-name="Таблица1.A2" office:value-type="string">
            <text:p text:style-name="P24">(дата)</text:p>
          </table:table-cell>
        </table:table-row>
      </table:table>
      <text:p text:style-name="P1"/>
      <text:p text:style-name="P2"/>
      <text:p text:style-name="P2"/>
      <text:p text:style-name="P58">ВЕДОМОСТЬ СМОНТИРОВАННОГО ОБОРУДОВАНИЯ И МАТЕРИАЛОВ</text:p>
      <text:p text:style-name="P2"/>
      <text:p text:style-name="P2"/>
      <text:p text:style-name="P5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C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row table:style-name="Таблица2.1">
          <table:table-cell table:style-name="Таблица2.A1" office:value-type="string">
            <text:p text:style-name="P14">№№</text:p>
            <text:p text:style-name="P15">п/п</text:p>
          </table:table-cell>
          <table:table-cell table:style-name="Таблица2.A1" table:number-columns-spanned="3" office:value-type="string">
            <text:p text:style-name="P14">Наименование электрооборудования, комплекта</text:p>
          </table:table-cell>
          <table:covered-table-cell/>
          <table:covered-table-cell/>
          <table:table-cell table:style-name="Таблица2.E1" office:value-type="string">
            <text:p text:style-name="P26">Ед. изм.</text:p>
          </table:table-cell>
          <table:table-cell table:style-name="Таблица2.A1" table:number-columns-spanned="2" office:value-type="string">
            <text:p text:style-name="P14">Тип, марка</text:p>
          </table:table-cell>
          <table:covered-table-cell/>
          <table:table-cell table:style-name="Таблица2.A1" table:number-columns-spanned="3" office:value-type="string">
            <text:p text:style-name="P25">Завод-изготовитель</text:p>
          </table:table-cell>
          <table:covered-table-cell/>
          <table:covered-table-cell/>
          <table:table-cell table:style-name="Таблица2.A1" office:value-type="string">
            <text:p text:style-name="P14">Кол-во</text:p>
          </table:table-cell>
          <table:table-cell table:style-name="Таблица2.A1" table:number-columns-spanned="2" office:value-type="string">
            <text:p text:style-name="P14">Примечание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33"/>
          </table:table-cell>
          <table:table-cell table:style-name="Таблица2.A1" table:number-columns-spanned="3" office:value-type="string">
            <text:p text:style-name="P23">НАРУЖНЫЕ СЕТИ</text:p>
          </table:table-cell>
          <table:covered-table-cell/>
          <table:covered-table-cell/>
          <table:table-cell table:style-name="Таблица2.E1" office:value-type="string">
            <text:p text:style-name="P33"/>
          </table:table-cell>
          <table:table-cell table:style-name="Таблица2.A1" table:number-columns-spanned="2" office:value-type="string">
            <text:p text:style-name="P33"/>
          </table:table-cell>
          <table:covered-table-cell/>
          <table:table-cell table:style-name="Таблица2.A1" table:number-columns-spanned="3" office:value-type="string">
            <text:p text:style-name="P28"/>
          </table:table-cell>
          <table:covered-table-cell/>
          <table:covered-table-cell/>
          <table:table-cell table:style-name="Таблица2.A1" office:value-type="string">
            <text:p text:style-name="P33"/>
          </table:table-cell>
          <table:table-cell table:style-name="Таблица2.A1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1</text:p>
          </table:table-cell>
          <table:table-cell table:style-name="Таблица2.E1" table:number-columns-spanned="3" office:value-type="string">
            <text:p text:style-name="P4">Кабель силовой с медными жилами в ПВХ изоляции бронированный двумя стальными лентами в защитном шланге из ПВХ не распространяющего горение и с низким дымо- и газовыделением;</text:p>
            <text:p text:style-name="P39"><text:span text:style-name="T6">кол-во жил и сечение 4х150мм</text:span><text:span text:style-name="T11">2</text:span></text:p>
          </table:table-cell>
          <table:covered-table-cell/>
          <table:covered-table-cell/>
          <table:table-cell table:style-name="Таблица2.E1" office:value-type="string">
            <text:p text:style-name="P5">м</text:p>
          </table:table-cell>
          <table:table-cell table:style-name="Таблица2.E1" table:number-columns-spanned="2" office:value-type="string">
            <text:p text:style-name="P40"><text:span text:style-name="T1">ВБШвнг(А)</text:span><text:span text:style-name="T7">LS</text:span><text:span text:style-name="T1"> 4х150</text:span></text:p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5">1400</text:p>
            <text:p text:style-name="P5"/>
          </table:table-cell>
          <table:table-cell table:style-name="Таблица2.E1" table:number-columns-spanned="2" office:value-type="string">
            <text:p text:style-name="P40"><text:span text:style-name="T6">№ С-</text:span><text:span text:style-name="T8">RU.</text:span><text:span text:style-name="T6">ПБ.В.03739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</text:p>
          </table:table-cell>
          <table:table-cell table:style-name="Таблица2.E1" table:number-columns-spanned="3" office:value-type="string">
            <text:p text:style-name="P4">Лента сигнальная «Электро» с логотипом «ОСТОРОЖНО КАБЕЛЬ»; цвет красный; толщина 300мкм;ролик 100 п.мх200мм</text:p>
          </table:table-cell>
          <table:covered-table-cell/>
          <table:covered-table-cell/>
          <table:table-cell table:style-name="Таблица2.E1" office:value-type="string">
            <text:p text:style-name="P5">ролик</text:p>
          </table:table-cell>
          <table:table-cell table:style-name="Таблица2.E1" table:number-columns-spanned="2" office:value-type="string">
            <text:p text:style-name="P5">ЛЭС 200</text:p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10">Отказное письмо Исх.4988/18 от 24.10.2018г.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3</text:p>
          </table:table-cell>
          <table:table-cell table:style-name="Таблица2.E1" table:number-columns-spanned="3" office:value-type="string">
            <text:p text:style-name="P4">То же, но ролик 100п. мх300мм</text:p>
          </table:table-cell>
          <table:covered-table-cell/>
          <table:covered-table-cell/>
          <table:table-cell table:style-name="Таблица2.E1" office:value-type="string">
            <text:p text:style-name="P5">ролик</text:p>
          </table:table-cell>
          <table:table-cell table:style-name="Таблица2.E1" table:number-columns-spanned="2" office:value-type="string">
            <text:p text:style-name="P5">ЛЭС 300</text:p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5">3</text:p>
          </table:table-cell>
          <table:table-cell table:style-name="Таблица2.E1" table:number-columns-spanned="2" office:value-type="string">
            <text:p text:style-name="P5">Отказное письмо Исх.4988/18 от 24.10.2018г.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4</text:p>
          </table:table-cell>
          <table:table-cell table:style-name="Таблица2.E1" table:number-columns-spanned="3" office:value-type="string">
            <text:p text:style-name="P4">То же, но ролик 100п. мх400мм</text:p>
          </table:table-cell>
          <table:covered-table-cell/>
          <table:covered-table-cell/>
          <table:table-cell table:style-name="Таблица2.E1" office:value-type="string">
            <text:p text:style-name="P5">ролик</text:p>
          </table:table-cell>
          <table:table-cell table:style-name="Таблица2.E1" table:number-columns-spanned="2" office:value-type="string">
            <text:p text:style-name="P5">ЛЭС 400</text:p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5">4</text:p>
          </table:table-cell>
          <table:table-cell table:style-name="Таблица2.E1" table:number-columns-spanned="2" office:value-type="string">
            <text:p text:style-name="P5">Отказное письмо Исх.4988/18 от 24.10.2018г.</text:p>
          </table:table-cell>
          <table:covered-table-cell/>
        </table:table-row>
        <table:table-row table:style-name="Таблица2.7">
          <table:table-cell table:style-name="Таблица2.E1" office:value-type="string">
            <text:p text:style-name="P5">5</text:p>
          </table:table-cell>
          <table:table-cell table:style-name="Таблица2.E1" table:number-columns-spanned="3" office:value-type="string">
            <text:p text:style-name="P39"><text:span text:style-name="T6">Труба асбестоцементная </text:span><text:span text:style-name="T3">ф</text:span><text:span text:style-name="T6">100мм</text:span></text:p>
          </table:table-cell>
          <table:covered-table-cell/>
          <table:covered-table-cell/>
          <table:table-cell table:style-name="Таблица2.E1" office:value-type="string">
            <text:p text:style-name="P5">м</text:p>
          </table:table-cell>
          <table:table-cell table:style-name="Таблица2.E1" table:number-columns-spanned="2" office:value-type="string">
            <text:p text:style-name="P5">БНТ 100 ГОСТ 1839-80</text:p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5">20</text:p>
          </table:table-cell>
          <table:table-cell table:style-name="Таблица2.E1" table:number-columns-spanned="2" office:value-type="string">
            <text:p text:style-name="P5">№ РОСС RU.AB24.H08255 с 25.04.2017)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6</text:p>
          </table:table-cell>
          <table:table-cell table:style-name="Таблица2.E1" table:number-columns-spanned="3" office:value-type="string">
            <text:p text:style-name="P39"><text:span text:style-name="T6">Шнур жгутовый плетенный </text:span><text:span text:style-name="T3">ф</text:span><text:span text:style-name="T6">10мм</text:span></text:p>
          </table:table-cell>
          <table:covered-table-cell/>
          <table:covered-table-cell/>
          <table:table-cell table:style-name="Таблица2.E1" office:value-type="string">
            <text:p text:style-name="P5">м</text:p>
          </table:table-cell>
          <table:table-cell table:style-name="Таблица2.E1" table:number-columns-spanned="2" office:value-type="string">
            <text:p text:style-name="P5">-</text:p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5">430</text:p>
          </table:table-cell>
          <table:table-cell table:style-name="Таблица2.E1" table:number-columns-spanned="2" office:value-type="string">
            <text:p text:style-name="P40"><text:span text:style-name="T6">№ РОСС </text:span><text:span text:style-name="T8">RU</text:span><text:span text:style-name="T6">.АГ81.Н12222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7</text:p>
          </table:table-cell>
          <table:table-cell table:style-name="Таблица2.E1" table:number-columns-spanned="3" office:value-type="string">
            <text:p text:style-name="P4">Герметик ОГНЕЗА</text:p>
          </table:table-cell>
          <table:covered-table-cell/>
          <table:covered-table-cell/>
          <table:table-cell table:style-name="Таблица2.E1" office:value-type="string">
            <text:p text:style-name="P5">кг</text:p>
          </table:table-cell>
          <table:table-cell table:style-name="Таблица2.F9" table:number-columns-spanned="2" office:value-type="string">
            <text:p text:style-name="P5">ОГНЕЗА ГТ-310</text:p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5">18</text:p>
          </table:table-cell>
          <table:table-cell table:style-name="Таблица2.E1" table:number-columns-spanned="2" office:value-type="string">
            <text:p text:style-name="P5">№ C-RU.ПБ05.В.04012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8</text:p>
          </table:table-cell>
          <table:table-cell table:style-name="Таблица2.E1" table:number-columns-spanned="3" office:value-type="string">
            <text:p text:style-name="P4">Труба асбестоцементная ф100мм</text:p>
          </table:table-cell>
          <table:covered-table-cell/>
          <table:covered-table-cell/>
          <table:table-cell table:style-name="Таблица2.E1" office:value-type="string">
            <text:p text:style-name="P5">м</text:p>
          </table:table-cell>
          <table:table-cell table:style-name="Таблица2.E1" table:number-columns-spanned="2" office:value-type="string">
            <text:p text:style-name="P5">БНТ 100 ГОСТ 1839-80</text:p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5">50</text:p>
          </table:table-cell>
          <table:table-cell table:style-name="Таблица2.E1" table:number-columns-spanned="2" office:value-type="string">
            <text:p text:style-name="P5">.№ РОСС RU.AB24.H08255 с 25.04.2017);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9</text:p>
          </table:table-cell>
          <table:table-cell table:style-name="Таблица2.E1" table:number-columns-spanned="3" office:value-type="string">
            <text:p text:style-name="P4">Шнур жгутовый плетенный ф10мм</text:p>
          </table:table-cell>
          <table:covered-table-cell/>
          <table:covered-table-cell/>
          <table:table-cell table:style-name="Таблица2.E1" office:value-type="string">
            <text:p text:style-name="P5">м</text:p>
          </table:table-cell>
          <table:table-cell table:style-name="Таблица2.E1" table:number-columns-spanned="2" office:value-type="string">
            <text:p text:style-name="P5">-</text:p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5">500</text:p>
          </table:table-cell>
          <table:table-cell table:style-name="Таблица2.E1" table:number-columns-spanned="2" office:value-type="string">
            <text:p text:style-name="P5">№ РОСС RU.АГ81.Н12222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10</text:p>
          </table:table-cell>
          <table:table-cell table:style-name="Таблица2.E1" table:number-columns-spanned="3" office:value-type="string">
            <text:p text:style-name="P4">Герметик ВБХ СС</text:p>
          </table:table-cell>
          <table:covered-table-cell/>
          <table:covered-table-cell/>
          <table:table-cell table:style-name="Таблица2.E1" office:value-type="string">
            <text:p text:style-name="P5">кг</text:p>
          </table:table-cell>
          <table:table-cell table:style-name="Таблица2.E1" table:number-columns-spanned="2" office:value-type="string">
            <text:p text:style-name="P5">ОГНЕЗА ГТ-310</text:p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5">18</text:p>
          </table:table-cell>
          <table:table-cell table:style-name="Таблица2.E1" table:number-columns-spanned="2" office:value-type="string">
            <text:p text:style-name="P5">№ C-RU.ПБ05.В.04012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11</text:p>
          </table:table-cell>
          <table:table-cell table:style-name="Таблица2.E1" table:number-columns-spanned="3" office:value-type="string">
            <text:p text:style-name="P4">Труба асбестоцементная ф100мм</text:p>
          </table:table-cell>
          <table:covered-table-cell/>
          <table:covered-table-cell/>
          <table:table-cell table:style-name="Таблица2.E1" office:value-type="string">
            <text:p text:style-name="P5">м</text:p>
          </table:table-cell>
          <table:table-cell table:style-name="Таблица2.E1" table:number-columns-spanned="2" office:value-type="string">
            <text:p text:style-name="P5">БНТ 100 ГОСТ 1839-80</text:p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5">50</text:p>
          </table:table-cell>
          <table:table-cell table:style-name="Таблица2.E1" table:number-columns-spanned="2" office:value-type="string">
            <text:p text:style-name="P5">№ РОСС RU.AB24.H08255 с 25.04.2017)</text:p>
          </table:table-cell>
          <table:covered-table-cell/>
        </table:table-row>
        <text:soft-page-break/>
        <table:table-row table:style-name="Таблица2.1">
          <table:table-cell table:style-name="Таблица2.E1" office:value-type="string">
            <text:p text:style-name="P5">12</text:p>
          </table:table-cell>
          <table:table-cell table:style-name="Таблица2.E1" table:number-columns-spanned="3" office:value-type="string">
            <text:p text:style-name="P39"><text:span text:style-name="T6">Труба стальная водогазопроводная усиленная </text:span><text:span text:style-name="T3">ф</text:span><text:span text:style-name="T6">125мм</text:span></text:p>
          </table:table-cell>
          <table:covered-table-cell/>
          <table:covered-table-cell/>
          <table:table-cell table:style-name="Таблица2.E1" office:value-type="string">
            <text:p text:style-name="P5">м</text:p>
          </table:table-cell>
          <table:table-cell table:style-name="Таблица2.E1" table:number-columns-spanned="2" office:value-type="string">
            <text:p text:style-name="P5">Труба 125х5,5 ГОСТ3262-75</text:p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5">50</text:p>
          </table:table-cell>
          <table:table-cell table:style-name="Таблица2.E1" table:number-columns-spanned="2" office:value-type="string">
            <text:p text:style-name="P40"><text:span text:style-name="T6">№ РОСС </text:span><text:span text:style-name="T8">RU</text:span><text:span text:style-name="T6">.АЮ11.Н00977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13</text:p>
          </table:table-cell>
          <table:table-cell table:style-name="Таблица2.E1" table:number-columns-spanned="3" office:value-type="string">
            <text:p text:style-name="P4">Шнур жгутовый плетенный ф10мм</text:p>
          </table:table-cell>
          <table:covered-table-cell/>
          <table:covered-table-cell/>
          <table:table-cell table:style-name="Таблица2.E1" office:value-type="string">
            <text:p text:style-name="P5">м</text:p>
          </table:table-cell>
          <table:table-cell table:style-name="Таблица2.E1" table:number-columns-spanned="2" office:value-type="string">
            <text:p text:style-name="P5">-</text:p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5">230</text:p>
          </table:table-cell>
          <table:table-cell table:style-name="Таблица2.E1" table:number-columns-spanned="2" office:value-type="string">
            <text:p text:style-name="P5">№ РОСС RU.АГ81.Н12222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14</text:p>
          </table:table-cell>
          <table:table-cell table:style-name="Таблица2.E1" table:number-columns-spanned="3" office:value-type="string">
            <text:p text:style-name="P4">Герметик ВБХ СС</text:p>
          </table:table-cell>
          <table:covered-table-cell/>
          <table:covered-table-cell/>
          <table:table-cell table:style-name="Таблица2.E1" office:value-type="string">
            <text:p text:style-name="P5">кг</text:p>
          </table:table-cell>
          <table:table-cell table:style-name="Таблица2.E1" table:number-columns-spanned="2" office:value-type="string">
            <text:p text:style-name="P5">ОГНЕЗА ГТ-310</text:p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5">18</text:p>
          </table:table-cell>
          <table:table-cell table:style-name="Таблица2.E1" table:number-columns-spanned="2" office:value-type="string">
            <text:p text:style-name="P5">№ C-RU.ПБ05.В.04012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15</text:p>
          </table:table-cell>
          <table:table-cell table:style-name="Таблица2.E1" table:number-columns-spanned="3" office:value-type="string">
            <text:p text:style-name="P4">Труба асбестоцементная ф100мм</text:p>
          </table:table-cell>
          <table:covered-table-cell/>
          <table:covered-table-cell/>
          <table:table-cell table:style-name="Таблица2.E1" office:value-type="string">
            <text:p text:style-name="P5">м</text:p>
          </table:table-cell>
          <table:table-cell table:style-name="Таблица2.E1" table:number-columns-spanned="2" office:value-type="string">
            <text:p text:style-name="P5">БНТ 100 ГОСТ 1839-80</text:p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5">60</text:p>
          </table:table-cell>
          <table:table-cell table:style-name="Таблица2.E1" table:number-columns-spanned="2" office:value-type="string">
            <text:p text:style-name="P5">№ РОСС RU.AB24.H08255 с 25.04.2017)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16</text:p>
          </table:table-cell>
          <table:table-cell table:style-name="Таблица2.E1" table:number-columns-spanned="3" office:value-type="string">
            <text:p text:style-name="P4">Шнур жгутовый плетенный ф10мм</text:p>
          </table:table-cell>
          <table:covered-table-cell/>
          <table:covered-table-cell/>
          <table:table-cell table:style-name="Таблица2.E1" office:value-type="string">
            <text:p text:style-name="P5">м</text:p>
          </table:table-cell>
          <table:table-cell table:style-name="Таблица2.E1" table:number-columns-spanned="2" office:value-type="string">
            <text:p text:style-name="P17">-</text:p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5">500</text:p>
          </table:table-cell>
          <table:table-cell table:style-name="Таблица2.E1" table:number-columns-spanned="2" office:value-type="string">
            <text:p text:style-name="P5">№ РОСС RU.АГ81.Н12222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17</text:p>
          </table:table-cell>
          <table:table-cell table:style-name="Таблица2.E1" table:number-columns-spanned="3" office:value-type="string">
            <text:p text:style-name="P4">Герметик ВБХ СС</text:p>
          </table:table-cell>
          <table:covered-table-cell/>
          <table:covered-table-cell/>
          <table:table-cell table:style-name="Таблица2.E1" office:value-type="string">
            <text:p text:style-name="P5">кг</text:p>
          </table:table-cell>
          <table:table-cell table:style-name="Таблица2.E1" table:number-columns-spanned="2" office:value-type="string">
            <text:p text:style-name="P5">ОГНЕЗА ГТ-310</text:p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5">18</text:p>
          </table:table-cell>
          <table:table-cell table:style-name="Таблица2.E1" table:number-columns-spanned="2" office:value-type="string">
            <text:p text:style-name="P5">№ C-RU.ПБ05.В.04012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35"/>
          </table:table-cell>
          <table:table-cell table:style-name="Таблица2.E1" table:number-columns-spanned="3" office:value-type="string">
            <text:p text:style-name="P39"><text:span text:style-name="T6"><text:s text:c="6"/></text:span><text:span text:style-name="T5">ВНУТРИННЕЕ СЕТИ</text:span></text:p>
          </table:table-cell>
          <table:covered-table-cell/>
          <table:covered-table-cell/>
          <table:table-cell table:style-name="Таблица2.E1" office:value-type="string">
            <text:p text:style-name="P35"/>
          </table:table-cell>
          <table:table-cell table:style-name="Таблица2.E1" table:number-columns-spanned="2" office:value-type="string">
            <text:p text:style-name="P35"/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35"/>
          </table:table-cell>
          <table:table-cell table:style-name="Таблица2.E1" table:number-columns-spanned="2" office:value-type="string">
            <text:p text:style-name="P35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18</text:p>
          </table:table-cell>
          <table:table-cell table:style-name="Таблица2.E1" table:number-columns-spanned="3" office:value-type="string">
            <text:p text:style-name="P4">Наконечник медно-алюминиевый для жил сеч. 35мм</text:p>
          </table:table-cell>
          <table:covered-table-cell/>
          <table:covered-table-cell/>
          <table:table-cell table:style-name="Таблица2.E1" office:value-type="string">
            <text:p text:style-name="P5">шт</text:p>
            <text:p text:style-name="P5"/>
          </table:table-cell>
          <table:table-cell table:style-name="Таблица2.E1" table:number-columns-spanned="2" office:value-type="string">
            <text:p text:style-name="P20">DTL-35</text:p>
          </table:table-cell>
          <table:covered-table-cell/>
          <table:table-cell table:style-name="Таблица2.E1" table:number-columns-spanned="3" office:value-type="string">
            <text:p text:style-name="P40"><text:span text:style-name="T8">IE</text:span><text:span text:style-name="T6">К</text:span></text:p>
            <text:p text:style-name="P5"/>
          </table:table-cell>
          <table:covered-table-cell/>
          <table:covered-table-cell/>
          <table:table-cell table:style-name="Таблица2.E1" office:value-type="string">
            <text:p text:style-name="P5">8</text:p>
          </table:table-cell>
          <table:table-cell table:style-name="Таблица2.E1" table:number-columns-spanned="2" office:value-type="string">
            <text:p text:style-name="P5">Отказное письмо №455-16-1-7 от 27.12.2019г.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19</text:p>
          </table:table-cell>
          <table:table-cell table:style-name="Таблица2.E1" table:number-columns-spanned="3" office:value-type="string">
            <text:p text:style-name="P4">Наконечник медно-алюминиевый для жил сеч. 150мм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20">DTL-150</text:p>
          </table:table-cell>
          <table:covered-table-cell/>
          <table:table-cell table:style-name="Таблица2.E1" table:number-columns-spanned="3" office:value-type="string">
            <text:p text:style-name="P5">IEК</text:p>
          </table:table-cell>
          <table:covered-table-cell/>
          <table:covered-table-cell/>
          <table:table-cell table:style-name="Таблица2.E1" office:value-type="string">
            <text:p text:style-name="P5">32</text:p>
          </table:table-cell>
          <table:table-cell table:style-name="Таблица2.E1" table:number-columns-spanned="2" office:value-type="string">
            <text:p text:style-name="P5">Отказное письмо №454-16-1-7 от 27.12.2019г.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/>
            <text:p text:style-name="P5">20</text:p>
            <text:p text:style-name="P5"/>
          </table:table-cell>
          <table:table-cell table:style-name="Таблица2.E1" table:number-columns-spanned="3" office:value-type="string">
            <text:p text:style-name="P39"><text:span text:style-name="T6">Муфта соединительная термоусаживаемая СТП на напряжение до 1кВ; 4 жилы сечением 35-50мм</text:span><text:span text:style-name="T11">2</text:span>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45">4СТп-1; 83184</text:p>
          </table:table-cell>
          <table:covered-table-cell/>
          <table:table-cell table:style-name="Таблица2.E1" table:number-columns-spanned="3" office:value-type="string">
            <text:p text:style-name="P5">ЭКС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40"><text:span text:style-name="T6">№ </text:span><text:span text:style-name="T8">RA.RU.</text:span><text:span text:style-name="T6">11АК01.Н00555</text:span></text:p>
            <text:p text:style-name="P17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/>
            <text:p text:style-name="P5">21</text:p>
          </table:table-cell>
          <table:table-cell table:style-name="Таблица2.E1" table:number-columns-spanned="3" office:value-type="string">
            <text:p text:style-name="P4">Муфта соединительная термоусаживаемая СТП на напряжение до 1кВ; 4 жилы сечением 150-240мм2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4СТп-1; 14868</text:p>
          </table:table-cell>
          <table:covered-table-cell/>
          <table:table-cell table:style-name="Таблица2.E1" table:number-columns-spanned="3" office:value-type="string">
            <text:p text:style-name="P5">ЭКС</text:p>
          </table:table-cell>
          <table:covered-table-cell/>
          <table:covered-table-cell/>
          <table:table-cell table:style-name="Таблица2.E1" office:value-type="string">
            <text:p text:style-name="P5">4</text:p>
          </table:table-cell>
          <table:table-cell table:style-name="Таблица2.E1" table:number-columns-spanned="2" office:value-type="string">
            <text:p text:style-name="P5">№ RA.RU.11АК01.Н00555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2</text:p>
          </table:table-cell>
          <table:table-cell table:style-name="Таблица2.E1" table:number-columns-spanned="3" office:value-type="string">
            <text:p text:style-name="P39"><text:span text:style-name="T6">Напольный сборный универсальный шкаф серии </text:span><text:span text:style-name="T8">CGE</text:span><text:span text:style-name="T6">, в комплекте:</text:span></text:p>
          </table:table-cell>
          <table:covered-table-cell/>
          <table:covered-table-cell/>
          <table:table-cell table:style-name="Таблица2.E1" office:value-type="string">
            <text:p text:style-name="P35"/>
          </table:table-cell>
          <table:table-cell table:style-name="Таблица2.E1" table:number-columns-spanned="2" office:value-type="string">
            <text:p text:style-name="P28"/>
          </table:table-cell>
          <table:covered-table-cell/>
          <table:table-cell table:style-name="Таблица2.E1" table:number-columns-spanned="3" office:value-type="string">
            <text:p text:style-name="P28"/>
          </table:table-cell>
          <table:covered-table-cell/>
          <table:covered-table-cell/>
          <table:table-cell table:style-name="Таблица2.E1" office:value-type="string">
            <text:p text:style-name="P35"/>
          </table:table-cell>
          <table:table-cell table:style-name="Таблица2.E1" table:number-columns-spanned="2" office:value-type="string">
            <text:p text:style-name="P35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2,1</text:p>
          </table:table-cell>
          <table:table-cell table:style-name="Таблица2.E1" table:number-columns-spanned="3" office:value-type="string">
            <text:p text:style-name="P4">-Комплект дно и крыша, глубина 600мм, ширина 800мм</text:p>
          </table:table-cell>
          <table:covered-table-cell/>
          <table:covered-table-cell/>
          <table:table-cell table:style-name="Таблица2.E1" office:value-type="string">
            <text:p text:style-name="P5">компл.</text:p>
          </table:table-cell>
          <table:table-cell table:style-name="Таблица2.E1" table:number-columns-spanned="2" office:value-type="string">
            <text:p text:style-name="P40"><text:span text:style-name="T8">R5</text:span><text:span text:style-name="T6">КТВ88</text:span></text:p>
          </table:table-cell>
          <table:covered-table-cell/>
          <table:table-cell table:style-name="Таблица2.E1" table:number-columns-spanned="3" office:value-type="string">
            <text:p text:style-name="P5">DKS</text:p>
          </table:table-cell>
          <table:covered-table-cell/>
          <table:covered-table-cell/>
          <table:table-cell table:style-name="Таблица2.E1" office:value-type="string">
            <text:p text:style-name="P20">6</text:p>
          </table:table-cell>
          <table:table-cell table:style-name="Таблица2.E1" table:number-columns-spanned="2" office:value-type="string">
            <text:p text:style-name="P40"><text:span text:style-name="T6">№ РОСС </text:span><text:span text:style-name="T8">IT</text:span><text:span text:style-name="T6">.</text:span><text:span text:style-name="T8">Me</text:span><text:span text:style-name="T6">04.С00029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2,2</text:p>
          </table:table-cell>
          <table:table-cell table:style-name="Таблица2.E1" table:number-columns-spanned="3" office:value-type="string">
            <text:p text:style-name="P4">-Комплект вертикальных стоек, высота 2000мм</text:p>
          </table:table-cell>
          <table:covered-table-cell/>
          <table:covered-table-cell/>
          <table:table-cell table:style-name="Таблица2.E1" office:value-type="string">
            <text:p text:style-name="P5">компл.</text:p>
          </table:table-cell>
          <table:table-cell table:style-name="Таблица2.E1" table:number-columns-spanned="2" office:value-type="string">
            <text:p text:style-name="P40"><text:span text:style-name="T6">R5К</text:span><text:span text:style-name="T8">MN20</text:span></text:p>
          </table:table-cell>
          <table:covered-table-cell/>
          <table:table-cell table:style-name="Таблица2.E1" table:number-columns-spanned="3" office:value-type="string">
            <text:p text:style-name="P5">DKS</text:p>
          </table:table-cell>
          <table:covered-table-cell/>
          <table:covered-table-cell/>
          <table:table-cell table:style-name="Таблица2.E1" office:value-type="string">
            <text:p text:style-name="P20"/>
            <text:p text:style-name="P20">6</text:p>
          </table:table-cell>
          <table:table-cell table:style-name="Таблица2.E1" table:number-columns-spanned="2" office:value-type="string">
            <text:p text:style-name="P5">№ РОСС IT.Me04.С00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2,3</text:p>
          </table:table-cell>
          <table:table-cell table:style-name="Таблица2.E1" table:number-columns-spanned="3" office:value-type="string">
            <text:p text:style-name="P4">-Дверь сплошная, ширина 800мм, высота 2000мм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компл.</text:p>
          </table:table-cell>
          <table:table-cell table:style-name="Таблица2.E1" table:number-columns-spanned="2" office:value-type="string">
            <text:p text:style-name="P20"/>
            <text:p text:style-name="P20">R5CPE2080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>DKS</text:p>
          </table:table-cell>
          <table:covered-table-cell/>
          <table:covered-table-cell/>
          <table:table-cell table:style-name="Таблица2.E1" office:value-type="string">
            <text:p text:style-name="P20"/>
            <text:p text:style-name="P20">6</text:p>
          </table:table-cell>
          <table:table-cell table:style-name="Таблица2.E1" table:number-columns-spanned="2" office:value-type="string">
            <text:p text:style-name="P5">СС № РОСС IT.Me04.С00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2,4</text:p>
          </table:table-cell>
          <table:table-cell table:style-name="Таблица2.E1" table:number-columns-spanned="3" office:value-type="string">
            <text:p text:style-name="P39"><text:span text:style-name="T6">-Петли для угла открывания 180</text:span><text:span text:style-name="T11">0</text:span></text:p>
          </table:table-cell>
          <table:covered-table-cell/>
          <table:covered-table-cell/>
          <table:table-cell table:style-name="Таблица2.E1" office:value-type="string">
            <text:p text:style-name="P5">компл.</text:p>
          </table:table-cell>
          <table:table-cell table:style-name="Таблица2.E1" table:number-columns-spanned="2" office:value-type="string">
            <text:p text:style-name="P20">R5CE248</text:p>
          </table:table-cell>
          <table:covered-table-cell/>
          <table:table-cell table:style-name="Таблица2.E1" table:number-columns-spanned="3" office:value-type="string">
            <text:p text:style-name="P5">DKS</text:p>
          </table:table-cell>
          <table:covered-table-cell/>
          <table:covered-table-cell/>
          <table:table-cell table:style-name="Таблица2.E1" office:value-type="string">
            <text:p text:style-name="P20">6</text:p>
          </table:table-cell>
          <table:table-cell table:style-name="Таблица2.E1" table:number-columns-spanned="2" office:value-type="string">
            <text:p text:style-name="P5">№ РОСС IT.Me04.С00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2,5</text:p>
          </table:table-cell>
          <table:table-cell table:style-name="Таблица2.E1" table:number-columns-spanned="3" office:value-type="string">
            <text:p text:style-name="P4">-Боковая панель; глубина 600мм, высота 2000мм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компл.</text:p>
          </table:table-cell>
          <table:table-cell table:style-name="Таблица2.E1" table:number-columns-spanned="2" office:value-type="string">
            <text:p text:style-name="P20"/>
            <text:p text:style-name="P20">R5LE2062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>DKS</text:p>
          </table:table-cell>
          <table:covered-table-cell/>
          <table:covered-table-cell/>
          <table:table-cell table:style-name="Таблица2.E1" office:value-type="string">
            <text:p text:style-name="P20"/>
            <text:p text:style-name="P20">6</text:p>
          </table:table-cell>
          <table:table-cell table:style-name="Таблица2.E1" table:number-columns-spanned="2" office:value-type="string">
            <text:p text:style-name="P5">СС № РОСС IT.Me04.С00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2,6</text:p>
          </table:table-cell>
          <table:table-cell table:style-name="Таблица2.E1" table:number-columns-spanned="3" office:value-type="string">
            <text:p text:style-name="P39"><text:span text:style-name="T6">-</text:span><text:span text:style-name="T1"> </text:span><text:span text:style-name="T6">Боковая панель; глубина 600мм, высота 2000мм</text:span>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компл.</text:p>
          </table:table-cell>
          <table:table-cell table:style-name="Таблица2.E1" table:number-columns-spanned="2" office:value-type="string">
            <text:p text:style-name="P20"/>
            <text:p text:style-name="P20">R5PCE2060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>DKS</text:p>
          </table:table-cell>
          <table:covered-table-cell/>
          <table:covered-table-cell/>
          <table:table-cell table:style-name="Таблица2.E1" office:value-type="string">
            <text:p text:style-name="P20"/>
            <text:p text:style-name="P20">6</text:p>
          </table:table-cell>
          <table:table-cell table:style-name="Таблица2.E1" table:number-columns-spanned="2" office:value-type="string">
            <text:p text:style-name="P5">№ РОСС IT.Me04.С00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2,7</text:p>
          </table:table-cell>
          <table:table-cell table:style-name="Таблица2.E1" table:number-columns-spanned="3" office:value-type="string">
            <text:p text:style-name="P4">-Усиливающий профиль для монтажной платы; ширина 800мм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компл.</text:p>
          </table:table-cell>
          <table:table-cell table:style-name="Таблица2.E1" table:number-columns-spanned="2" office:value-type="string">
            <text:p text:style-name="P20"/>
            <text:p text:style-name="P20">R5RPC80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>DKS</text:p>
          </table:table-cell>
          <table:covered-table-cell/>
          <table:covered-table-cell/>
          <table:table-cell table:style-name="Таблица2.E1" office:value-type="string">
            <text:p text:style-name="P20"/>
            <text:p text:style-name="P20">6</text:p>
          </table:table-cell>
          <table:table-cell table:style-name="Таблица2.E1" table:number-columns-spanned="2" office:value-type="string">
            <text:p text:style-name="P5">СС № РОСС IT.Me04.С00029</text:p>
          </table:table-cell>
          <table:covered-table-cell/>
        </table:table-row>
        <table:table-row table:style-name="Таблица2.33">
          <table:table-cell table:style-name="Таблица2.E1" office:value-type="string">
            <text:p text:style-name="P5">22,8</text:p>
          </table:table-cell>
          <table:table-cell table:style-name="Таблица2.E1" table:number-columns-spanned="3" office:value-type="string">
            <text:p text:style-name="P4">-Цоколь; ширина 800мм, глубина 600мм, высота <text:s/>100мм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компл.</text:p>
          </table:table-cell>
          <table:table-cell table:style-name="Таблица2.E1" table:number-columns-spanned="2" office:value-type="string">
            <text:p text:style-name="P20"/>
            <text:p text:style-name="P20">R5ZE861</text:p>
          </table:table-cell>
          <table:covered-table-cell/>
          <table:table-cell table:style-name="Таблица2.E1" table:number-columns-spanned="3" office:value-type="string">
            <text:p text:style-name="P17"/>
            <text:p text:style-name="P5">DKS</text:p>
          </table:table-cell>
          <table:covered-table-cell/>
          <table:covered-table-cell/>
          <table:table-cell table:style-name="Таблица2.E1" office:value-type="string">
            <text:p text:style-name="P20"/>
            <text:p text:style-name="P20">6</text:p>
            <text:p text:style-name="P20"/>
          </table:table-cell>
          <table:table-cell table:style-name="Таблица2.E1" table:number-columns-spanned="2" office:value-type="string">
            <text:p text:style-name="P5">№ РОСС IT.Me04.С00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2,9</text:p>
          </table:table-cell>
          <table:table-cell table:style-name="Таблица2.E1" table:number-columns-spanned="3" office:value-type="string">
            <text:p text:style-name="P4">-Цоколь углового шкафа; ширина 600мм,глубина 600мм, высота 100мм</text:p>
          </table:table-cell>
          <table:covered-table-cell/>
          <table:covered-table-cell/>
          <table:table-cell table:style-name="Таблица2.E1" office:value-type="string">
            <text:p text:style-name="P5">компл.</text:p>
          </table:table-cell>
          <table:table-cell table:style-name="Таблица2.E1" table:number-columns-spanned="2" office:value-type="string">
            <text:p text:style-name="P20">R5ZEA661</text:p>
          </table:table-cell>
          <table:covered-table-cell/>
          <table:table-cell table:style-name="Таблица2.E1" table:number-columns-spanned="3" office:value-type="string">
            <text:p text:style-name="P5">DKS</text:p>
          </table:table-cell>
          <table:covered-table-cell/>
          <table:covered-table-cell/>
          <table:table-cell table:style-name="Таблица2.E1" office:value-type="string">
            <text:p text:style-name="P20">1</text:p>
          </table:table-cell>
          <table:table-cell table:style-name="Таблица2.E1" table:number-columns-spanned="2" office:value-type="string">
            <text:p text:style-name="P5">№ РОСС IT.Me04.С00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2,10</text:p>
          </table:table-cell>
          <table:table-cell table:style-name="Таблица2.E1" table:number-columns-spanned="3" office:value-type="string">
            <text:p text:style-name="P4">-Фиксаторы цоколя к полу</text:p>
          </table:table-cell>
          <table:covered-table-cell/>
          <table:covered-table-cell/>
          <table:table-cell table:style-name="Таблица2.E1" office:value-type="string">
            <text:p text:style-name="P5">компл.</text:p>
          </table:table-cell>
          <table:table-cell table:style-name="Таблица2.E1" table:number-columns-spanned="2" office:value-type="string">
            <text:p text:style-name="P20">R5KFP01</text:p>
          </table:table-cell>
          <table:covered-table-cell/>
          <table:table-cell table:style-name="Таблица2.E1" table:number-columns-spanned="3" office:value-type="string">
            <text:p text:style-name="P5">DKS</text:p>
          </table:table-cell>
          <table:covered-table-cell/>
          <table:covered-table-cell/>
          <table:table-cell table:style-name="Таблица2.E1" office:value-type="string">
            <text:p text:style-name="P20">7</text:p>
          </table:table-cell>
          <table:table-cell table:style-name="Таблица2.E1" table:number-columns-spanned="2" office:value-type="string">
            <text:p text:style-name="P5">№ РОСС IT.Me04.С00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2,11</text:p>
          </table:table-cell>
          <table:table-cell table:style-name="Таблица2.E1" table:number-columns-spanned="3" office:value-type="string">
            <text:p text:style-name="P4">-Угловой шкаф; ширина 600мм, глубина 600мм, высота 2000мм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компл.</text:p>
          </table:table-cell>
          <table:table-cell table:style-name="Таблица2.E1" table:number-columns-spanned="2" office:value-type="string">
            <text:p text:style-name="P20"/>
            <text:p text:style-name="P20">R5CGEA2066</text:p>
          </table:table-cell>
          <table:covered-table-cell/>
          <table:table-cell table:style-name="Таблица2.E1" table:number-columns-spanned="3" office:value-type="string">
            <text:p text:style-name="P20"/>
            <text:p text:style-name="P20">DKS</text:p>
          </table:table-cell>
          <table:covered-table-cell/>
          <table:covered-table-cell/>
          <table:table-cell table:style-name="Таблица2.E1" office:value-type="string">
            <text:p text:style-name="P20"/>
            <text:p text:style-name="P20">1</text:p>
          </table:table-cell>
          <table:table-cell table:style-name="Таблица2.E1" table:number-columns-spanned="2" office:value-type="string">
            <text:p text:style-name="P5">№ РОСС IT.Me04.С00029</text:p>
          </table:table-cell>
          <table:covered-table-cell/>
        </table:table-row>
        <text:soft-page-break/>
        <table:table-row table:style-name="Таблица2.1">
          <table:table-cell table:style-name="Таблица2.E1" office:value-type="string">
            <text:p text:style-name="P5">22,12</text:p>
          </table:table-cell>
          <table:table-cell table:style-name="Таблица2.E1" table:number-columns-spanned="3" office:value-type="string">
            <text:p text:style-name="P4">-Комплект для объединения шкафов</text:p>
          </table:table-cell>
          <table:covered-table-cell/>
          <table:covered-table-cell/>
          <table:table-cell table:style-name="Таблица2.E1" office:value-type="string">
            <text:p text:style-name="P5">компл.</text:p>
          </table:table-cell>
          <table:table-cell table:style-name="Таблица2.E1" table:number-columns-spanned="2" office:value-type="string">
            <text:p text:style-name="P20">R5KE65</text:p>
          </table:table-cell>
          <table:covered-table-cell/>
          <table:table-cell table:style-name="Таблица2.E1" table:number-columns-spanned="3" office:value-type="string">
            <text:p text:style-name="P5">DKS</text:p>
          </table:table-cell>
          <table:covered-table-cell/>
          <table:covered-table-cell/>
          <table:table-cell table:style-name="Таблица2.E1" office:value-type="string">
            <text:p text:style-name="P20">6</text:p>
          </table:table-cell>
          <table:table-cell table:style-name="Таблица2.E1" table:number-columns-spanned="2" office:value-type="string">
            <text:p text:style-name="P5">№ РОСС IT.Me04.С00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2,13</text:p>
          </table:table-cell>
          <table:table-cell table:style-name="Таблица2.E1" table:number-columns-spanned="3" office:value-type="string">
            <text:p text:style-name="P4">-Усиленный соединитель угловой</text:p>
          </table:table-cell>
          <table:covered-table-cell/>
          <table:covered-table-cell/>
          <table:table-cell table:style-name="Таблица2.E1" office:value-type="string">
            <text:p text:style-name="P5">компл.</text:p>
          </table:table-cell>
          <table:table-cell table:style-name="Таблица2.E1" table:number-columns-spanned="2" office:value-type="string">
            <text:p text:style-name="P20">R5KSRE65</text:p>
          </table:table-cell>
          <table:covered-table-cell/>
          <table:table-cell table:style-name="Таблица2.E1" table:number-columns-spanned="3" office:value-type="string">
            <text:p text:style-name="P5">DKS</text:p>
          </table:table-cell>
          <table:covered-table-cell/>
          <table:covered-table-cell/>
          <table:table-cell table:style-name="Таблица2.E1" office:value-type="string">
            <text:p text:style-name="P20">6</text:p>
          </table:table-cell>
          <table:table-cell table:style-name="Таблица2.E1" table:number-columns-spanned="2" office:value-type="string">
            <text:p text:style-name="P5">№ РОСС IT.Me04.С00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2,14</text:p>
          </table:table-cell>
          <table:table-cell table:style-name="Таблица2.E1" table:number-columns-spanned="3" office:value-type="string">
            <text:p text:style-name="P4">-Усиленный соединитель прямой</text:p>
          </table:table-cell>
          <table:covered-table-cell/>
          <table:covered-table-cell/>
          <table:table-cell table:style-name="Таблица2.E1" office:value-type="string">
            <text:p text:style-name="P5">компл.</text:p>
          </table:table-cell>
          <table:table-cell table:style-name="Таблица2.E1" table:number-columns-spanned="2" office:value-type="string">
            <text:p text:style-name="P22">R5KRE65</text:p>
          </table:table-cell>
          <table:covered-table-cell/>
          <table:table-cell table:style-name="Таблица2.E1" table:number-columns-spanned="3" office:value-type="string">
            <text:p text:style-name="P5">DKS</text:p>
          </table:table-cell>
          <table:covered-table-cell/>
          <table:covered-table-cell/>
          <table:table-cell table:style-name="Таблица2.E1" office:value-type="string">
            <text:p text:style-name="P20">6</text:p>
          </table:table-cell>
          <table:table-cell table:style-name="Таблица2.E1" table:number-columns-spanned="2" office:value-type="string">
            <text:p text:style-name="P5">№ РОСС IT.Me04.С00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3</text:p>
          </table:table-cell>
          <table:table-cell table:style-name="Таблица2.E1" table:number-columns-spanned="3" office:value-type="string">
            <text:p text:style-name="P39"><text:span text:style-name="T8">DIN</text:span><text:span text:style-name="T6">-рейка 600мм</text:span>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20">YDN10-0060</text:p>
          </table:table-cell>
          <table:covered-table-cell/>
          <table:table-cell table:style-name="Таблица2.E1" table:number-columns-spanned="3" office:value-type="string">
            <text:p text:style-name="P5">IEК</text:p>
          </table:table-cell>
          <table:covered-table-cell/>
          <table:covered-table-cell/>
          <table:table-cell table:style-name="Таблица2.E1" office:value-type="string">
            <text:p text:style-name="P20">5</text:p>
          </table:table-cell>
          <table:table-cell table:style-name="Таблица2.E1" table:number-columns-spanned="2" office:value-type="string">
            <text:p text:style-name="P40"><text:span text:style-name="T6">№ РОСС </text:span><text:span text:style-name="T8">DE</text:span><text:span text:style-name="T6">.НА34.Н00398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4</text:p>
          </table:table-cell>
          <table:table-cell table:style-name="Таблица2.E1" table:number-columns-spanned="3" office:value-type="string">
            <text:p text:style-name="P39"><text:span text:style-name="T6">Шина медная электротехническая 30х4мм; </text:span><text:span text:style-name="T8">S</text:span><text:span text:style-name="T6">=120мм</text:span><text:span text:style-name="T11">2</text:span>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м</text:p>
          </table:table-cell>
          <table:table-cell table:style-name="Таблица2.E1" table:number-columns-spanned="2" office:value-type="string">
            <text:p text:style-name="P5"/>
            <text:p text:style-name="P5">SM76; YIS11-76-25</text:p>
          </table:table-cell>
          <table:covered-table-cell/>
          <table:table-cell table:style-name="Таблица2.E1" table:number-columns-spanned="3" office:value-type="string">
            <text:p text:style-name="P17"/>
            <text:p text:style-name="P17">IEК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20</text:p>
          </table:table-cell>
          <table:table-cell table:style-name="Таблица2.E1" table:number-columns-spanned="2" office:value-type="string">
            <text:p text:style-name="P40"><text:span text:style-name="T6">№ РОСС </text:span><text:span text:style-name="T8">RU</text:span><text:span text:style-name="T6">.НА34.Н05436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5</text:p>
          </table:table-cell>
          <table:table-cell table:style-name="Таблица2.E1" table:number-columns-spanned="3" office:value-type="string">
            <text:p text:style-name="P4">Шина медная электротехническая 20х3мм; S=60мм2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м</text:p>
          </table:table-cell>
          <table:table-cell table:style-name="Таблица2.E1" table:number-columns-spanned="2" office:value-type="string">
            <text:p text:style-name="P17"/>
            <text:p text:style-name="P17">-</text:p>
          </table:table-cell>
          <table:covered-table-cell/>
          <table:table-cell table:style-name="Таблица2.E1" table:number-columns-spanned="3" office:value-type="string">
            <text:p text:style-name="P17"/>
            <text:p text:style-name="P17">-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4</text:p>
          </table:table-cell>
          <table:table-cell table:style-name="Таблица2.E1" table:number-columns-spanned="2" office:value-type="string">
            <text:p text:style-name="P5">№ РОСС RU.НА34.Н05436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6</text:p>
          </table:table-cell>
          <table:table-cell table:style-name="Таблица2.E1" table:number-columns-spanned="3" office:value-type="string">
            <text:p text:style-name="P4">Изолятор шинный высотой 76мм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17">-</text:p>
          </table:table-cell>
          <table:covered-table-cell/>
          <table:table-cell table:style-name="Таблица2.E1" table:number-columns-spanned="3" office:value-type="string">
            <text:p text:style-name="P17">-</text:p>
          </table:table-cell>
          <table:covered-table-cell/>
          <table:covered-table-cell/>
          <table:table-cell table:style-name="Таблица2.E1" office:value-type="string">
            <text:p text:style-name="P5">40</text:p>
          </table:table-cell>
          <table:table-cell table:style-name="Таблица2.E1" table:number-columns-spanned="2" office:value-type="string">
            <text:p text:style-name="P5">Отказное письмо №454-16-1-7 от 27.12.20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7</text:p>
          </table:table-cell>
          <table:table-cell table:style-name="Таблица2.E1" table:number-columns-spanned="3" office:value-type="string">
            <text:p text:style-name="P4">Болт шестигранный М10х20 с полной резьбой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17"/>
            <text:p text:style-name="P17">-</text:p>
          </table:table-cell>
          <table:covered-table-cell/>
          <table:table-cell table:style-name="Таблица2.E1" table:number-columns-spanned="3" office:value-type="string">
            <text:p text:style-name="P17"/>
            <text:p text:style-name="P17">-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250</text:p>
          </table:table-cell>
          <table:table-cell table:style-name="Таблица2.E1" table:number-columns-spanned="2" office:value-type="string">
            <text:p text:style-name="P40"><text:span text:style-name="T6">№РОСС С</text:span><text:span text:style-name="T8">N</text:span><text:span text:style-name="T6">.АГ81.08180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8</text:p>
          </table:table-cell>
          <table:table-cell table:style-name="Таблица2.E1" table:number-columns-spanned="3" office:value-type="string">
            <text:p text:style-name="P4">Гайка шестигранная М10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17">-</text:p>
          </table:table-cell>
          <table:covered-table-cell/>
          <table:table-cell table:style-name="Таблица2.E1" table:number-columns-spanned="3" office:value-type="string">
            <text:p text:style-name="P17">-</text:p>
          </table:table-cell>
          <table:covered-table-cell/>
          <table:covered-table-cell/>
          <table:table-cell table:style-name="Таблица2.E1" office:value-type="string">
            <text:p text:style-name="P5">170</text:p>
          </table:table-cell>
          <table:table-cell table:style-name="Таблица2.E1" table:number-columns-spanned="2" office:value-type="string">
            <text:p text:style-name="P5">№РОСС СN.АГ81.08180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29</text:p>
          </table:table-cell>
          <table:table-cell table:style-name="Таблица2.E1" table:number-columns-spanned="3" office:value-type="string">
            <text:p text:style-name="P4">Шайба кузовная 10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17">-</text:p>
          </table:table-cell>
          <table:covered-table-cell/>
          <table:table-cell table:style-name="Таблица2.E1" table:number-columns-spanned="3" office:value-type="string">
            <text:p text:style-name="P17">-</text:p>
          </table:table-cell>
          <table:covered-table-cell/>
          <table:covered-table-cell/>
          <table:table-cell table:style-name="Таблица2.E1" office:value-type="string">
            <text:p text:style-name="P5">250</text:p>
          </table:table-cell>
          <table:table-cell table:style-name="Таблица2.E1" table:number-columns-spanned="2" office:value-type="string">
            <text:p text:style-name="P5">№РОСС СN.АГ81.08180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30</text:p>
          </table:table-cell>
          <table:table-cell table:style-name="Таблица2.E1" table:number-columns-spanned="3" office:value-type="string">
            <text:p text:style-name="P4">Шайба гровер10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17">-</text:p>
          </table:table-cell>
          <table:covered-table-cell/>
          <table:table-cell table:style-name="Таблица2.E1" table:number-columns-spanned="3" office:value-type="string">
            <text:p text:style-name="P17">-</text:p>
          </table:table-cell>
          <table:covered-table-cell/>
          <table:covered-table-cell/>
          <table:table-cell table:style-name="Таблица2.E1" office:value-type="string">
            <text:p text:style-name="P5">250</text:p>
          </table:table-cell>
          <table:table-cell table:style-name="Таблица2.E1" table:number-columns-spanned="2" office:value-type="string">
            <text:p text:style-name="P5">№РОСС СN.АГ81.08180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31</text:p>
          </table:table-cell>
          <table:table-cell table:style-name="Таблица2.E1" table:number-columns-spanned="3" office:value-type="string">
            <text:p text:style-name="P4">Трансформатор тока 400/5А; 10А; класс <text:s/>точности 0,5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40"><text:span text:style-name="T6">ТТИ-А400/5 10ВА 0,5; </text:span><text:span text:style-name="T8">I</text:span><text:span text:style-name="T6">ТТ10-2-10-0400</text:span>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>IEК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6</text:p>
          </table:table-cell>
          <table:table-cell table:style-name="Таблица2.E1" table:number-columns-spanned="2" office:value-type="string">
            <text:p text:style-name="P5">Сертификат №14126 от 19.05.201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32</text:p>
          </table:table-cell>
          <table:table-cell table:style-name="Таблица2.E1" table:number-columns-spanned="3" office:value-type="string">
            <text:p text:style-name="P39"><text:span text:style-name="T6">Выключатель автоматический серии ВА88 с электронным расцепителем МР 211; </text:span><text:span text:style-name="T8">I</text:span><text:span text:style-name="T6">н=400А; </text:span><text:span text:style-name="T8">Ics</text:span><text:span text:style-name="T6">=35кА; </text:span><text:span text:style-name="T8">I</text:span><text:span text:style-name="T6">с</text:span><text:span text:style-name="T8">u</text:span><text:span text:style-name="T6">=35кА; кол-во полюсов -3</text:span>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/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5"/>
            <text:p text:style-name="P5"/>
            <text:p text:style-name="P40"><text:span text:style-name="T6">ВА88-37 3Р 250А 35кА; </text:span><text:span text:style-name="T8">SV</text:span><text:span text:style-name="T6">А41-3-0400</text:span>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/>
            <text:p text:style-name="P5"/>
            <text:p text:style-name="P5">IEК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/>
            <text:p text:style-name="P5"/>
            <text:p text:style-name="P5">2</text:p>
          </table:table-cell>
          <table:table-cell table:style-name="Таблица2.E1" table:number-columns-spanned="2" office:value-type="string">
            <text:p text:style-name="P40"><text:span text:style-name="T6">№ТС </text:span><text:span text:style-name="T8">RU</text:span><text:span text:style-name="T6"> </text:span><text:span text:style-name="T8">C</text:span><text:span text:style-name="T6">-</text:span><text:span text:style-name="T8">CN</text:span><text:span text:style-name="T6">.</text:span><text:span text:style-name="T8">C</text:span><text:span text:style-name="T6">П28.В.1092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/>
            <text:p text:style-name="P5"/>
            <text:p text:style-name="P5">33</text:p>
          </table:table-cell>
          <table:table-cell table:style-name="Таблица2.E1" table:number-columns-spanned="3" office:value-type="string">
            <text:p text:style-name="P39"><text:span text:style-name="T6">Счетчик электронный активной и реактивной электрической энергии; класс точности (А/</text:span><text:span text:style-name="T8">R</text:span><text:span text:style-name="T6">) 0,5/1; номинальный/максимальный ток5/7,5; частота сети 50Гц потр. мощность 7,5ВА</text:span></text:p>
          </table:table-cell>
          <table:covered-table-cell/>
          <table:covered-table-cell/>
          <table:table-cell table:style-name="Таблица2.E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5">шт</text:p>
          </table:table-cell>
          <table:table-cell table:style-name="Таблица2.E1" table:number-columns-spanned="2" office:value-type="string">
            <text:p text:style-name="P17"/>
            <text:p text:style-name="P17"/>
            <text:p text:style-name="P17"/>
            <text:p text:style-name="P17"/>
            <text:p text:style-name="P40"><text:span text:style-name="T6">Меркурий 230 </text:span><text:span text:style-name="T8">ART</text:span><text:span text:style-name="T6">-03</text:span>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/>
            <text:p text:style-name="P5"/>
            <text:p text:style-name="P5">Инкотэкс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2</text:p>
          </table:table-cell>
          <table:table-cell table:style-name="Таблица2.E1" table:number-columns-spanned="2" office:value-type="string">
            <text:p text:style-name="P5"/>
            <text:p text:style-name="P5"/>
            <text:p text:style-name="P5"/>
            <text:p text:style-name="P5"/>
            <text:p text:style-name="P5">№ 02.6855; 0000201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34</text:p>
          </table:table-cell>
          <table:table-cell table:style-name="Таблица2.E1" table:number-columns-spanned="3" office:value-type="string">
            <text:p text:style-name="P4">Блок управления асинхронным двигателем с короткозамкнутым ротором, нереверсивным, для питания цепей управления фазным напряжением, исполнение по напряжению силовой цепи 380В, 50Гц исполнение по напряжению цепей управления 220В, 50Гц в комплекте;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/>
            <text:p text:style-name="P5">шт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Таблица2.E1" table:number-columns-spanned="2" office:value-type="string">
            <text:p text:style-name="P5"/>
            <text:p text:style-name="P5"/>
            <text:p text:style-name="P5">Б5130-2674УХЛ4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/>
            <text:p text:style-name="P5">ЧЗЭО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/>
            <text:p text:style-name="P5">1</text:p>
            <text:p text:style-name="P5"/>
          </table:table-cell>
          <table:table-cell table:style-name="Таблица2.E1" table:number-columns-spanned="2" office:value-type="string">
            <text:p text:style-name="P17"/>
            <text:p text:style-name="P10"/>
            <text:p text:style-name="P10">№ ТС RU C-RU.АЛ16.В.16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35</text:p>
          </table:table-cell>
          <table:table-cell table:style-name="Таблица2.E1" table:number-columns-spanned="3" office:value-type="string">
            <text:p text:style-name="P39"><text:span text:style-name="T6"><text:s/>-Автоматический выключатель серии ВА47; Количество полюсов -3; Uн=400В, 50Гц <text:s/>Iн=6А; Характеристика - </text:span><text:span text:style-name="T8">D</text:span></text:p>
            <text:p text:style-name="P4"/>
          </table:table-cell>
          <table:covered-table-cell/>
          <table:covered-table-cell/>
          <table:table-cell table:style-name="Таблица2.E1" office:value-type="string">
            <text:p text:style-name="P5">шт</text:p>
            <text:p text:style-name="P5"/>
          </table:table-cell>
          <table:table-cell table:style-name="Таблица2.E1" table:number-columns-spanned="2" office:value-type="string">
            <text:p text:style-name="P40"><text:span text:style-name="T6">ВА47-29/3Р/</text:span><text:span text:style-name="T8">D</text:span><text:span text:style-name="T6">6; </text:span><text:span text:style-name="T8">MVA</text:span><text:span text:style-name="T6">20-3-006-</text:span><text:span text:style-name="T8">D</text:span>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20">IEK</text:p>
            <text:p text:style-name="P5"/>
          </table:table-cell>
          <table:covered-table-cell/>
          <table:covered-table-cell/>
          <table:table-cell table:style-name="Таблица2.E1" office:value-type="string">
            <text:p text:style-name="P5">1</text:p>
            <text:p text:style-name="P5"/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36</text:p>
          </table:table-cell>
          <table:table-cell table:style-name="Таблица2.E1" table:number-columns-spanned="3" office:value-type="string">
            <text:p text:style-name="P39"><text:span text:style-name="T1">-Автоматический выключатель серии ВА47; Количество полюсов -1; Uн=400В, 50Гц <text:s/>Iн=6А; Характеристика – </text:span><text:span text:style-name="T7">B</text:span></text:p>
            <text:p text:style-name="P4"/>
          </table:table-cell>
          <table:covered-table-cell/>
          <table:covered-table-cell/>
          <table:table-cell table:style-name="Таблица2.E1" office:value-type="string">
            <text:p text:style-name="P5">шт</text:p>
            <text:p text:style-name="P5"/>
          </table:table-cell>
          <table:table-cell table:style-name="Таблица2.E1" table:number-columns-spanned="2" office:value-type="string">
            <text:p text:style-name="P40"><text:span text:style-name="T1">ВА47-29/1Р/В6; </text:span><text:span text:style-name="T7">MVA</text:span><text:span text:style-name="T1">20-1-006-В</text:span>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5"/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5"/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37</text:p>
          </table:table-cell>
          <table:table-cell table:style-name="Таблица2.E1" table:number-columns-spanned="3" office:value-type="string">
            <text:p text:style-name="P39"><text:span text:style-name="T1">-Контактор малогабаритный серии КМИ; </text:span><text:span text:style-name="T7">U</text:span><text:span text:style-name="T1">н=400В, 50гц; </text:span><text:span text:style-name="T7">I</text:span><text:span text:style-name="T1">н=12А; </text:span><text:span text:style-name="T7">U</text:span><text:span text:style-name="T1">н катушки управления – 230В; Доп. контакт-1з</text:span></text:p>
            <text:p text:style-name="P9"/>
          </table:table-cell>
          <table:covered-table-cell/>
          <table:covered-table-cell/>
          <table:table-cell table:style-name="Таблица2.E1" office:value-type="string">
            <text:p text:style-name="P5">шт</text:p>
            <text:p text:style-name="P5"/>
          </table:table-cell>
          <table:table-cell table:style-name="Таблица2.E1" table:number-columns-spanned="2" office:value-type="string">
            <text:p text:style-name="P10">КМИ1210 12А 230В/АС-3 1НО ИЭК;</text:p>
            <text:p text:style-name="P10">ККМ11-012-230-10</text:p>
            <text:p text:style-name="P10"/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10"/>
          </table:table-cell>
          <table:table-cell table:style-name="Таблица2.E1" table:number-columns-spanned="2" office:value-type="string">
            <text:p text:style-name="P40"><text:span text:style-name="T6">№ ЕАЭС </text:span><text:span text:style-name="T8">RU</text:span><text:span text:style-name="T6"> </text:span><text:span text:style-name="T8">C</text:span><text:span text:style-name="T6">-</text:span><text:span text:style-name="T8">CN</text:span><text:span text:style-name="T6">.МЮ62.В.00646/19</text:span></text:p>
          </table:table-cell>
          <table:covered-table-cell/>
        </table:table-row>
        <text:soft-page-break/>
        <table:table-row table:style-name="Таблица2.1">
          <table:table-cell table:style-name="Таблица2.E1" office:value-type="string">
            <text:p text:style-name="P5">38</text:p>
          </table:table-cell>
          <table:table-cell table:style-name="Таблица2.E1" table:number-columns-spanned="3" office:value-type="string">
            <text:p text:style-name="P9">-Приставка контактная серии ПКИ; Доп.контакты 2р+2з</text:p>
            <text:p text:style-name="P9"/>
          </table:table-cell>
          <table:covered-table-cell/>
          <table:covered-table-cell/>
          <table:table-cell table:style-name="Таблица2.E1" office:value-type="string">
            <text:p text:style-name="P5">шт</text:p>
            <text:p text:style-name="P5"/>
          </table:table-cell>
          <table:table-cell table:style-name="Таблица2.E1" table:number-columns-spanned="2" office:value-type="string">
            <text:p text:style-name="P10">ПКИ-22; КРК10-22</text:p>
            <text:p text:style-name="P10"/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10"/>
          </table:table-cell>
          <table:table-cell table:style-name="Таблица2.E1" table:number-columns-spanned="2" office:value-type="string">
            <text:p text:style-name="P34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39</text:p>
          </table:table-cell>
          <table:table-cell table:style-name="Таблица2.E1" table:number-columns-spanned="3" office:value-type="string">
            <text:p text:style-name="P39"><text:span text:style-name="T1">-Реле электротепловое серии РТИ; </text:span><text:span text:style-name="T7">I</text:span><text:span text:style-name="T1">уст. 2,5-4,0А</text:span></text:p>
            <text:p text:style-name="P9"/>
          </table:table-cell>
          <table:covered-table-cell/>
          <table:covered-table-cell/>
          <table:table-cell table:style-name="Таблица2.E1" office:value-type="string">
            <text:p text:style-name="P5">шт</text:p>
            <text:p text:style-name="P5"/>
          </table:table-cell>
          <table:table-cell table:style-name="Таблица2.E1" table:number-columns-spanned="2" office:value-type="string">
            <text:p text:style-name="P40"><text:span text:style-name="T1">РТИ-1308; </text:span><text:span text:style-name="T7">DRT</text:span><text:span text:style-name="T1">10-</text:span><text:span text:style-name="T7">DO</text:span><text:span text:style-name="T1">25-0004</text:span></text:p>
            <text:p text:style-name="P10"/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10"/>
          </table:table-cell>
          <table:table-cell table:style-name="Таблица2.E1" table:number-columns-spanned="2" office:value-type="string">
            <text:p text:style-name="P5">№ЕАЭС RU C-CN.HB11.В00174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0</text:p>
            <text:p text:style-name="P10"/>
          </table:table-cell>
          <table:table-cell table:style-name="Таблица2.E1" table:number-columns-spanned="3" office:value-type="string">
            <text:p text:style-name="P9">-Блок зажимов; 10 клемм; МУ: поз. 21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Б324-4П25-10</text:p>
          </table:table-cell>
          <table:covered-table-cell/>
          <table:table-cell table:style-name="Таблица2.E1" table:number-columns-spanned="3" office:value-type="string">
            <text:p text:style-name="P21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 РОСС RU.АИ24.Н0271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41</text:p>
            <text:p text:style-name="P10"/>
          </table:table-cell>
          <table:table-cell table:style-name="Таблица2.E1" table:number-columns-spanned="3" office:value-type="string">
            <text:p text:style-name="P4">То же в комплекте:</text:p>
            <text:p text:style-name="P9"/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5">Б5130-2974УХЛ4</text:p>
            <text:p text:style-name="P10"/>
          </table:table-cell>
          <table:covered-table-cell/>
          <table:table-cell table:style-name="Таблица2.E1" table:number-columns-spanned="3" office:value-type="string">
            <text:p text:style-name="P5">ЧЗЭО</text:p>
            <text:p text:style-name="P21"/>
          </table:table-cell>
          <table:covered-table-cell/>
          <table:covered-table-cell/>
          <table:table-cell table:style-name="Таблица2.E1" office:value-type="string">
            <text:p text:style-name="P5">2</text:p>
            <text:p text:style-name="P10"/>
          </table:table-cell>
          <table:table-cell table:style-name="Таблица2.E1" table:number-columns-spanned="2" office:value-type="string">
            <text:p text:style-name="P5">№ ТС RU C-RU.АЛ16.В.16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41,1</text:p>
          </table:table-cell>
          <table:table-cell table:style-name="Таблица2.E1" table:number-columns-spanned="3" office:value-type="string">
            <text:p text:style-name="P4">Автоматический выключатель серии ВА47; Количество полюсов -3; Uн=400В, 50Гц <text:s/>Iн=10А; Характеристика - D</text:p>
            <text:p text:style-name="P4"/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ВА47-29/3Р/D10; MVA20-3-010-D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5"/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40"><text:span text:style-name="T6">№ ЕАЭС </text:span><text:span text:style-name="T8">RU</text:span><text:span text:style-name="T6"> </text:span><text:span text:style-name="T8">C</text:span><text:span text:style-name="T6">-</text:span><text:span text:style-name="T8">CN</text:span><text:span text:style-name="T6">.СП28.В.00293/19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41,2</text:p>
          </table:table-cell>
          <table:table-cell table:style-name="Таблица2.E1" table:number-columns-spanned="3" office:value-type="string">
            <text:p text:style-name="P4">-Автоматический выключатель серии ВА47; Количество полюсов -1; Uн=400В, 50Гц <text:s/>Iн=6А;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ВА47-29/1Р/В6; MVA20-1-006-В</text:p>
            <text:p text:style-name="P10"/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5"/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41,3</text:p>
          </table:table-cell>
          <table:table-cell table:style-name="Таблица2.E1" table:number-columns-spanned="3" office:value-type="string">
            <text:p text:style-name="P4">-Контактор малогабаритный серии КМИ; Uн=400В, 50гц; Iн=12А; Uн катушки управления – 230В; Доп. контакт-1з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КМИ1210 12А 230В/АС-3 1НО ИЭК;</text:p>
            <text:p text:style-name="P10">ККМ11-012-230-10</text:p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10"/>
          </table:table-cell>
          <table:table-cell table:style-name="Таблица2.E1" table:number-columns-spanned="2" office:value-type="string">
            <text:p text:style-name="P5">№ ЕАЭС RU C-CN.МЮ62.В.00646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41,4</text:p>
          </table:table-cell>
          <table:table-cell table:style-name="Таблица2.E1" table:number-columns-spanned="3" office:value-type="string">
            <text:p text:style-name="P4">-Приставка контактная серии ПКИ; Доп.контакты 2р+2з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ПКИ-22; КРК10-22</text:p>
            <text:p text:style-name="P10"/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10"/>
          </table:table-cell>
          <table:table-cell table:style-name="Таблица2.E1" table:number-columns-spanned="2" office:value-type="string">
            <text:p text:style-name="P35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41,5</text:p>
          </table:table-cell>
          <table:table-cell table:style-name="Таблица2.E1" table:number-columns-spanned="3" office:value-type="string">
            <text:p text:style-name="P4">-Реле электротепловое серии РТИ; Iуст. 7,0-10,0А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РТИ-1314; DRT10-0007-0010</text:p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ЕАЭС RU C-CN.HB11.В00174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1,6</text:p>
          </table:table-cell>
          <table:table-cell table:style-name="Таблица2.E1" table:number-columns-spanned="3" office:value-type="string">
            <text:p text:style-name="P4">-Блок зажимов; 10 клемм; МУ: поз. 40.1, ЭВ2</text:p>
          </table:table-cell>
          <table:covered-table-cell/>
          <table:covered-table-cell/>
          <table:table-cell table:style-name="Таблица2.E1" office:value-type="string">
            <text:p text:style-name="P10">шт</text:p>
            <text:p text:style-name="P10"/>
          </table:table-cell>
          <table:table-cell table:style-name="Таблица2.E1" table:number-columns-spanned="2" office:value-type="string">
            <text:p text:style-name="P10">Б324-4П25-10</text:p>
          </table:table-cell>
          <table:covered-table-cell/>
          <table:table-cell table:style-name="Таблица2.E1" table:number-columns-spanned="3" office:value-type="string"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СС № РОСС RU.АИ24.Н0271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2</text:p>
          </table:table-cell>
          <table:table-cell table:style-name="Таблица2.E1" table:number-columns-spanned="3" office:value-type="string">
            <text:p text:style-name="P4">То же в комплекте:</text:p>
          </table:table-cell>
          <table:covered-table-cell/>
          <table:covered-table-cell/>
          <table:table-cell table:style-name="Таблица2.E1" office:value-type="string">
            <text:p text:style-name="P5">шт</text:p>
            <text:p text:style-name="P10"/>
          </table:table-cell>
          <table:table-cell table:style-name="Таблица2.E1" table:number-columns-spanned="2" office:value-type="string">
            <text:p text:style-name="P5">Б5130-3274УХЛ4</text:p>
            <text:p text:style-name="P10"/>
          </table:table-cell>
          <table:covered-table-cell/>
          <table:table-cell table:style-name="Таблица2.E1" table:number-columns-spanned="3" office:value-type="string">
            <text:p text:style-name="P5">ЧЗЭО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2</text:p>
          </table:table-cell>
          <table:table-cell table:style-name="Таблица2.E1" table:number-columns-spanned="2" office:value-type="string">
            <text:p text:style-name="P5">№ ТС RU C-RU.АЛ16.В.16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2,1</text:p>
          </table:table-cell>
          <table:table-cell table:style-name="Таблица2.E1" table:number-columns-spanned="3" office:value-type="string">
            <text:p text:style-name="P4">Автоматический выключатель серии ВА47; Количество полюсов -3; Uн=400В, 50Гц <text:s/>Iн=25А; Характеристика - D</text:p>
          </table:table-cell>
          <table:covered-table-cell/>
          <table:covered-table-cell/>
          <table:table-cell table:style-name="Таблица2.E1" office:value-type="string">
            <text:p text:style-name="P5">шт</text:p>
            <text:p text:style-name="P5"/>
          </table:table-cell>
          <table:table-cell table:style-name="Таблица2.E1" table:number-columns-spanned="2" office:value-type="string">
            <text:p text:style-name="P5">ВА47-29/3Р/D25; MVA20-3-025-D</text:p>
          </table:table-cell>
          <table:covered-table-cell/>
          <table:table-cell table:style-name="Таблица2.E1" table:number-columns-spanned="3" office:value-type="string">
            <text:p text:style-name="P20">IEK</text:p>
            <text:p text:style-name="P5"/>
          </table:table-cell>
          <table:covered-table-cell/>
          <table:covered-table-cell/>
          <table:table-cell table:style-name="Таблица2.E1" office:value-type="string">
            <text:p text:style-name="P5">1</text:p>
            <text:p text:style-name="P10"/>
          </table:table-cell>
          <table:table-cell table:style-name="Таблица2.E1" table:number-columns-spanned="2" office:value-type="string">
            <text:p text:style-name="P17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2,2</text:p>
          </table:table-cell>
          <table:table-cell table:style-name="Таблица2.E1" table:number-columns-spanned="3" office:value-type="string">
            <text:p text:style-name="P4">-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ВА47-29/1Р/В6; MVA20-1-006-В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20">IEK</text:p>
            <text:p text:style-name="P5"/>
          </table:table-cell>
          <table:covered-table-cell/>
          <table:covered-table-cell/>
          <table:table-cell table:style-name="Таблица2.E1" office:value-type="string">
            <text:p text:style-name="P5">1</text:p>
            <text:p text:style-name="P5"/>
          </table:table-cell>
          <table:table-cell table:style-name="Таблица2.E1" table:number-columns-spanned="2" office:value-type="string">
            <text:p text:style-name="P17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2,3</text:p>
          </table:table-cell>
          <table:table-cell table:style-name="Таблица2.E1" table:number-columns-spanned="3" office:value-type="string">
            <text:p text:style-name="P4">-Контактор малогабаритный серии КМИ; Uн=400В, 50гц; Iн=25А; Uн катушки управления – 230В; Доп. контакт-1з</text:p>
          </table:table-cell>
          <table:covered-table-cell/>
          <table:covered-table-cell/>
          <table:table-cell table:style-name="Таблица2.E1" office:value-type="string">
            <text:p text:style-name="P5">шт</text:p>
            <text:p text:style-name="P5"/>
          </table:table-cell>
          <table:table-cell table:style-name="Таблица2.E1" table:number-columns-spanned="2" office:value-type="string">
            <text:p text:style-name="P5">КМИ22510 25А 230В/АС-3 1НО ИЭК</text:p>
            <text:p text:style-name="P10">ККМ21-025-230-10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5"/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 ЕАЭС RU C-CN.МЮ62.В.00646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2,4</text:p>
          </table:table-cell>
          <table:table-cell table:style-name="Таблица2.E1" table:number-columns-spanned="3" office:value-type="string">
            <text:p text:style-name="P4">-Приставка контактная серии ПКИ; Доп.контакты 2р+2з</text:p>
          </table:table-cell>
          <table:covered-table-cell/>
          <table:covered-table-cell/>
          <table:table-cell table:style-name="Таблица2.E1" office:value-type="string">
            <text:p text:style-name="P10">шт</text:p>
            <text:p text:style-name="P5"/>
          </table:table-cell>
          <table:table-cell table:style-name="Таблица2.E1" table:number-columns-spanned="2" office:value-type="string">
            <text:p text:style-name="P10">ПКИ-22; КРК10-22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10"/>
          </table:table-cell>
          <table:table-cell table:style-name="Таблица2.E1" table:number-columns-spanned="2" office:value-type="string">
            <text:p text:style-name="P35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2,5</text:p>
          </table:table-cell>
          <table:table-cell table:style-name="Таблица2.E1" table:number-columns-spanned="3" office:value-type="string">
            <text:p text:style-name="P4">-Реле электротепловое серии РТИ; Iуст. 12,0-18,0А</text:p>
          </table:table-cell>
          <table:covered-table-cell/>
          <table:covered-table-cell/>
          <table:table-cell table:style-name="Таблица2.E1" office:value-type="string">
            <text:p text:style-name="P10">шт</text:p>
            <text:p text:style-name="P10"/>
          </table:table-cell>
          <table:table-cell table:style-name="Таблица2.E1" table:number-columns-spanned="2" office:value-type="string">
            <text:p text:style-name="P10">РТИ-1321; DRT10-0012-0018</text:p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10"/>
          </table:table-cell>
          <table:table-cell table:style-name="Таблица2.E1" table:number-columns-spanned="2" office:value-type="string">
            <text:p text:style-name="P5">№ЕАЭС RU C-CN.HB11.В00174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2,6</text:p>
          </table:table-cell>
          <table:table-cell table:style-name="Таблица2.E1" table:number-columns-spanned="3" office:value-type="string">
            <text:p text:style-name="P4">-Блок зажимов; 10 клемм; МУ: поз. 18/1;18/2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Б324-4П25-10</text:p>
          </table:table-cell>
          <table:covered-table-cell/>
          <table:table-cell table:style-name="Таблица2.E1" table:number-columns-spanned="3" office:value-type="string"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 РОСС RU.АИ24.Н0271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3</text:p>
          </table:table-cell>
          <table:table-cell table:style-name="Таблица2.E1" table:number-columns-spanned="3" office:value-type="string">
            <text:p text:style-name="P4">То же в комплекте: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Б5130-3574УХЛ4</text:p>
          </table:table-cell>
          <table:covered-table-cell/>
          <table:table-cell table:style-name="Таблица2.E1" table:number-columns-spanned="3" office:value-type="string">
            <text:p text:style-name="P5">ЧЗЭО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ТС RU C-RU.АЛ16.В.16029</text:p>
          </table:table-cell>
          <table:covered-table-cell/>
        </table:table-row>
        <text:soft-page-break/>
        <table:table-row table:style-name="Таблица2.1">
          <table:table-cell table:style-name="Таблица2.E1" office:value-type="string">
            <text:p text:style-name="P10">43,1</text:p>
          </table:table-cell>
          <table:table-cell table:style-name="Таблица2.E1" table:number-columns-spanned="3" office:value-type="string">
            <text:p text:style-name="P4">-Автоматический выключатель серии ВА47; Количество полюсов -3; Uн=400В, 50Гц <text:s/>Iн=25А; Характеристика - D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ВА47-29/3Р/D40; MVA20-3-040-D</text:p>
          </table:table-cell>
          <table:covered-table-cell/>
          <table:table-cell table:style-name="Таблица2.E1" table:number-columns-spanned="3" office:value-type="string">
            <text:p text:style-name="P21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3,2</text:p>
          </table:table-cell>
          <table:table-cell table:style-name="Таблица2.E1" table:number-columns-spanned="3" office:value-type="string">
            <text:p text:style-name="P4">-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ВА47-29/1Р/В6; MVA20-1-006-В</text:p>
          </table:table-cell>
          <table:covered-table-cell/>
          <table:table-cell table:style-name="Таблица2.E1" table:number-columns-spanned="3" office:value-type="string">
            <text:p text:style-name="P21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3,3</text:p>
          </table:table-cell>
          <table:table-cell table:style-name="Таблица2.E1" table:number-columns-spanned="3" office:value-type="string">
            <text:p text:style-name="P4">-Контактор малогабаритный серии КМИ; Uн=400В, 50гц; Iн=25А; Uн катушки управления – 230В; Доп. контакт-1з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КМИ34012 40А 230В/АС-3 1НО ИЭК</text:p>
            <text:p text:style-name="P10">ККМ31-040-230-10</text:p>
          </table:table-cell>
          <table:covered-table-cell/>
          <table:table-cell table:style-name="Таблица2.E1" table:number-columns-spanned="3" office:value-type="string">
            <text:p text:style-name="P21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 ЕАЭС RU C-CN.МЮ62.В.00646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3,4</text:p>
          </table:table-cell>
          <table:table-cell table:style-name="Таблица2.E1" table:number-columns-spanned="3" office:value-type="string">
            <text:p text:style-name="P4">-Приставка контактная серии ПКИ; Доп.контакты 2р+2з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ПКИ-22; КРК10-22</text:p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10"/>
          </table:table-cell>
          <table:table-cell table:style-name="Таблица2.E1" table:number-columns-spanned="2" office:value-type="string">
            <text:p text:style-name="P35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3,5</text:p>
          </table:table-cell>
          <table:table-cell table:style-name="Таблица2.E1" table:number-columns-spanned="3" office:value-type="string">
            <text:p text:style-name="P4">-Реле электротепловое серии РТИ; Iуст. 30,0-40,0А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РТИ-3355; DRT30-0030-0040</text:p>
          </table:table-cell>
          <table:covered-table-cell/>
          <table:table-cell table:style-name="Таблица2.E1" table:number-columns-spanned="3" office:value-type="string">
            <text:p text:style-name="P21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ЕАЭС RU C-CN.HB11.В00174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3,6</text:p>
          </table:table-cell>
          <table:table-cell table:style-name="Таблица2.E1" table:number-columns-spanned="3" office:value-type="string">
            <text:p text:style-name="P4">-Блок зажимов; 10 клемм; МУ: поз. <text:s/>ЭВ1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Б324-4П25-10</text:p>
          </table:table-cell>
          <table:covered-table-cell/>
          <table:table-cell table:style-name="Таблица2.E1" table:number-columns-spanned="3" office:value-type="string"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40"><text:span text:style-name="T6">№ РОСС </text:span><text:span text:style-name="T8">RU</text:span><text:span text:style-name="T6">.АИ24.Н02717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44</text:p>
          </table:table-cell>
          <table:table-cell table:style-name="Таблица2.E1" table:number-columns-spanned="3" office:value-type="string">
            <text:p text:style-name="P39"><text:span text:style-name="T6">Автоматический выключатель серии ВА47-29;Количество полюсов -3; </text:span><text:span text:style-name="T8">U</text:span><text:span text:style-name="T6">н=400В, 50Гц </text:span><text:span text:style-name="T8">I</text:span><text:span text:style-name="T6">н=6А; Характеристика - </text:span><text:span text:style-name="T8">D</text:span>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40"><text:span text:style-name="T6">ВА47-29/3Р/</text:span><text:span text:style-name="T8">D6</text:span></text:p>
            <text:p text:style-name="P21">MVA20-3-006-D</text:p>
          </table:table-cell>
          <table:covered-table-cell/>
          <table:table-cell table:style-name="Таблица2.E1" table:number-columns-spanned="3" office:value-type="string"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45</text:p>
          </table:table-cell>
          <table:table-cell table:style-name="Таблица2.E1" table:number-columns-spanned="3" office:value-type="string">
            <text:p text:style-name="P4">Автоматический выключатель серии ВА47-100; Количество полюсов -3; Uн=400В, 50Гц Iн=80А; Характеристика - D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40"><text:span text:style-name="T6">ВА47-100/3Р/</text:span><text:span text:style-name="T8">D</text:span></text:p>
            <text:p text:style-name="P40"><text:span text:style-name="T7">MVA40-3-080</text:span><text:span text:style-name="T1">-</text:span><text:span text:style-name="T7">D</text:span></text:p>
          </table:table-cell>
          <table:covered-table-cell/>
          <table:table-cell table:style-name="Таблица2.E1" table:number-columns-spanned="3" office:value-type="string">
            <text:p text:style-name="P10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46</text:p>
          </table:table-cell>
          <table:table-cell table:style-name="Таблица2.E1" table:number-columns-spanned="3" office:value-type="string">
            <text:p text:style-name="P4">Блок управления асинхронным двигателем с короткозамкнутым ротором, нереверсивным, для питания цепей управления фазным напряжением, исполнение по напряжению силовой цепи 380В, 50Гц исполнение по напряжению цепей управления 220В, 50Гц в комплекте:</text:p>
          </table:table-cell>
          <table:covered-table-cell/>
          <table:covered-table-cell/>
          <table:table-cell table:style-name="Таблица2.E1" office:value-type="string">
            <text:p text:style-name="P5">шт</text:p>
            <text:p text:style-name="P5"/>
          </table:table-cell>
          <table:table-cell table:style-name="Таблица2.E1" table:number-columns-spanned="2" office:value-type="string">
            <text:p text:style-name="P5">Б5130-1774УХЛ4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10">ЧЗЭО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 ТС RU C-RU.АЛ16.В.16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46,1</text:p>
          </table:table-cell>
          <table:table-cell table:style-name="Таблица2.E1" table:number-columns-spanned="3" office:value-type="string">
            <text:p text:style-name="P9">-Автоматический выключатель серии ВА47; Количество полюсов -3; Uн=400В, 50Гц <text:s/>Iн=6А; Характеристика - D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ВА47-29/3Р/D6; MVA20-3-006-D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10"/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46,2</text:p>
          </table:table-cell>
          <table:table-cell table:style-name="Таблица2.E1" table:number-columns-spanned="3" office:value-type="string">
            <text:p text:style-name="P9">-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table-cell table:style-name="Таблица2.E1" office:value-type="string">
            <text:p text:style-name="P10">шт</text:p>
            <text:p text:style-name="P10"/>
          </table:table-cell>
          <table:table-cell table:style-name="Таблица2.E1" table:number-columns-spanned="2" office:value-type="string">
            <text:p text:style-name="P10">ВА47-29/1Р/В6; MVA20-1-006-В</text:p>
            <text:p text:style-name="P10"/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10"/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46,3</text:p>
          </table:table-cell>
          <table:table-cell table:style-name="Таблица2.E1" table:number-columns-spanned="3" office:value-type="string">
            <text:p text:style-name="P9">-Контактор малогабаритный серии КМИ; Uн=400В, 50гц; Iн=12А; Uн катушки управления – 230В; Доп. контакт-1з</text:p>
          </table:table-cell>
          <table:covered-table-cell/>
          <table:covered-table-cell/>
          <table:table-cell table:style-name="Таблица2.E1" office:value-type="string">
            <text:p text:style-name="P10">шт</text:p>
            <text:p text:style-name="P10"/>
          </table:table-cell>
          <table:table-cell table:style-name="Таблица2.E1" table:number-columns-spanned="2" office:value-type="string">
            <text:p text:style-name="P10">КМИ1210 12А 230В/АС-3 1НО ИЭК</text:p>
            <text:p text:style-name="P10">ККМ11-012-230-10</text:p>
            <text:p text:style-name="P10"/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10"/>
          </table:table-cell>
          <table:table-cell table:style-name="Таблица2.E1" table:number-columns-spanned="2" office:value-type="string">
            <text:p text:style-name="P5">№ ЕАЭС RU C-CN.МЮ62.В.00646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46,4</text:p>
          </table:table-cell>
          <table:table-cell table:style-name="Таблица2.E1" table:number-columns-spanned="3" office:value-type="string">
            <text:p text:style-name="P9">-Приставка контактная серии ПКИ; Доп.контакты 2р+2з</text:p>
          </table:table-cell>
          <table:covered-table-cell/>
          <table:covered-table-cell/>
          <table:table-cell table:style-name="Таблица2.E1" office:value-type="string">
            <text:p text:style-name="P10">шт</text:p>
            <text:p text:style-name="P10"/>
          </table:table-cell>
          <table:table-cell table:style-name="Таблица2.E1" table:number-columns-spanned="2" office:value-type="string">
            <text:p text:style-name="P10">ПКИ-22; КРК10-22</text:p>
            <text:p text:style-name="P10"/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36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5">46,5</text:p>
          </table:table-cell>
          <table:table-cell table:style-name="Таблица2.E1" table:number-columns-spanned="3" office:value-type="string">
            <text:p text:style-name="P9">-Реле электротепловое серии РТИ; Iуст. 0,4-0,63А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40"><text:span text:style-name="T1">РТИ-1304; DRT10-</text:span><text:span text:style-name="T7">D</text:span><text:span text:style-name="T1">004-</text:span><text:span text:style-name="T7">C</text:span><text:span text:style-name="T1">063</text:span></text:p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ЕАЭС RU C-CN.HB11.В00174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6,6</text:p>
          </table:table-cell>
          <table:table-cell table:style-name="Таблица2.E1" table:number-columns-spanned="3" office:value-type="string">
            <text:p text:style-name="P9">-Блок зажимов; 10 клемм; МУ: поз. В7</text:p>
          </table:table-cell>
          <table:covered-table-cell/>
          <table:covered-table-cell/>
          <table:table-cell table:style-name="Таблица2.E1" office:value-type="string">
            <text:p text:style-name="P10">шт</text:p>
            <text:p text:style-name="P10"/>
          </table:table-cell>
          <table:table-cell table:style-name="Таблица2.E1" table:number-columns-spanned="2" office:value-type="string">
            <text:p text:style-name="P10">Б324-4П25-10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6">№ РОСС RU.АИ24.Н0271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7</text:p>
          </table:table-cell>
          <table:table-cell table:style-name="Таблица2.E1" table:number-columns-spanned="3" office:value-type="string">
            <text:p text:style-name="P4">То же в комплекте: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Б5130-2174УХЛ4</text:p>
          </table:table-cell>
          <table:covered-table-cell/>
          <table:table-cell table:style-name="Таблица2.E1" table:number-columns-spanned="3" office:value-type="string">
            <text:p text:style-name="P5">ЧЗЭО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ТС RU C-RU.АЛ16.В.16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7,1</text:p>
          </table:table-cell>
          <table:table-cell table:style-name="Таблица2.E1" table:number-columns-spanned="3" office:value-type="string">
            <text:p text:style-name="P4">-Автоматический выключатель серии ВА47; Количество полюсов -3; Uн=400В, 50Гц <text:s/>Iн=10А; Характеристика - D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ВА47-29/3Р/D10; MVA20-3-010-D</text:p>
          </table:table-cell>
          <table:covered-table-cell/>
          <table:table-cell table:style-name="Таблица2.E1" table:number-columns-spanned="3" office:value-type="string">
            <text:p text:style-name="P20">IEK</text:p>
            <text:p text:style-name="P5"/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5"/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ext:soft-page-break/>
        <table:table-row table:style-name="Таблица2.1">
          <table:table-cell table:style-name="Таблица2.E1" office:value-type="string">
            <text:p text:style-name="P10">47,2</text:p>
          </table:table-cell>
          <table:table-cell table:style-name="Таблица2.E1" table:number-columns-spanned="3" office:value-type="string">
            <text:p text:style-name="P4">-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10">ВА47-29/1Р/В6; MVA20-1-006-В</text:p>
          </table:table-cell>
          <table:covered-table-cell/>
          <table:table-cell table:style-name="Таблица2.E1" table:number-columns-spanned="3" office:value-type="string">
            <text:p text:style-name="P21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7,3</text:p>
          </table:table-cell>
          <table:table-cell table:style-name="Таблица2.E1" table:number-columns-spanned="3" office:value-type="string">
            <text:p text:style-name="P4">-Контактор малогабаритный серии КМИ; Uн=400В, 50гц; Iн=12А; Uн катушки управления – 230В; Доп. контакт-1з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10">КМИ1210 12А 230В/АС-3 1НО ИЭК</text:p>
            <text:p text:style-name="P10">ККМ11-012-230-10</text:p>
          </table:table-cell>
          <table:covered-table-cell/>
          <table:table-cell table:style-name="Таблица2.E1" table:number-columns-spanned="3" office:value-type="string">
            <text:p text:style-name="P21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 ЕАЭС RU C-CN.МЮ62.В.00646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7,4</text:p>
          </table:table-cell>
          <table:table-cell table:style-name="Таблица2.E1" table:number-columns-spanned="3" office:value-type="string">
            <text:p text:style-name="P4">-Приставка контактная серии ПКИ; Доп.контакты 2р+2з</text:p>
          </table:table-cell>
          <table:covered-table-cell/>
          <table:covered-table-cell/>
          <table:table-cell table:style-name="Таблица2.E1" office:value-type="string">
            <text:p text:style-name="P10">шт</text:p>
            <text:p text:style-name="P5"/>
          </table:table-cell>
          <table:table-cell table:style-name="Таблица2.E1" table:number-columns-spanned="2" office:value-type="string">
            <text:p text:style-name="P10">ПКИ-22; КРК10-22</text:p>
          </table:table-cell>
          <table:covered-table-cell/>
          <table:table-cell table:style-name="Таблица2.E1" table:number-columns-spanned="3" office:value-type="string">
            <text:p text:style-name="P21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37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7,5</text:p>
          </table:table-cell>
          <table:table-cell table:style-name="Таблица2.E1" table:number-columns-spanned="3" office:value-type="string">
            <text:p text:style-name="P4">-Реле электротепловое серии РТИ; Iуст. 2,5-4,0А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РТИ-1308; DRT10-D002-0004</text:p>
          </table:table-cell>
          <table:covered-table-cell/>
          <table:table-cell table:style-name="Таблица2.E1" table:number-columns-spanned="3" office:value-type="string">
            <text:p text:style-name="P21">IEK</text:p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10"/>
          </table:table-cell>
          <table:table-cell table:style-name="Таблица2.E1" table:number-columns-spanned="2" office:value-type="string">
            <text:p text:style-name="P5">№ЕАЭС RU C-CN.HB11.В00174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7,6</text:p>
          </table:table-cell>
          <table:table-cell table:style-name="Таблица2.E1" table:number-columns-spanned="3" office:value-type="string">
            <text:p text:style-name="P4">-Блок зажимов; 10 клемм; МУ: поз. В6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Б324-4П25-10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 РОСС RU.АИ24.Н0271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8</text:p>
          </table:table-cell>
          <table:table-cell table:style-name="Таблица2.E1" table:number-columns-spanned="3" office:value-type="string">
            <text:p text:style-name="P4">То же в комплекте:</text:p>
            <text:p text:style-name="P4"/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Б5130-2474УХЛ4</text:p>
          </table:table-cell>
          <table:covered-table-cell/>
          <table:table-cell table:style-name="Таблица2.E1" table:number-columns-spanned="3" office:value-type="string">
            <text:p text:style-name="P5">ЧЗЭО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ТС RU C-RU.АЛ16.В.16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8,1</text:p>
          </table:table-cell>
          <table:table-cell table:style-name="Таблица2.E1" table:number-columns-spanned="3" office:value-type="string">
            <text:p text:style-name="P4">-Автоматический выключатель серии ВА47; Количество полюсов -3; Uн=400В, 50Гц <text:s/>Iн=6А; Характеристика - D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10">ВА47-29/3Р/D6; MVA20-3-006-D</text:p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5"/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8,2</text:p>
          </table:table-cell>
          <table:table-cell table:style-name="Таблица2.E1" table:number-columns-spanned="3" office:value-type="string">
            <text:p text:style-name="P4">-Автоматический выключатель серии ВА47; Количество полюсов -1; Uн=400В, 50Гц <text:s/>Iн=6А; Характеристика - B</text:p>
            <text:p text:style-name="P4"/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ВА47-29/1Р/В6; MVA20-1-006-В</text:p>
          </table:table-cell>
          <table:covered-table-cell/>
          <table:table-cell table:style-name="Таблица2.E1" table:number-columns-spanned="3" office:value-type="string">
            <text:p text:style-name="P21">IEK</text:p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5"/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8,3</text:p>
          </table:table-cell>
          <table:table-cell table:style-name="Таблица2.E1" table:number-columns-spanned="3" office:value-type="string">
            <text:p text:style-name="P4">-Контактор малогабаритный серии КМИ; Uн=400В, 50гц; Iн=12А; Uн катушки управления – 230В; Доп. контакт-1з</text:p>
            <text:p text:style-name="P4"/>
          </table:table-cell>
          <table:covered-table-cell/>
          <table:covered-table-cell/>
          <table:table-cell table:style-name="Таблица2.E1" office:value-type="string">
            <text:p text:style-name="P10">шт</text:p>
            <text:p text:style-name="P5"/>
          </table:table-cell>
          <table:table-cell table:style-name="Таблица2.E1" table:number-columns-spanned="2" office:value-type="string">
            <text:p text:style-name="P10">КМИ1210 12А 230В/АС-3 1НО ИЭК</text:p>
            <text:p text:style-name="P10">ККМ11-012-230-10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5"/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5"/>
          </table:table-cell>
          <table:table-cell table:style-name="Таблица2.E1" table:number-columns-spanned="2" office:value-type="string">
            <text:p text:style-name="P5">№ ЕАЭС RU C-CN.МЮ62.В.00646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8,4</text:p>
          </table:table-cell>
          <table:table-cell table:style-name="Таблица2.E1" table:number-columns-spanned="3" office:value-type="string">
            <text:p text:style-name="P4">-Приставка контактная серии ПКИ; Доп.контакты 2р+2з</text:p>
          </table:table-cell>
          <table:covered-table-cell/>
          <table:covered-table-cell/>
          <table:table-cell table:style-name="Таблица2.E1" office:value-type="string">
            <text:p text:style-name="P10">шт</text:p>
            <text:p text:style-name="P5"/>
          </table:table-cell>
          <table:table-cell table:style-name="Таблица2.E1" table:number-columns-spanned="2" office:value-type="string">
            <text:p text:style-name="P10">ПКИ-22; КРК10-22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5"/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5"/>
          </table:table-cell>
          <table:table-cell table:style-name="Таблица2.E1" table:number-columns-spanned="2" office:value-type="string">
            <text:p text:style-name="P35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8,5</text:p>
          </table:table-cell>
          <table:table-cell table:style-name="Таблица2.E1" table:number-columns-spanned="3" office:value-type="string">
            <text:p text:style-name="P4">-Реле электротепловое серии РТИ; Iуст. 2,5-4,0А</text:p>
          </table:table-cell>
          <table:covered-table-cell/>
          <table:covered-table-cell/>
          <table:table-cell table:style-name="Таблица2.E1" office:value-type="string">
            <text:p text:style-name="P10">шт</text:p>
            <text:p text:style-name="P5"/>
          </table:table-cell>
          <table:table-cell table:style-name="Таблица2.E1" table:number-columns-spanned="2" office:value-type="string">
            <text:p text:style-name="P10">РТИ-1308; DRT10-D002-D0004</text:p>
          </table:table-cell>
          <table:covered-table-cell/>
          <table:table-cell table:style-name="Таблица2.E1" table:number-columns-spanned="3" office:value-type="string">
            <text:p text:style-name="P21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ЕАЭС RU C-CN.HB11.В00174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8,6</text:p>
          </table:table-cell>
          <table:table-cell table:style-name="Таблица2.E1" table:number-columns-spanned="3" office:value-type="string">
            <text:p text:style-name="P4">-Блок зажимов; 10 клемм; МУ: поз. В2,В4</text:p>
            <text:p text:style-name="P4"/>
          </table:table-cell>
          <table:covered-table-cell/>
          <table:covered-table-cell/>
          <table:table-cell table:style-name="Таблица2.E1" office:value-type="string">
            <text:p text:style-name="P10">шт</text:p>
            <text:p text:style-name="P5"/>
          </table:table-cell>
          <table:table-cell table:style-name="Таблица2.E1" table:number-columns-spanned="2" office:value-type="string">
            <text:p text:style-name="P10">Б324-4П25-10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5">-</text:p>
          </table:table-cell>
          <table:covered-table-cell/>
          <table:covered-table-cell/>
          <table:table-cell table:style-name="Таблица2.E1" office:value-type="string">
            <text:p text:style-name="P10">1</text:p>
            <text:p text:style-name="P10"/>
            <text:p text:style-name="P5"/>
          </table:table-cell>
          <table:table-cell table:style-name="Таблица2.E1" table:number-columns-spanned="2" office:value-type="string">
            <text:p text:style-name="P5">№ РОСС RU.АИ24.Н0271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9</text:p>
          </table:table-cell>
          <table:table-cell table:style-name="Таблица2.E1" table:number-columns-spanned="3" office:value-type="string">
            <text:p text:style-name="P4">То же в комплекте:</text:p>
            <text:p text:style-name="P4"/>
          </table:table-cell>
          <table:covered-table-cell/>
          <table:covered-table-cell/>
          <table:table-cell table:style-name="Таблица2.E1" office:value-type="string">
            <text:p text:style-name="P10">шт</text:p>
            <text:p text:style-name="P5"/>
          </table:table-cell>
          <table:table-cell table:style-name="Таблица2.E1" table:number-columns-spanned="2" office:value-type="string">
            <text:p text:style-name="P10">Б5130-2674УХЛ4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10">ЧЗЭО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 ТС RU C-RU.АЛ16.В.16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9,1</text:p>
          </table:table-cell>
          <table:table-cell table:style-name="Таблица2.E1" table:number-columns-spanned="3" office:value-type="string">
            <text:p text:style-name="P4">-Автоматический выключатель серии ВА47; Количество полюсов -3; Uн=400В, 50Гц <text:s/>Iн=10А; Характеристика - D</text:p>
            <text:p text:style-name="P4"/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/>
            <text:p text:style-name="P10">шт</text:p>
            <text:p text:style-name="P10"/>
          </table:table-cell>
          <table:table-cell table:style-name="Таблица2.E1" table:number-columns-spanned="2" office:value-type="string">
            <text:p text:style-name="P5"/>
            <text:p text:style-name="P10"/>
            <text:p text:style-name="P10"/>
            <text:p text:style-name="P10">ВА47-29/3Р/D10; MVA20-3-010-D</text:p>
            <text:p text:style-name="P53"/>
          </table:table-cell>
          <table:covered-table-cell/>
          <table:table-cell table:style-name="Таблица2.E1" table:number-columns-spanned="3" office:value-type="string">
            <text:p text:style-name="P5"/>
            <text:p text:style-name="P10"/>
            <text:p text:style-name="P10"/>
            <text:p text:style-name="P10"/>
            <text:p text:style-name="P21">IEK</text:p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/>
            <text:p text:style-name="P10"/>
            <text:p text:style-name="P10">2</text:p>
            <text:p text:style-name="P10"/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04">
          <table:table-cell table:style-name="Таблица2.E1" office:value-type="string">
            <text:p text:style-name="P10">49,2</text:p>
          </table:table-cell>
          <table:table-cell table:style-name="Таблица2.E1" table:number-columns-spanned="3" office:value-type="string">
            <text:p text:style-name="P4">-Автоматический выключатель серии ВА47; Количество полюсов -1; Uн=400В, 50Гц <text:s/>Iн=6А; Характеристика - B</text:p>
            <text:p text:style-name="P4"/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10">ВА47-29/1Р/В6; MVA20-1-006-В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9,3</text:p>
          </table:table-cell>
          <table:table-cell table:style-name="Таблица2.E1" table:number-columns-spanned="3" office:value-type="string">
            <text:p text:style-name="P4">-Контактор малогабаритный серии КМИ; Uн=400В, 50гц; Iн=12А; Uн катушки управления – 230В; Доп. контакт-1з</text:p>
            <text:p text:style-name="P4"/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10">КМИ1210 12А 230В/АС-3 1НО ИЭК</text:p>
            <text:p text:style-name="P10">ККМ11-012-230-10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5"/>
            <text:p text:style-name="P10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>1</text:p>
          </table:table-cell>
          <table:table-cell table:style-name="Таблица2.E1" table:number-columns-spanned="2" office:value-type="string">
            <text:p text:style-name="P5">№ ЕАЭС RU C-CN.МЮ62.В.00646/19</text:p>
          </table:table-cell>
          <table:covered-table-cell/>
        </table:table-row>
        <text:soft-page-break/>
        <table:table-row table:style-name="Таблица2.1">
          <table:table-cell table:style-name="Таблица2.E1" office:value-type="string">
            <text:p text:style-name="P10">49,4</text:p>
          </table:table-cell>
          <table:table-cell table:style-name="Таблица2.E1" table:number-columns-spanned="3" office:value-type="string">
            <text:p text:style-name="P4">-Приставка контактная серии ПКИ; Доп.контакты 2р+2з</text:p>
            <text:p text:style-name="P4"/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10">ПКИ-22; КРК10-22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21">IEK</text:p>
            <text:p text:style-name="P5"/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35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9,5</text:p>
          </table:table-cell>
          <table:table-cell table:style-name="Таблица2.E1" table:number-columns-spanned="3" office:value-type="string">
            <text:p text:style-name="P4">-Реле электротепловое серии РТИ; Iуст. 4,0-6,0А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РТИ-1310; DRT10-D0004-D0006</text:p>
          </table:table-cell>
          <table:covered-table-cell/>
          <table:table-cell table:style-name="Таблица2.E1" table:number-columns-spanned="3" office:value-type="string"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ЕАЭС RU C-CN.HB11.В00174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49,6</text:p>
          </table:table-cell>
          <table:table-cell table:style-name="Таблица2.E1" table:number-columns-spanned="3" office:value-type="string">
            <text:p text:style-name="P4">Блок зажимов; 10 клемм; МУ: поз. В3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Б324-4П25-10</text:p>
          </table:table-cell>
          <table:covered-table-cell/>
          <table:table-cell table:style-name="Таблица2.E1" table:number-columns-spanned="3" office:value-type="string">
            <text:p text:style-name="P5">-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РОСС RU.АИ24.Н0271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0</text:p>
          </table:table-cell>
          <table:table-cell table:style-name="Таблица2.E1" table:number-columns-spanned="3" office:value-type="string">
            <text:p text:style-name="P4">То же в комплекте: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Б5130-2774УХЛ4</text:p>
          </table:table-cell>
          <table:covered-table-cell/>
          <table:table-cell table:style-name="Таблица2.E1" table:number-columns-spanned="3" office:value-type="string">
            <text:p text:style-name="P5">ЧЗЭО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ТС RU C-RU.АЛ16.В.16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0,1</text:p>
          </table:table-cell>
          <table:table-cell table:style-name="Таблица2.E1" table:number-columns-spanned="3" office:value-type="string">
            <text:p text:style-name="P4">Автоматический выключатель серии ВА47; Количество полюсов -3; Uн=400В, 50Гц <text:s/>Iн=10,0А; Характеристика - D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5"/>
            <text:p text:style-name="P10">ВА47-29/3Р/D10; MVA20-3-010-D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10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0,2</text:p>
          </table:table-cell>
          <table:table-cell table:style-name="Таблица2.E1" table:number-columns-spanned="3" office:value-type="string">
            <text:p text:style-name="P4">-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5"/>
            <text:p text:style-name="P10">ВА47-29/1Р/В6; MVA20-1-006-В</text:p>
          </table:table-cell>
          <table:covered-table-cell/>
          <table:table-cell table:style-name="Таблица2.E1" table:number-columns-spanned="3" office:value-type="string"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0,3</text:p>
          </table:table-cell>
          <table:table-cell table:style-name="Таблица2.E1" table:number-columns-spanned="3" office:value-type="string">
            <text:p text:style-name="P4">-Контактор малогабаритный серии КМИ; Uн=400В, 50гц; Iн=12А; Uн катушки управления – 230В; Доп. контакт-1з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53">КМИ1210 12А 230В/АС-3 1НО ИЭК</text:p>
            <text:p text:style-name="P53">ККМ11-012-230-10</text:p>
          </table:table-cell>
          <table:covered-table-cell/>
          <table:table-cell table:style-name="Таблица2.E1" table:number-columns-spanned="3" office:value-type="string"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ЕАЭС RU C-CN.МЮ62.В.00646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0,4</text:p>
          </table:table-cell>
          <table:table-cell table:style-name="Таблица2.E1" table:number-columns-spanned="3" office:value-type="string">
            <text:p text:style-name="P4">-Приставка контактная серии ПКИ; Доп.контакты 2р+2з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ПКИ-22; КРК10-22</text:p>
          </table:table-cell>
          <table:covered-table-cell/>
          <table:table-cell table:style-name="Таблица2.E1" table:number-columns-spanned="3" office:value-type="string"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35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0,5</text:p>
          </table:table-cell>
          <table:table-cell table:style-name="Таблица2.E1" table:number-columns-spanned="3" office:value-type="string">
            <text:p text:style-name="P4">-Реле электротепловое серии РТИ; Iуст. 7,0-10,0А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РТИ-1314; DRT10-007-0010</text:p>
          </table:table-cell>
          <table:covered-table-cell/>
          <table:table-cell table:style-name="Таблица2.E1" table:number-columns-spanned="3" office:value-type="string"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ЕАЭС RU C-CN.HB11.В00174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0,6</text:p>
          </table:table-cell>
          <table:table-cell table:style-name="Таблица2.E1" table:number-columns-spanned="3" office:value-type="string">
            <text:p text:style-name="P4">Блок зажимов; 10 клемм; МУ: поз. В1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Б324-4П25-10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5">-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РОСС RU.АИ24.Н0271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1</text:p>
          </table:table-cell>
          <table:table-cell table:style-name="Таблица2.E1" table:number-columns-spanned="3" office:value-type="string">
            <text:p text:style-name="P4">Автоматический выключатель серии ВА47-29; Количество полюсов -1; Uн=400В, 50Гц Iн=16А; Характеристика -D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5"/>
            <text:p text:style-name="P40"><text:span text:style-name="T6">ВА47-29/1Р/</text:span><text:span text:style-name="T8">D1</text:span><text:span text:style-name="T6">6; MVA20-1-0</text:span><text:span text:style-name="T8">1</text:span><text:span text:style-name="T6">6-</text:span><text:span text:style-name="T8">D</text:span>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21">2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2</text:p>
          </table:table-cell>
          <table:table-cell table:style-name="Таблица2.E1" table:number-columns-spanned="3" office:value-type="string">
            <text:p text:style-name="P4">Автоматический выключатель серии ВА47-29; Количество полюсов -3; Uн=400В, 50Гц Iн=32А; Характеристика -D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5"/>
            <text:p text:style-name="P40"><text:span text:style-name="T6">ВА47-29/3Р/</text:span><text:span text:style-name="T8">D32</text:span><text:span text:style-name="T6">; MVA20-</text:span><text:span text:style-name="T8">3-032-D</text:span>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10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3</text:p>
          </table:table-cell>
          <table:table-cell table:style-name="Таблица2.E1" table:number-columns-spanned="3" office:value-type="string">
            <text:p text:style-name="P4">Автоматический выключатель серии ВА47-29; Количество полюсов -3; Uн=400В, 50Гц Iн=40А; Характеристика -D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5"/>
            <text:p text:style-name="P5">ВА47-29/3Р/D40; MVA20-3-040-D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4</text:p>
          </table:table-cell>
          <table:table-cell table:style-name="Таблица2.E1" table:number-columns-spanned="3" office:value-type="string">
            <text:p text:style-name="P4">Автоматический выключатель серии ВА47-100; Количество полюсов -3; Uн=400В, 50Гц Iн=80А; Характеристика -D</text:p>
            <text:p text:style-name="P4"/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5"/>
            <text:p text:style-name="P5">ВА47-100/3Р/D80; MVA40-3-080-D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10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5</text:p>
          </table:table-cell>
          <table:table-cell table:style-name="Таблица2.E1" table:number-columns-spanned="3" office:value-type="string">
            <text:p text:style-name="P4">Блок управления асинхронным двигателем с короткозамкнутым ротором, нереверсивным, для питания цепей управления фазным <text:s/>напряжением, исполнение по напряжению силовой цепи 380В, <text:s/>исполнение по напряжению цепей управления 220В, 50Гц 50Гц в комплекте: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5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Б5130-2174УХЛ4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ЧЗЭО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1</text:p>
          </table:table-cell>
          <table:table-cell table:style-name="Таблица2.E1" table:number-columns-spanned="2" office:value-type="string">
            <text:p text:style-name="P10">№ ТС RU C-RU.АЛ16.В.16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5,1</text:p>
          </table:table-cell>
          <table:table-cell table:style-name="Таблица2.E1" table:number-columns-spanned="3" office:value-type="string">
            <text:p text:style-name="P4">Автоматический выключатель серии ВА47; Количество полюсов -3; Uн=400В, 50Гц <text:s/>Iн=10А; Характеристика - D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5"/>
            <text:p text:style-name="P5">ВА47-29/3Р/D10; MVA20-3-010-D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5,2</text:p>
          </table:table-cell>
          <table:table-cell table:style-name="Таблица2.E1" table:number-columns-spanned="3" office:value-type="string">
            <text:p text:style-name="P4">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5"/>
            <text:p text:style-name="P5">ВА47-29/1Р/В6; MVA20-1-006-В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10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ext:soft-page-break/>
        <table:table-row table:style-name="Таблица2.1">
          <table:table-cell table:style-name="Таблица2.E1" office:value-type="string">
            <text:p text:style-name="P10">55,3</text:p>
          </table:table-cell>
          <table:table-cell table:style-name="Таблица2.E1" table:number-columns-spanned="3" office:value-type="string">
            <text:p text:style-name="P4">Контактор малогабаритный серии КМИ; Uн=400В, 50гц; Iн=12А; Uн катушки управления – 230В; Доп. контакт-1з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5"/>
            <text:p text:style-name="P5">КМИ1210 12А 230В/АС-3 1НО ИЭК</text:p>
            <text:p text:style-name="P5">ККМ11-012-230-10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/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/>
            <text:p text:style-name="P5">1</text:p>
          </table:table-cell>
          <table:table-cell table:style-name="Таблица2.E1" table:number-columns-spanned="2" office:value-type="string">
            <text:p text:style-name="P5">№ ЕАЭС RU C-CN.МЮ62.В.00646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5,4</text:p>
          </table:table-cell>
          <table:table-cell table:style-name="Таблица2.E1" table:number-columns-spanned="3" office:value-type="string">
            <text:p text:style-name="P4">Приставка контактная серии ПКИ; Доп.контакты 2р+2з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ПКИ-22; КРК10-2</text:p>
          </table:table-cell>
          <table:covered-table-cell/>
          <table:table-cell table:style-name="Таблица2.E1" table:number-columns-spanned="3" office:value-type="string"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35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5,5</text:p>
          </table:table-cell>
          <table:table-cell table:style-name="Таблица2.E1" table:number-columns-spanned="3" office:value-type="string">
            <text:p text:style-name="P4">Реле электротепловое серии РТИ; Iуст. 1,0-1,6А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РТИ-1306; DRT10-0001-D016</text:p>
          </table:table-cell>
          <table:covered-table-cell/>
          <table:table-cell table:style-name="Таблица2.E1" table:number-columns-spanned="3" office:value-type="string"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ЕАЭС RU C-CN.HB11.В00174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5,6</text:p>
          </table:table-cell>
          <table:table-cell table:style-name="Таблица2.E1" table:number-columns-spanned="3" office:value-type="string">
            <text:p text:style-name="P4">-Блок зажимов; 10 клемм; МУ: поз. В6р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Б324-4П25-10</text:p>
          </table:table-cell>
          <table:covered-table-cell/>
          <table:table-cell table:style-name="Таблица2.E1" table:number-columns-spanned="3" office:value-type="string">
            <text:p text:style-name="P5">-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РОСС RU.АИ24.Н0271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6</text:p>
          </table:table-cell>
          <table:table-cell table:style-name="Таблица2.E1" table:number-columns-spanned="3" office:value-type="string">
            <text:p text:style-name="P4">То же, в комплекте: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Б5130-2474УХЛ4</text:p>
          </table:table-cell>
          <table:covered-table-cell/>
          <table:table-cell table:style-name="Таблица2.E1" table:number-columns-spanned="3" office:value-type="string">
            <text:p text:style-name="P5">ЧЗЭО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ТС RU C-RU.АЛ16.В.16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6,1</text:p>
          </table:table-cell>
          <table:table-cell table:style-name="Таблица2.E1" table:number-columns-spanned="3" office:value-type="string">
            <text:p text:style-name="P4">Автоматический выключатель серии ВА47; Количество полюсов -3; Uн=400В, 50Гц <text:s/>Iн=10А; Характеристика - D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5"/>
            <text:p text:style-name="P5">ВА47-29/3Р/D10; MVA20-3-010-D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6,2</text:p>
          </table:table-cell>
          <table:table-cell table:style-name="Таблица2.E1" table:number-columns-spanned="3" office:value-type="string">
            <text:p text:style-name="P4">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5"/>
            <text:p text:style-name="P5">ВА47-29/1Р/В6; MVA20-1-006-В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6,3</text:p>
          </table:table-cell>
          <table:table-cell table:style-name="Таблица2.E1" table:number-columns-spanned="3" office:value-type="string">
            <text:p text:style-name="P4">Контактор малогабаритный серии КМИ; Uн=400В, 50гц; Iн=12А; Uн катушки управления – 230В; Доп. контакт-1з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53">КМИ1210 12А 230В/АС-3 1НО ИЭК</text:p>
            <text:p text:style-name="P53">ККМ11-012-230-10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1</text:p>
          </table:table-cell>
          <table:table-cell table:style-name="Таблица2.E1" table:number-columns-spanned="2" office:value-type="string">
            <text:p text:style-name="P5">№ ЕАЭС RU C-CN.МЮ62.В.00646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6,4</text:p>
          </table:table-cell>
          <table:table-cell table:style-name="Таблица2.E1" table:number-columns-spanned="3" office:value-type="string">
            <text:p text:style-name="P4">Приставка контактная серии ПКИ; Доп.контакты 2р+2з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ПКИ-22; КРК10-2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35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6,5</text:p>
          </table:table-cell>
          <table:table-cell table:style-name="Таблица2.E1" table:number-columns-spanned="3" office:value-type="string">
            <text:p text:style-name="P4">Реле электротепловое серии РТИ; Iуст. 2,5-4,0А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РТИ-1308; DRT10-D002-0004</text:p>
          </table:table-cell>
          <table:covered-table-cell/>
          <table:table-cell table:style-name="Таблица2.E1" table:number-columns-spanned="3" office:value-type="string"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ЕАЭС RU C-CN.HB11.В00174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6,6</text:p>
          </table:table-cell>
          <table:table-cell table:style-name="Таблица2.E1" table:number-columns-spanned="3" office:value-type="string">
            <text:p text:style-name="P4">Блок зажимов; 10 клемм; МУ: поз. В5р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Б324-4П25-10</text:p>
          </table:table-cell>
          <table:covered-table-cell/>
          <table:table-cell table:style-name="Таблица2.E1" table:number-columns-spanned="3" office:value-type="string">
            <text:p text:style-name="P5">-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РОСС RU.АИ24.Н0271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7</text:p>
          </table:table-cell>
          <table:table-cell table:style-name="Таблица2.E1" table:number-columns-spanned="3" office:value-type="string">
            <text:p text:style-name="P4">То же, в комплекте: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Б5130-2474УХЛ4</text:p>
          </table:table-cell>
          <table:covered-table-cell/>
          <table:table-cell table:style-name="Таблица2.E1" table:number-columns-spanned="3" office:value-type="string">
            <text:p text:style-name="P5">ЧЗЭО</text:p>
          </table:table-cell>
          <table:covered-table-cell/>
          <table:covered-table-cell/>
          <table:table-cell table:style-name="Таблица2.E1" office:value-type="string">
            <text:p text:style-name="P5">2</text:p>
          </table:table-cell>
          <table:table-cell table:style-name="Таблица2.E1" table:number-columns-spanned="2" office:value-type="string">
            <text:p text:style-name="P5">№ ТС RU C-RU.АЛ16.В.16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7,1</text:p>
          </table:table-cell>
          <table:table-cell table:style-name="Таблица2.E1" table:number-columns-spanned="3" office:value-type="string">
            <text:p text:style-name="P4">Автоматический выключатель серии ВА47; Количество полюсов -3; Uн=400В, 50Гц <text:s/>Iн=6А; Характеристика - D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5"/>
            <text:p text:style-name="P10">ВА47-29/3Р/D6; MVA20-3-006-D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7,2</text:p>
          </table:table-cell>
          <table:table-cell table:style-name="Таблица2.E1" table:number-columns-spanned="3" office:value-type="string">
            <text:p text:style-name="P4">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54"><text:span text:style-name="T1">ВА47-29/1Р/</text:span><text:span text:style-name="T7">B</text:span><text:span text:style-name="T1">6; MVA20-</text:span><text:span text:style-name="T7">1</text:span><text:span text:style-name="T1">-006-</text:span><text:span text:style-name="T7">B</text:span>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7,3</text:p>
          </table:table-cell>
          <table:table-cell table:style-name="Таблица2.E1" table:number-columns-spanned="3" office:value-type="string">
            <text:p text:style-name="P4">Контактор малогабаритный серии КМИ; Uн=400В, 50гц; Iн=12А; Uн катушки управления – 230В; Доп. контакт-1з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5">КМИ1210 12А 230В/АС-3 1НО ИЭК</text:p>
            <text:p text:style-name="P5">ККМ11-012-230-10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1</text:p>
          </table:table-cell>
          <table:table-cell table:style-name="Таблица2.E1" table:number-columns-spanned="2" office:value-type="string">
            <text:p text:style-name="P5">№ ЕАЭС RU C-CN.МЮ62.В.00646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7,4</text:p>
          </table:table-cell>
          <table:table-cell table:style-name="Таблица2.E1" table:number-columns-spanned="3" office:value-type="string">
            <text:p text:style-name="P4">Приставка контактная серии ПКИ; Доп.контакты 2р+2з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ПКИ-22; КРК10-2</text:p>
          </table:table-cell>
          <table:covered-table-cell/>
          <table:table-cell table:style-name="Таблица2.E1" table:number-columns-spanned="3" office:value-type="string"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35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7,5</text:p>
          </table:table-cell>
          <table:table-cell table:style-name="Таблица2.E1" table:number-columns-spanned="3" office:value-type="string">
            <text:p text:style-name="P4">Реле электротепловое серии РТИ; Iуст. 2,5-4,0А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РТИ-1308; DRT10-D025-0004</text:p>
          </table:table-cell>
          <table:covered-table-cell/>
          <table:table-cell table:style-name="Таблица2.E1" table:number-columns-spanned="3" office:value-type="string"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ЕАЭС RU C-CN.HB11.В00174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7,6</text:p>
          </table:table-cell>
          <table:table-cell table:style-name="Таблица2.E1" table:number-columns-spanned="3" office:value-type="string">
            <text:p text:style-name="P4">Блок зажимов; 10 клемм; МУ: поз. В5р;В4р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Б324-4П25-10</text:p>
          </table:table-cell>
          <table:covered-table-cell/>
          <table:table-cell table:style-name="Таблица2.E1" table:number-columns-spanned="3" office:value-type="string">
            <text:p text:style-name="P5">-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РОСС RU.АИ24.Н0271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8</text:p>
          </table:table-cell>
          <table:table-cell table:style-name="Таблица2.E1" table:number-columns-spanned="3" office:value-type="string">
            <text:p text:style-name="P4">То же, в комплекте: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Б5130-2774УХЛ4</text:p>
          </table:table-cell>
          <table:covered-table-cell/>
          <table:table-cell table:style-name="Таблица2.E1" table:number-columns-spanned="3" office:value-type="string">
            <text:p text:style-name="P5">ЧЗЭО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ТС RU C-RU.АЛ16.В.16029</text:p>
          </table:table-cell>
          <table:covered-table-cell/>
        </table:table-row>
        <text:soft-page-break/>
        <table:table-row table:style-name="Таблица2.1">
          <table:table-cell table:style-name="Таблица2.E1" office:value-type="string">
            <text:p text:style-name="P10">58,1</text:p>
          </table:table-cell>
          <table:table-cell table:style-name="Таблица2.E1" table:number-columns-spanned="3" office:value-type="string">
            <text:p text:style-name="P4">Автоматический выключатель серии ВА47; Количество полюсов -3; Uн=400В, 50Гц <text:s/>Iн=10А; Характеристика - D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5"/>
            <text:p text:style-name="P5">ВА47-29/3Р/D10; MVA20-3-010-D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5"/>
            <text:p text:style-name="P10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8,2</text:p>
          </table:table-cell>
          <table:table-cell table:style-name="Таблица2.E1" table:number-columns-spanned="3" office:value-type="string">
            <text:p text:style-name="P9">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5"/>
            <text:p text:style-name="P5">ВА47-29/1Р/В6; MVA20-1-006-В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8,3</text:p>
          </table:table-cell>
          <table:table-cell table:style-name="Таблица2.E1" table:number-columns-spanned="3" office:value-type="string">
            <text:p text:style-name="P4">Контактор малогабаритный серии КМИ; Uн=400В, 50гц; Iн=12А; Uн катушки управления – 230В; Доп. контакт-1з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5"/>
            <text:p text:style-name="P5">КМИ1210 12А 230В/АС-3 1НО ИЭК</text:p>
            <text:p text:style-name="P5">ККМ11-012-230-10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1</text:p>
          </table:table-cell>
          <table:table-cell table:style-name="Таблица2.E1" table:number-columns-spanned="2" office:value-type="string">
            <text:p text:style-name="P5">№ ЕАЭС RU C-CN.МЮ62.В.00646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8,4</text:p>
          </table:table-cell>
          <table:table-cell table:style-name="Таблица2.E1" table:number-columns-spanned="3" office:value-type="string">
            <text:p text:style-name="P4">Приставка контактная серии ПКИ; Доп.контакты 2р+2з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ПКИ-22; КРК10-2</text:p>
          </table:table-cell>
          <table:covered-table-cell/>
          <table:table-cell table:style-name="Таблица2.E1" table:number-columns-spanned="3" office:value-type="string"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35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8,5</text:p>
          </table:table-cell>
          <table:table-cell table:style-name="Таблица2.E1" table:number-columns-spanned="3" office:value-type="string">
            <text:p text:style-name="P4">Реле электротепловое серии РТИ; Iуст. 4,0-6,0А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РТИ-1310; DRT10-D004-0006</text:p>
          </table:table-cell>
          <table:covered-table-cell/>
          <table:table-cell table:style-name="Таблица2.E1" table:number-columns-spanned="3" office:value-type="string"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ЕАЭС RU C-CN.HB11.В00174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8,6</text:p>
          </table:table-cell>
          <table:table-cell table:style-name="Таблица2.E1" table:number-columns-spanned="3" office:value-type="string">
            <text:p text:style-name="P4">Блок зажимов; 10 клемм; МУ: поз. В3р;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Б324-4П25-10</text:p>
            <text:p text:style-name="P5"/>
          </table:table-cell>
          <table:covered-table-cell/>
          <table:table-cell table:style-name="Таблица2.E1" table:number-columns-spanned="3" office:value-type="string">
            <text:p text:style-name="P5">-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РОСС RU.АИ24.Н0271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9</text:p>
          </table:table-cell>
          <table:table-cell table:style-name="Таблица2.E1" table:number-columns-spanned="3" office:value-type="string">
            <text:p text:style-name="P4">То же, в комплекте: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Б5130-2974УХЛ4</text:p>
          </table:table-cell>
          <table:covered-table-cell/>
          <table:table-cell table:style-name="Таблица2.E1" table:number-columns-spanned="3" office:value-type="string">
            <text:p text:style-name="P5">ЧЗЭО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ТС RU C-RU.АЛ16.В.1602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9,1</text:p>
          </table:table-cell>
          <table:table-cell table:style-name="Таблица2.E1" table:number-columns-spanned="3" office:value-type="string">
            <text:p text:style-name="P4">Автоматический выключатель серии ВА47; Количество полюсов -3; Uн=400В, 50Гц <text:s/>Iн=10А; Характеристика - D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5"/>
            <text:p text:style-name="P5">ВА47-29/3Р/D10; MVA20-3-010-D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9,2</text:p>
          </table:table-cell>
          <table:table-cell table:style-name="Таблица2.E1" table:number-columns-spanned="3" office:value-type="string">
            <text:p text:style-name="P4">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5">ВА47-29/1Р/В6; MVA20-1-006-В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9,3</text:p>
          </table:table-cell>
          <table:table-cell table:style-name="Таблица2.E1" table:number-columns-spanned="3" office:value-type="string">
            <text:p text:style-name="P4">Контактор малогабаритный серии КМИ; Uн=400В, 50гц; Iн=12А; Uн катушки управления – 230В; Доп. контакт-1з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5"/>
            <text:p text:style-name="P5">КМИ1210 12А 230В/АС-3 1НО ИЭК</text:p>
            <text:p text:style-name="P5">ККМ11-012-230-10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1</text:p>
          </table:table-cell>
          <table:table-cell table:style-name="Таблица2.E1" table:number-columns-spanned="2" office:value-type="string">
            <text:p text:style-name="P5">№ ЕАЭС RU C-CN.МЮ62.В.00646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9,4</text:p>
          </table:table-cell>
          <table:table-cell table:style-name="Таблица2.E1" table:number-columns-spanned="3" office:value-type="string">
            <text:p text:style-name="P4">Приставка контактная серии ПКИ; Доп.контакты 2р+2з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ПКИ-22; КРК10-2</text:p>
          </table:table-cell>
          <table:covered-table-cell/>
          <table:table-cell table:style-name="Таблица2.E1" table:number-columns-spanned="3" office:value-type="string"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35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9,5</text:p>
          </table:table-cell>
          <table:table-cell table:style-name="Таблица2.E1" table:number-columns-spanned="3" office:value-type="string">
            <text:p text:style-name="P4">Реле электротепловое серии РТИ; Iуст. 7,0-10,0А</text:p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РТИ-1314; DRT10-0007-0010</text:p>
          </table:table-cell>
          <table:covered-table-cell/>
          <table:table-cell table:style-name="Таблица2.E1" table:number-columns-spanned="3" office:value-type="string"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ЕАЭС RU C-CN.HB11.В00174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59,6</text:p>
          </table:table-cell>
          <table:table-cell table:style-name="Таблица2.E1" table:number-columns-spanned="3" office:value-type="string">
            <text:p text:style-name="P9">Блок зажимов; 10 клемм; МУ: поз. В1р;</text:p>
            <text:p text:style-name="P4"/>
          </table:table-cell>
          <table:covered-table-cell/>
          <table:covered-table-cell/>
          <table:table-cell table:style-name="Таблица2.E1" office:value-type="string">
            <text:p text:style-name="P5">шт</text:p>
          </table:table-cell>
          <table:table-cell table:style-name="Таблица2.E1" table:number-columns-spanned="2" office:value-type="string">
            <text:p text:style-name="P5">Б324-4П25-10</text:p>
          </table:table-cell>
          <table:covered-table-cell/>
          <table:table-cell table:style-name="Таблица2.E1" table:number-columns-spanned="3" office:value-type="string">
            <text:p text:style-name="P5">-</text:p>
          </table:table-cell>
          <table:covered-table-cell/>
          <table:covered-table-cell/>
          <table:table-cell table:style-name="Таблица2.E1" office:value-type="string">
            <text:p text:style-name="P5">1</text:p>
          </table:table-cell>
          <table:table-cell table:style-name="Таблица2.E1" table:number-columns-spanned="2" office:value-type="string">
            <text:p text:style-name="P5">№ РОСС RU.АИ24.Н0271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60</text:p>
          </table:table-cell>
          <table:table-cell table:style-name="Таблица2.E1" table:number-columns-spanned="3" office:value-type="string">
            <text:p text:style-name="P39"><text:span text:style-name="T6">Автоматический выключатель серии ВА47; Количество полюсов -3; Uн=400В, 50Гц <text:s/>Iн=40А; </text:span><text:span text:style-name="T6">Характеристика - D</text:span>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5">шт</text:p>
          </table:table-cell>
          <table:table-cell table:style-name="Таблица2.E1" table:number-columns-spanned="2" office:value-type="string">
            <text:p text:style-name="P5"/>
            <text:p text:style-name="P5">ВА47-29/3Р/D40; MVA20-3-040-D</text:p>
          </table:table-cell>
          <table:covered-table-cell/>
          <table:table-cell table:style-name="Таблица2.E1" table:number-columns-spanned="3" office:value-type="string">
            <text:p text:style-name="P5"/>
            <text:p text:style-name="P5">IEK</text:p>
          </table:table-cell>
          <table:covered-table-cell/>
          <table:covered-table-cell/>
          <table:table-cell table:style-name="Таблица2.E1" office:value-type="string">
            <text:p text:style-name="P5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61</text:p>
          </table:table-cell>
          <table:table-cell table:style-name="Таблица2.E1" table:number-columns-spanned="3" office:value-type="string">
            <text:p text:style-name="P4">Блок управления асинхронным двигателем с короткозамкнутым ротором, нереверсивным, для питания цепей управления фазным <text:s/>напряжением, исполнение по напряжению силовой цепи 380В, 50Гц <text:s/>исполнение по напряжению цепей управления 220В, 50Гц в комплекте: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/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10"/>
            <text:p text:style-name="P10"/>
            <text:p text:style-name="P10"/>
            <text:p text:style-name="P10"/>
            <text:p text:style-name="P10">Б5130-2974УХЛ4</text:p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/>
            <text:p text:style-name="P10"/>
            <text:p text:style-name="P10"/>
            <text:p text:style-name="P10">ЧЗЭО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/>
            <text:p text:style-name="P10"/>
            <text:p text:style-name="P10">2</text:p>
          </table:table-cell>
          <table:table-cell table:style-name="Таблица2.E1" table:number-columns-spanned="2" office:value-type="string">
            <text:p text:style-name="P10"/>
            <text:p text:style-name="P10"/>
            <text:p text:style-name="P10"/>
            <text:p text:style-name="P10"/>
            <text:p text:style-name="P40"><text:span text:style-name="T1">№ ТС </text:span><text:span text:style-name="T7">RU</text:span><text:span text:style-name="T1"> </text:span><text:span text:style-name="T7">C</text:span><text:span text:style-name="T1">-</text:span><text:span text:style-name="T7">RU</text:span><text:span text:style-name="T1">.АЛ16.В.16029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61,1</text:p>
          </table:table-cell>
          <table:table-cell table:style-name="Таблица2.E1" table:number-columns-spanned="3" office:value-type="string">
            <text:p text:style-name="P4">-Автоматический выключатель серии ВА47; Количество полюсов -3; Uн=400В, 50Гц <text:s/>Iн=10А; Характеристика - D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10"/>
            <text:p text:style-name="P10">ВА47-29/3Р/D10; MVA20-3-010-D</text:p>
          </table:table-cell>
          <table:covered-table-cell/>
          <table:table-cell table:style-name="Таблица2.E1" table:number-columns-spanned="3" office:value-type="string"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61,2</text:p>
          </table:table-cell>
          <table:table-cell table:style-name="Таблица2.E1" table:number-columns-spanned="3" office:value-type="string">
            <text:p text:style-name="P4">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10"/>
            <text:p text:style-name="P10">ВА47-29/1Р/В6; MVA20-1-006-В</text:p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ext:soft-page-break/>
        <table:table-row table:style-name="Таблица2.1">
          <table:table-cell table:style-name="Таблица2.E1" office:value-type="string">
            <text:p text:style-name="P10">61,3</text:p>
          </table:table-cell>
          <table:table-cell table:style-name="Таблица2.E1" table:number-columns-spanned="3" office:value-type="string">
            <text:p text:style-name="P4">Контактор малогабаритный серии КМИ; Uн=400В, 50гц; Iн=12А; Uн катушки управления – 230В; Доп. контакт-1з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10">КМИ1210 12А 230В/АС-3 1НО ИЭК</text:p>
            <text:p text:style-name="P10">ККМ11-012-230-10</text:p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1</text:p>
          </table:table-cell>
          <table:table-cell table:style-name="Таблица2.E1" table:number-columns-spanned="2" office:value-type="string">
            <text:p text:style-name="P5">СС № ЕАЭС RU C-CN.МЮ62.В.00646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61,4</text:p>
          </table:table-cell>
          <table:table-cell table:style-name="Таблица2.E1" table:number-columns-spanned="3" office:value-type="string">
            <text:p text:style-name="P4">Приставка контактная серии ПКИ; Доп.контакты 2р+2з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ПКИ-22; КРК10-2</text:p>
          </table:table-cell>
          <table:covered-table-cell/>
          <table:table-cell table:style-name="Таблица2.E1" table:number-columns-spanned="3" office:value-type="string"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35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61,5</text:p>
          </table:table-cell>
          <table:table-cell table:style-name="Таблица2.E1" table:number-columns-spanned="3" office:value-type="string">
            <text:p text:style-name="P4">Реле электротепловое серии РТИ; Iуст. 1,0-1,6А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РТИ-1314; DRT10-0007-0010</text:p>
          </table:table-cell>
          <table:covered-table-cell/>
          <table:table-cell table:style-name="Таблица2.E1" table:number-columns-spanned="3" office:value-type="string"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ЕАЭС RU C-CN.HB11.В00174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61,6</text:p>
          </table:table-cell>
          <table:table-cell table:style-name="Таблица2.E1" table:number-columns-spanned="3" office:value-type="string">
            <text:p text:style-name="P4">Блок зажимов; 10 клемм; МУ: поз. В6р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Б324-4П25-10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E1" table:number-columns-spanned="2" office:value-type="string">
            <text:p text:style-name="P5">№ РОСС RU.АИ24.Н0271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62</text:p>
          </table:table-cell>
          <table:table-cell table:style-name="Таблица2.E1" table:number-columns-spanned="3" office:value-type="string">
            <text:p text:style-name="P4">Автоматический выключатель серии ВА47; Количество полюсов -3; Uн=400В, 50Гц <text:s/>Iн=40А; Характеристика - D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10"/>
            <text:p text:style-name="P10">ВА47-29/3Р/D6; MVA20-3-006-D</text:p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3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63</text:p>
          </table:table-cell>
          <table:table-cell table:style-name="Таблица2.E1" table:number-columns-spanned="3" office:value-type="string">
            <text:p text:style-name="P4">Трансформатор тока 100/5А; 10ВА; класс <text:s/>точности 0,5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ТТИ-А 100/5 10ВА 0,5; IТТ10-2-10-0100</text:p>
          </table:table-cell>
          <table:covered-table-cell/>
          <table:table-cell table:style-name="Таблица2.E1" table:number-columns-spanned="3" office:value-type="string"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>3</text:p>
          </table:table-cell>
          <table:table-cell table:style-name="Таблица2.E1" table:number-columns-spanned="2" office:value-type="string">
            <text:p text:style-name="P5">№14126 от 19.05.201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64</text:p>
          </table:table-cell>
          <table:table-cell table:style-name="Таблица2.E1" table:number-columns-spanned="3" office:value-type="string">
            <text:p text:style-name="P4">Выключатель автоматический серии ВА88 с <text:s/>электронным расцепителем МР 211; Iн=250А; Iсs=35кА; Icu=35кА Кол-во полюсов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10"/>
            <text:p text:style-name="P10">ВА88-35 3Р 250А 35кА</text:p>
            <text:p text:style-name="P10">SVA31-3-0250</text:p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2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65</text:p>
          </table:table-cell>
          <table:table-cell table:style-name="Таблица2.E1" table:number-columns-spanned="3" office:value-type="string">
            <text:p text:style-name="P4">Счетчик электронный активной и реактивной электрической энергии; класс <text:s/>точности (А/R) 0,5/1; номинальный/максимальный ток <text:s/>5/7,5; частота сети 50Гц потр. мощность <text:s/>7,5ВА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10"/>
            <text:p text:style-name="P10"/>
            <text:p text:style-name="P10"/>
            <text:p text:style-name="P53"/>
            <text:p text:style-name="P53"/>
            <text:p text:style-name="P53">Меркурий 230АКТ-03</text:p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>Инкотэкс</text:p>
            <text:p text:style-name="P10"/>
            <text:p text:style-name="P10"/>
            <text:p text:style-name="P10"/>
            <text:p text:style-name="P10"/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1</text:p>
          </table:table-cell>
          <table:table-cell table:style-name="Таблица2.E1" table:number-columns-spanned="2" office:value-type="string">
            <text:p text:style-name="P17"/>
            <text:p text:style-name="P10"/>
            <text:p text:style-name="P10"/>
            <text:p text:style-name="P10"/>
            <text:p text:style-name="P10"/>
            <text:p text:style-name="P10">№ 02.6855; 0000201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66</text:p>
          </table:table-cell>
          <table:table-cell table:style-name="Таблица2.E1" table:number-columns-spanned="3" office:value-type="string">
            <text:p text:style-name="P8">Автоматический выключатель серии ВА47-29; Количество полюсов -1; Uн=400В, 50Гц Iн=6А; Характеристика - С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10"/>
            <text:p text:style-name="P10">ВА47-29/1Р/С6</text:p>
            <text:p text:style-name="P10">MVA20-1-006-С</text:p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67</text:p>
          </table:table-cell>
          <table:table-cell table:style-name="Таблица2.E1" table:number-columns-spanned="3" office:value-type="string">
            <text:p text:style-name="P4">-Автоматический выключатель серии ВА47-29; Количество полюсов -2; Uн=400В, 50Гц Iн=16А; Характеристика - С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10"/>
            <text:p text:style-name="P10">ВА47-29/2Р/С16</text:p>
            <text:p text:style-name="P10">MVA20-2-016-С</text:p>
            <text:p text:style-name="P10"/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68</text:p>
          </table:table-cell>
          <table:table-cell table:style-name="Таблица2.E1" table:number-columns-spanned="3" office:value-type="string">
            <text:p text:style-name="P4">Автоматический выключатель серии ВА47-29; Количество полюсов -3; Uн=400В, 50Гц Iн=32А; Характеристика - С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10"/>
            <text:p text:style-name="P10">ВА47-29/3Р/С32</text:p>
            <text:p text:style-name="P10">MVA20-3-032-С</text:p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>1</text:p>
          </table:table-cell>
          <table:table-cell table:style-name="Таблица2.E1" table:number-columns-spanned="2" office:value-type="string">
            <text:p text:style-name="P5">№ ЕАЭС RU C-CN.СП28.В.00293/19</text:p>
          </table:table-cell>
          <table:covered-table-cell/>
        </table:table-row>
        <table:table-row table:style-name="Таблица2.170">
          <table:table-cell table:style-name="Таблица2.E1" office:value-type="string">
            <text:p text:style-name="P10">69</text:p>
          </table:table-cell>
          <table:table-cell table:style-name="Таблица2.E1" table:number-columns-spanned="3" office:value-type="string">
            <text:p text:style-name="P4">Автоматический выключатель серии ВА47-29; Количество полюсов -3; Uн=400В, 50Гц Iн=63А; Характеристика - С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10"/>
            <text:p text:style-name="P10">ВА47-29/3Р/С63</text:p>
            <text:p text:style-name="P11">MVA20-3-063-С</text:p>
            <text:p text:style-name="P11"/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21">1</text:p>
          </table:table-cell>
          <table:table-cell table:style-name="Таблица2.E1" table:number-columns-spanned="2" office:value-type="string">
            <text:p text:style-name="P7">№ ЕАЭС RU C-CN.СП28.В.0029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70</text:p>
          </table:table-cell>
          <table:table-cell table:style-name="Таблица2.E1" table:number-columns-spanned="3" office:value-type="string">
            <text:p text:style-name="P39"><text:span text:style-name="T1">Переключатель на три фиксированных положения; контакты 1з+1д; </text:span><text:span text:style-name="T7">IP</text:span><text:span text:style-name="T1">40; цвет черный</text:span>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40"><text:span text:style-name="T7">ALCLR-22</text:span><text:span text:style-name="T1">; В</text:span><text:span text:style-name="T7">SWB10-ALCLR-3-K02</text:span></text:p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21">18</text:p>
          </table:table-cell>
          <table:table-cell table:style-name="Таблица2.A1" table:number-columns-spanned="2" office:value-type="string">
            <text:p text:style-name="P41"><text:span text:style-name="T9">№ </text:span><text:span text:style-name="T4">ЕАЭС</text:span><text:span text:style-name="T9"> RU C-CN.AH03.</text:span><text:span text:style-name="T4">В</text:span><text:span text:style-name="T9">.00758/19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40"><text:span text:style-name="T7">7</text:span><text:span text:style-name="T1">1</text:span></text:p>
          </table:table-cell>
          <table:table-cell table:style-name="Таблица2.E1" table:number-columns-spanned="3" office:value-type="string">
            <text:p text:style-name="P39"><text:span text:style-name="T1">Пост взрывозащищённый кнопочный серии КУ-90из пластика. Уровень взрывозащиты </text:span><text:span text:style-name="T7">IExdIIBT</text:span><text:span text:style-name="T1">5; Два </text:span><text:span text:style-name="T1">кнопочных элемента. Два ввода.</text:span>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>шт</text:p>
          </table:table-cell>
          <table:table-cell table:style-name="Таблица2.E1" table:number-columns-spanned="2" office:value-type="string">
            <text:p text:style-name="P10"/>
            <text:p text:style-name="P10"/>
            <text:p text:style-name="P10">КУ-92- IExdIIBT</text:p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/>
            <text:p text:style-name="P10">ЭКС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>15</text:p>
          </table:table-cell>
          <table:table-cell table:style-name="Таблица2.A1" table:number-columns-spanned="2" office:value-type="string">
            <text:p text:style-name="P41"><text:span text:style-name="T4">№ЕАЭС </text:span><text:span text:style-name="T9">RU</text:span><text:span text:style-name="T4"> </text:span><text:span text:style-name="T9">C</text:span><text:span text:style-name="T4">-</text:span><text:span text:style-name="T9">RU</text:span><text:span text:style-name="T4">.НА65.В</text:span><text:span text:style-name="T4">00237/19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72</text:p>
          </table:table-cell>
          <table:table-cell table:style-name="Таблица2.E1" table:number-columns-spanned="3" office:value-type="string">
            <text:p text:style-name="P9">Пост управления кнопочной серии ПКЕ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ПКЕ222-2</text:p>
          </table:table-cell>
          <table:covered-table-cell/>
          <table:table-cell table:style-name="Таблица2.E1" table:number-columns-spanned="3" office:value-type="string">
            <text:p text:style-name="P10">ЭКС</text:p>
          </table:table-cell>
          <table:covered-table-cell/>
          <table:covered-table-cell/>
          <table:table-cell table:style-name="Таблица2.E1" office:value-type="string">
            <text:p text:style-name="P10">3</text:p>
          </table:table-cell>
          <table:table-cell table:style-name="Таблица2.A1" table:number-columns-spanned="2" office:value-type="string">
            <text:p text:style-name="P41"><text:span text:style-name="T4">№ТС </text:span><text:span text:style-name="T9">RU</text:span><text:span text:style-name="T4"> </text:span><text:span text:style-name="T9">CBY</text:span><text:span text:style-name="T4">.АЛ16.В.17380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73</text:p>
          </table:table-cell>
          <table:table-cell table:style-name="Таблица2.E1" table:number-columns-spanned="3" office:value-type="string">
            <text:p text:style-name="P9">Хомуты нейлон 3,6х50мм(уп.500шт)</text:p>
          </table:table-cell>
          <table:covered-table-cell/>
          <table:covered-table-cell/>
          <table:table-cell table:style-name="Таблица2.E1" office:value-type="string">
            <text:p text:style-name="P10">уп</text:p>
          </table:table-cell>
          <table:table-cell table:style-name="Таблица2.E1" table:number-columns-spanned="2" office:value-type="string">
            <text:p text:style-name="P40"><text:span text:style-name="T7">U</text:span><text:span text:style-name="T1">НН32-0036-150-150</text:span></text:p>
          </table:table-cell>
          <table:covered-table-cell/>
          <table:table-cell table:style-name="Таблица2.E1" table:number-columns-spanned="3" office:value-type="string"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A1" table:number-columns-spanned="2" office:value-type="string">
            <text:p text:style-name="P41"><text:span text:style-name="T4">№РОСС С</text:span><text:span text:style-name="T9">N</text:span><text:span text:style-name="T4">.</text:span><text:span text:style-name="T9">M</text:span><text:span text:style-name="T4">010.Н01287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74</text:p>
          </table:table-cell>
          <table:table-cell table:style-name="Таблица2.E1" table:number-columns-spanned="3" office:value-type="string">
            <text:p text:style-name="P9">Хомут с площадкой 3х150мм(уп.100шт)</text:p>
          </table:table-cell>
          <table:covered-table-cell/>
          <table:covered-table-cell/>
          <table:table-cell table:style-name="Таблица2.E1" office:value-type="string">
            <text:p text:style-name="P10">уп</text:p>
          </table:table-cell>
          <table:table-cell table:style-name="Таблица2.E1" table:number-columns-spanned="2" office:value-type="string">
            <text:p text:style-name="P10">ХП1 3.0х150; UНН61-3-150-150</text:p>
          </table:table-cell>
          <table:covered-table-cell/>
          <table:table-cell table:style-name="Таблица2.E1" table:number-columns-spanned="3" office:value-type="string">
            <text:p text:style-name="P10">IEK</text:p>
          </table:table-cell>
          <table:covered-table-cell/>
          <table:covered-table-cell/>
          <table:table-cell table:style-name="Таблица2.E1" office:value-type="string">
            <text:p text:style-name="P10">2</text:p>
          </table:table-cell>
          <table:table-cell table:style-name="Таблица2.A1" table:number-columns-spanned="2" office:value-type="string">
            <text:p text:style-name="P14">№РОСС СN.M010.Н01287</text:p>
          </table:table-cell>
          <table:covered-table-cell/>
        </table:table-row>
        <text:soft-page-break/>
        <table:table-row table:style-name="Таблица2.1">
          <table:table-cell table:style-name="Таблица2.E1" office:value-type="string">
            <text:p text:style-name="P10">75</text:p>
          </table:table-cell>
          <table:table-cell table:style-name="Таблица2.E1" table:number-columns-spanned="3" office:value-type="string">
            <text:p text:style-name="P9">Уголок металлический 40*4мм</text:p>
          </table:table-cell>
          <table:covered-table-cell/>
          <table:covered-table-cell/>
          <table:table-cell table:style-name="Таблица2.E1" office:value-type="string">
            <text:p text:style-name="P10">кг</text:p>
          </table:table-cell>
          <table:table-cell table:style-name="Таблица2.E1" table:number-columns-spanned="2" office:value-type="string">
            <text:p text:style-name="P33"/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23</text:p>
          </table:table-cell>
          <table:table-cell table:style-name="Таблица2.A1" table:number-columns-spanned="2" office:value-type="string">
            <text:p text:style-name="P14">№4414514 от 04.09.2014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76</text:p>
          </table:table-cell>
          <table:table-cell table:style-name="Таблица2.E1" table:number-columns-spanned="3" office:value-type="string">
            <text:p text:style-name="P9">Лоток перфорированный100х200х3000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21">CLP10-100-200-3</text:p>
          </table:table-cell>
          <table:covered-table-cell/>
          <table:table-cell table:style-name="Таблица2.E1" table:number-columns-spanned="3" office:value-type="string">
            <text:p text:style-name="P21">-</text:p>
          </table:table-cell>
          <table:covered-table-cell/>
          <table:covered-table-cell/>
          <table:table-cell table:style-name="Таблица2.E1" office:value-type="string">
            <text:p text:style-name="P21">35</text:p>
          </table:table-cell>
          <table:table-cell table:style-name="Таблица2.A1" table:number-columns-spanned="2" office:value-type="string">
            <text:p text:style-name="P41"><text:span text:style-name="T4">№ССБК </text:span><text:span text:style-name="T9">RU</text:span><text:span text:style-name="T4">.ПБ09.Н000846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77</text:p>
          </table:table-cell>
          <table:table-cell table:style-name="Таблица2.E1" table:number-columns-spanned="3" office:value-type="string">
            <text:p text:style-name="P9">Крышка для лотка основанием 200мм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CLP1К-200-1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35</text:p>
          </table:table-cell>
          <table:table-cell table:style-name="Таблица2.A1" table:number-columns-spanned="2" office:value-type="string">
            <text:p text:style-name="P14">Отказное письмо №454-16-1-7 от 27.12.20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78</text:p>
          </table:table-cell>
          <table:table-cell table:style-name="Таблица2.E1" table:number-columns-spanned="3" office:value-type="string">
            <text:p text:style-name="P39"><text:span text:style-name="T1">Поворот 90</text:span><text:span text:style-name="T10">0</text:span><text:span text:style-name="T1">для лотка100х2000мм</text:span>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CLP2Р-100-200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4</text:p>
          </table:table-cell>
          <table:table-cell table:style-name="Таблица2.A1" table:number-columns-spanned="2" office:value-type="string">
            <text:p text:style-name="P14">Отказное письмо №454-16-1-7 от 27.12.20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79</text:p>
          </table:table-cell>
          <table:table-cell table:style-name="Таблица2.E1" table:number-columns-spanned="3" office:value-type="string">
            <text:p text:style-name="P39"><text:span text:style-name="T1">Пластина соединительная </text:span><text:span text:style-name="T7">h=100</text:span><text:span text:style-name="T1">мм</text:span>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40"><text:span text:style-name="T1">CLP1</text:span><text:span text:style-name="T7">S</text:span><text:span text:style-name="T1">-080</text:span>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70</text:p>
          </table:table-cell>
          <table:table-cell table:style-name="Таблица2.A1" table:number-columns-spanned="2" office:value-type="string">
            <text:p text:style-name="P14">Отказное письмо №454-16-1-7 от 27.12.20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80</text:p>
          </table:table-cell>
          <table:table-cell table:style-name="Таблица2.E1" table:number-columns-spanned="3" office:value-type="string">
            <text:p text:style-name="P39"><text:span text:style-name="T1">Разделительная перегородка</text:span><text:span text:style-name="T7"> h=100 </text:span><text:span text:style-name="T1">мм</text:span>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40"><text:span text:style-name="T1">CLP1</text:span><text:span text:style-name="T7">F</text:span><text:span text:style-name="T1">-080-2</text:span>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35</text:p>
          </table:table-cell>
          <table:table-cell table:style-name="Таблица2.A1" table:number-columns-spanned="2" office:value-type="string">
            <text:p text:style-name="P14">Отказное письмо №454-16-1-7 от 27.12.20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81</text:p>
          </table:table-cell>
          <table:table-cell table:style-name="Таблица2.E1" table:number-columns-spanned="3" office:value-type="string">
            <text:p text:style-name="P9">Кронштейн настенный основанием 300мм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40"><text:span text:style-name="T1">CLP1С</text:span><text:span text:style-name="T7">W</text:span><text:span text:style-name="T1">-</text:span><text:span text:style-name="T7">300-1</text:span></text:p>
          </table:table-cell>
          <table:covered-table-cell/>
          <table:table-cell table:style-name="Таблица2.E1" table:number-columns-spanned="3" office:value-type="string">
            <text:p text:style-name="P21">-</text:p>
          </table:table-cell>
          <table:covered-table-cell/>
          <table:covered-table-cell/>
          <table:table-cell table:style-name="Таблица2.E1" office:value-type="string">
            <text:p text:style-name="P21">110</text:p>
          </table:table-cell>
          <table:table-cell table:style-name="Таблица2.A1" table:number-columns-spanned="2" office:value-type="string">
            <text:p text:style-name="P14">Отказное письмо №101-кс/816 от 11.10.2017г.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82</text:p>
          </table:table-cell>
          <table:table-cell table:style-name="Таблица2.E1" table:number-columns-spanned="3" office:value-type="string">
            <text:p text:style-name="P9">Соединительный комлект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40"><text:span text:style-name="T1">КС М6х10; CLP1</text:span><text:span text:style-name="T7">M-CS-6-10</text:span></text:p>
          </table:table-cell>
          <table:covered-table-cell/>
          <table:table-cell table:style-name="Таблица2.E1" table:number-columns-spanned="3" office:value-type="string">
            <text:p text:style-name="P21">-</text:p>
          </table:table-cell>
          <table:covered-table-cell/>
          <table:covered-table-cell/>
          <table:table-cell table:style-name="Таблица2.E1" office:value-type="string">
            <text:p text:style-name="P21">500</text:p>
          </table:table-cell>
          <table:table-cell table:style-name="Таблица2.A1" table:number-columns-spanned="2" office:value-type="string">
            <text:p text:style-name="P14">Отказное письмо №101-кс/816 от 11.10.2017г.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83</text:p>
          </table:table-cell>
          <table:table-cell table:style-name="Таблица2.E1" table:number-columns-spanned="3" office:value-type="string">
            <text:p text:style-name="P9">Болт анкерный М10х100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-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220</text:p>
          </table:table-cell>
          <table:table-cell table:style-name="Таблица2.A1" table:number-columns-spanned="2" office:value-type="string">
            <text:p text:style-name="P14">Отказное письмо №101-кс/816 от 11.10.2017г.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84</text:p>
          </table:table-cell>
          <table:table-cell table:style-name="Таблица2.E1" table:number-columns-spanned="3" office:value-type="string">
            <text:p text:style-name="P9">Лоток перфорированный 80х100х3000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CLP10-080-100-3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15</text:p>
          </table:table-cell>
          <table:table-cell table:style-name="Таблица2.A1" table:number-columns-spanned="2" office:value-type="string">
            <text:p text:style-name="P14">№ССБК RU.ПБ09.Н000846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85</text:p>
          </table:table-cell>
          <table:table-cell table:style-name="Таблица2.E1" table:number-columns-spanned="3" office:value-type="string">
            <text:p text:style-name="P9">Крышка для лотка основанием 100мм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CLP1К-100-1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15</text:p>
          </table:table-cell>
          <table:table-cell table:style-name="Таблица2.A1" table:number-columns-spanned="2" office:value-type="string">
            <text:p text:style-name="P14">Отказное письмо №454-16-1-7 от 27.12.20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86</text:p>
          </table:table-cell>
          <table:table-cell table:style-name="Таблица2.E1" table:number-columns-spanned="3" office:value-type="string">
            <text:p text:style-name="P39"><text:span text:style-name="T1">Поворот 90</text:span><text:span text:style-name="T10">0</text:span><text:span text:style-name="T1"> для лотка 80х100мм</text:span>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CLP2Р-080-100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5</text:p>
          </table:table-cell>
          <table:table-cell table:style-name="Таблица2.A1" table:number-columns-spanned="2" office:value-type="string">
            <text:p text:style-name="P14">Отказное письмо №454-16-1-7 от 27.12.20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87</text:p>
          </table:table-cell>
          <table:table-cell table:style-name="Таблица2.E1" table:number-columns-spanned="3" office:value-type="string">
            <text:p text:style-name="P9">Пластина соединительная h=80мм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CLP1S-080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30</text:p>
          </table:table-cell>
          <table:table-cell table:style-name="Таблица2.A1" table:number-columns-spanned="2" office:value-type="string">
            <text:p text:style-name="P14">Отказное письмо №45416-1-7 от 27.12.20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88</text:p>
          </table:table-cell>
          <table:table-cell table:style-name="Таблица2.E1" table:number-columns-spanned="3" office:value-type="string">
            <text:p text:style-name="P9">Разделительная перегородка h=80мм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CLP1F-080-2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15</text:p>
          </table:table-cell>
          <table:table-cell table:style-name="Таблица2.A1" table:number-columns-spanned="2" office:value-type="string">
            <text:p text:style-name="P14">Отказное письмо №101-кс/816 от 11.10.2017г.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89</text:p>
          </table:table-cell>
          <table:table-cell table:style-name="Таблица2.E1" table:number-columns-spanned="3" office:value-type="string">
            <text:p text:style-name="P9">Кронштейн настенный основанием 150мм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CLP1СW-150-1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45</text:p>
          </table:table-cell>
          <table:table-cell table:style-name="Таблица2.A1" table:number-columns-spanned="2" office:value-type="string">
            <text:p text:style-name="P14">Отказное письмо №101-кс/816 от 11.10.2017г.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90</text:p>
          </table:table-cell>
          <table:table-cell table:style-name="Таблица2.E1" table:number-columns-spanned="3" office:value-type="string">
            <text:p text:style-name="P9">Соединительный комлект</text:p>
            <text:p text:style-name="P9"/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КС М6х10; CLP1M-CS-6-10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500</text:p>
          </table:table-cell>
          <table:table-cell table:style-name="Таблица2.A1" table:number-columns-spanned="2" office:value-type="string">
            <text:p text:style-name="P14">Отказное письмо №101-кс/816 от 11.10.2017г.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91</text:p>
          </table:table-cell>
          <table:table-cell table:style-name="Таблица2.E1" table:number-columns-spanned="3" office:value-type="string">
            <text:p text:style-name="P9">Болт анкерный М10х100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-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90</text:p>
          </table:table-cell>
          <table:table-cell table:style-name="Таблица2.A1" table:number-columns-spanned="2" office:value-type="string">
            <text:p text:style-name="P41"><text:span text:style-name="T4">№РОСС С</text:span><text:span text:style-name="T9">N</text:span><text:span text:style-name="T4">.АГ.81.Н08180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92</text:p>
          </table:table-cell>
          <table:table-cell table:style-name="Таблица2.E1" table:number-columns-spanned="3" office:value-type="string">
            <text:p text:style-name="P9">Труба стальная водогазопроводная обыкновенная ф25мм</text:p>
          </table:table-cell>
          <table:covered-table-cell/>
          <table:covered-table-cell/>
          <table:table-cell table:style-name="Таблица2.E1" office:value-type="string">
            <text:p text:style-name="P10">кг</text:p>
          </table:table-cell>
          <table:table-cell table:style-name="Таблица2.E1" table:number-columns-spanned="2" office:value-type="string">
            <text:p text:style-name="P10">Труба 25х3,2 ГОСТ3262-75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663,7</text:p>
          </table:table-cell>
          <table:table-cell table:style-name="Таблица2.A1" table:number-columns-spanned="2" office:value-type="string">
            <text:p text:style-name="P14">№ РОСС RU.АЮ11.Н0097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93</text:p>
          </table:table-cell>
          <table:table-cell table:style-name="Таблица2.E1" table:number-columns-spanned="3" office:value-type="string">
            <text:p text:style-name="P9">Труба стальная водогазопроводная обыкновенная ф50мм</text:p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10">Труба 50х3,5 ГОСТ3262-75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15</text:p>
          </table:table-cell>
          <table:table-cell table:style-name="Таблица2.A1" table:number-columns-spanned="2" office:value-type="string">
            <text:p text:style-name="P14">СС № РОСС RU.АЮ11.Н0097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94</text:p>
          </table:table-cell>
          <table:table-cell table:style-name="Таблица2.E1" table:number-columns-spanned="3" office:value-type="string">
            <text:p text:style-name="P39"><text:span text:style-name="T1">Провод одножильный с медными жилами в ПВХ изоляции сечением 1х2,5мм</text:span><text:span text:style-name="T10">2</text:span>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м</text:p>
          </table:table-cell>
          <table:table-cell table:style-name="Таблица2.E1" table:number-columns-spanned="2" office:value-type="string">
            <text:p text:style-name="P10"/>
            <text:p text:style-name="P10">ПуВ 1х2,5</text:p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90</text:p>
          </table:table-cell>
          <table:table-cell table:style-name="Таблица2.A1" table:number-columns-spanned="2" office:value-type="string">
            <text:p text:style-name="P41"><text:span text:style-name="T4">№ ТС </text:span><text:span text:style-name="T9">RU</text:span><text:span text:style-name="T4"> </text:span><text:span text:style-name="T9">C</text:span><text:span text:style-name="T4">-</text:span><text:span text:style-name="T9">RU</text:span><text:span text:style-name="T4">АД06.В.00649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95</text:p>
          </table:table-cell>
          <table:table-cell table:style-name="Таблица2.E1" table:number-columns-spanned="3" office:value-type="string">
            <text:p text:style-name="P39"><text:span text:style-name="T1">То же, но сечением 1х4мм</text:span><text:span text:style-name="T10">2</text:span></text:p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10">ПуВ 1х4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5</text:p>
          </table:table-cell>
          <table:table-cell table:style-name="Таблица2.A1" table:number-columns-spanned="2" office:value-type="string">
            <text:p text:style-name="P14">№ ТС RU C-RUАД06.В.00649</text:p>
          </table:table-cell>
          <table:covered-table-cell/>
        </table:table-row>
        <text:soft-page-break/>
        <table:table-row table:style-name="Таблица2.1">
          <table:table-cell table:style-name="Таблица2.E1" office:value-type="string">
            <text:p text:style-name="P10">96</text:p>
          </table:table-cell>
          <table:table-cell table:style-name="Таблица2.E1" table:number-columns-spanned="3" office:value-type="string">
            <text:p text:style-name="P39"><text:span text:style-name="T1">Кабель силовой бронированный с медными жилами в ПВХ оболочке и изоляции, броня из двух стальных лент, защитный шланг из негорючего ПВХ, сечением 4х2,5мм</text:span><text:span text:style-name="T10">2</text:span>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/>
            <text:p text:style-name="P10">м</text:p>
          </table:table-cell>
          <table:table-cell table:style-name="Таблица2.E1" table:number-columns-spanned="2" office:value-type="string">
            <text:p text:style-name="P10"/>
            <text:p text:style-name="P10"/>
            <text:p text:style-name="P10"/>
            <text:p text:style-name="P10">ВБШвнг(А)-LS-4х2.5</text:p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/>
            <text:p text:style-name="P10"/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/>
            <text:p text:style-name="P10">757</text:p>
          </table:table-cell>
          <table:table-cell table:style-name="Таблица2.A1" table:number-columns-spanned="2" office:value-type="string">
            <text:p text:style-name="P41"><text:span text:style-name="T4">№ ЕАЭС <text:s/></text:span><text:span text:style-name="T9">RU</text:span><text:span text:style-name="T4"> </text:span><text:span text:style-name="T9">C</text:span><text:span text:style-name="T4">-</text:span><text:span text:style-name="T9">RU</text:span><text:span text:style-name="T4">.АЯ.04.В.00171/19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97</text:p>
          </table:table-cell>
          <table:table-cell table:style-name="Таблица2.E1" table:number-columns-spanned="3" office:value-type="string">
            <text:p text:style-name="P39"><text:span text:style-name="T1">То же, но сечением 4х4мм</text:span><text:span text:style-name="T10">2</text:span></text:p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10">ВБШвнг(А)-LS-4х4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50</text:p>
          </table:table-cell>
          <table:table-cell table:style-name="Таблица2.A1" table:number-columns-spanned="2" office:value-type="string">
            <text:p text:style-name="P14">№ ЕАЭС <text:s/>RU C-RU.АЯ.04.В.00171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98</text:p>
          </table:table-cell>
          <table:table-cell table:style-name="Таблица2.E1" table:number-columns-spanned="3" office:value-type="string">
            <text:p text:style-name="P39"><text:span text:style-name="T1">То же, но сечением 4х10мм</text:span><text:span text:style-name="T10">2</text:span></text:p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10">ВБШвнг(А)-LS-4х10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240</text:p>
          </table:table-cell>
          <table:table-cell table:style-name="Таблица2.A1" table:number-columns-spanned="2" office:value-type="string">
            <text:p text:style-name="P14">№ ЕАЭС <text:s/>RU C-RU.АЯ.04.В.00171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99</text:p>
          </table:table-cell>
          <table:table-cell table:style-name="Таблица2.E1" table:number-columns-spanned="3" office:value-type="string">
            <text:p text:style-name="P39"><text:span text:style-name="T1">Кабель силовой с алюминиевыми жилами в ПВХ оболочке и изоляции не распространяющей горение и с низким дымо- и газовыделением, групповой прокладки сечением 3х2,5мм</text:span><text:span text:style-name="T10">2</text:span>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>м</text:p>
          </table:table-cell>
          <table:table-cell table:style-name="Таблица2.E1" table:number-columns-spanned="2" office:value-type="string">
            <text:p text:style-name="P10"/>
            <text:p text:style-name="P10"/>
            <text:p text:style-name="P10">АВВГнг(А)-LS-3х2.5</text:p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/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>160</text:p>
          </table:table-cell>
          <table:table-cell table:style-name="Таблица2.A1" table:number-columns-spanned="2" office:value-type="string">
            <text:p text:style-name="P41"><text:span text:style-name="T4">№ ЕАЭС </text:span><text:span text:style-name="T9">C</text:span><text:span text:style-name="T4">-</text:span><text:span text:style-name="T9">RU</text:span><text:span text:style-name="T4">.АГ67.В.00043/19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00</text:p>
          </table:table-cell>
          <table:table-cell table:style-name="Таблица2.E1" table:number-columns-spanned="3" office:value-type="string">
            <text:p text:style-name="P39"><text:span text:style-name="T1">То же, но сечением 4х2,5мм</text:span><text:span text:style-name="T10">2</text:span></text:p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10">АВВГнг(А)-LS-4х2.5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655</text:p>
          </table:table-cell>
          <table:table-cell table:style-name="Таблица2.A1" table:number-columns-spanned="2" office:value-type="string">
            <text:p text:style-name="P14">№ ЕАЭС C-RU.АГ67.В.0004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01</text:p>
          </table:table-cell>
          <table:table-cell table:style-name="Таблица2.E1" table:number-columns-spanned="3" office:value-type="string">
            <text:p text:style-name="P39"><text:span text:style-name="T1">То же, но сечением 4х6мм</text:span><text:span text:style-name="T10">2</text:span></text:p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10">АВВГнг(А)-LS-4х6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20</text:p>
          </table:table-cell>
          <table:table-cell table:style-name="Таблица2.A1" table:number-columns-spanned="2" office:value-type="string">
            <text:p text:style-name="P14">№ ЕАЭС C-RU.АГ67.В.0004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02</text:p>
          </table:table-cell>
          <table:table-cell table:style-name="Таблица2.E1" table:number-columns-spanned="3" office:value-type="string">
            <text:p text:style-name="P39"><text:span text:style-name="T1">То же, но сечением 4х10мм</text:span><text:span text:style-name="T10">2</text:span></text:p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10">АВВГнг(А)-LS-4х10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K203" office:value-type="float" office:value="200">
            <text:p text:style-name="P10">200</text:p>
          </table:table-cell>
          <table:table-cell table:style-name="Таблица2.A1" table:number-columns-spanned="2" office:value-type="string">
            <text:p text:style-name="P14">№ ЕАЭС C-RU.АГ67.В.0004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03</text:p>
          </table:table-cell>
          <table:table-cell table:style-name="Таблица2.E1" table:number-columns-spanned="3" office:value-type="string">
            <text:p text:style-name="P39"><text:span text:style-name="T1">То же, но сечением 4х25мм</text:span><text:span text:style-name="T10">2</text:span></text:p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10">АВВГнг(А)-LS-4х25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230</text:p>
          </table:table-cell>
          <table:table-cell table:style-name="Таблица2.A1" table:number-columns-spanned="2" office:value-type="string">
            <text:p text:style-name="P14">СС № ЕАЭС C-RU.АГ67.В.0004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04</text:p>
          </table:table-cell>
          <table:table-cell table:style-name="Таблица2.E1" table:number-columns-spanned="3" office:value-type="string">
            <text:p text:style-name="P39"><text:span text:style-name="T1">То же, но сечением 5х10мм</text:span><text:span text:style-name="T10">2</text:span></text:p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10">АВВГнг(А)-LS-5х10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42</text:p>
          </table:table-cell>
          <table:table-cell table:style-name="Таблица2.A1" table:number-columns-spanned="2" office:value-type="string">
            <text:p text:style-name="P14">№ ЕАЭС C-RU.АГ67.В.0004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05</text:p>
          </table:table-cell>
          <table:table-cell table:style-name="Таблица2.E1" table:number-columns-spanned="3" office:value-type="string">
            <text:p text:style-name="P39"><text:span text:style-name="T1">То же, но сечением 5х25мм</text:span><text:span text:style-name="T10">2</text:span></text:p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10">АВВГнг(А)-LS-5х25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17</text:p>
          </table:table-cell>
          <table:table-cell table:style-name="Таблица2.A1" table:number-columns-spanned="2" office:value-type="string">
            <text:p text:style-name="P14">№ ЕАЭС C-RU.АГ67.В.00043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06</text:p>
          </table:table-cell>
          <table:table-cell table:style-name="Таблица2.E1" table:number-columns-spanned="3" office:value-type="string">
            <text:p text:style-name="P39"><text:span text:style-name="T1">Кабель силовой с медными жилами в ПВХ оболочке и изоляции не распространяющей горение и с низким дымо- и газовыделением, групповой прокладки сечением 3х2,5мм</text:span><text:span text:style-name="T10">2</text:span>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/>
            <text:p text:style-name="P10">м</text:p>
          </table:table-cell>
          <table:table-cell table:style-name="Таблица2.E1" table:number-columns-spanned="2" office:value-type="string">
            <text:p text:style-name="P10"/>
            <text:p text:style-name="P10"/>
            <text:p text:style-name="P10"/>
            <text:p text:style-name="P10">ВВГнг(А)-LS-3х2,5</text:p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/>
            <text:p text:style-name="P10"/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/>
            <text:p text:style-name="P10">40</text:p>
          </table:table-cell>
          <table:table-cell table:style-name="Таблица2.A1" table:number-columns-spanned="2" office:value-type="string">
            <text:p text:style-name="P14">№ ЕАЭС <text:s/>RU C-RU.АЯ.04.В.00171/19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08</text:p>
          </table:table-cell>
          <table:table-cell table:style-name="Таблица2.E1" table:number-columns-spanned="3" office:value-type="string">
            <text:p text:style-name="P9">Кабель контрольный бронированный с медными жилами в ПВХ оболочке и изоляции, броня из двух стальных лент, защитный шланг из негорючего ПВХ, сечением 4х1,5мм2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>м</text:p>
          </table:table-cell>
          <table:table-cell table:style-name="Таблица2.E1" table:number-columns-spanned="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>КВБШвнг(А)-LS-4х1,5</text:p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>710</text:p>
          </table:table-cell>
          <table:table-cell table:style-name="Таблица2.A1" table:number-columns-spanned="2" office:value-type="string">
            <text:p text:style-name="P14"/>
            <text:p text:style-name="P14"/>
            <text:p text:style-name="P14"/>
            <text:p text:style-name="P14"/>
            <text:p text:style-name="P41"><text:span text:style-name="T4">№ ЕАЭС </text:span><text:span text:style-name="T9">RU</text:span><text:span text:style-name="T4"> </text:span><text:span text:style-name="T9">C</text:span><text:span text:style-name="T4">-</text:span><text:span text:style-name="T9">RU</text:span><text:span text:style-name="T4">.ПХ01.В.00155/20</text:span></text:p>
            <text:p text:style-name="P14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09</text:p>
          </table:table-cell>
          <table:table-cell table:style-name="Таблица2.E1" table:number-columns-spanned="3" office:value-type="string">
            <text:p text:style-name="P39"><text:span text:style-name="T1">Кабель контрольный с алюминиевыми жилами в ПВХ оболочке и изоляции не распространяющей горение и с низким дымо- и газовыделением, групповой прокладки сечением 3х2,5мм</text:span><text:span text:style-name="T10">2</text:span><text:span text:style-name="T1"> </text:span></text:p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10"/>
            <text:p text:style-name="P10"/>
            <text:p text:style-name="P10"/>
            <text:p text:style-name="P10">АВВГвнг(А)-LS-4х2,5</text:p>
          </table:table-cell>
          <table:covered-table-cell/>
          <table:table-cell table:style-name="Таблица2.E1" table:number-columns-spanned="3" office:value-type="string">
            <text:p text:style-name="P10"/>
            <text:p text:style-name="P10"/>
            <text:p text:style-name="P10"/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/>
            <text:p text:style-name="P10"/>
            <text:p text:style-name="P10">155</text:p>
          </table:table-cell>
          <table:table-cell table:style-name="Таблица2.A1" table:number-columns-spanned="2" office:value-type="string">
            <text:p text:style-name="P41"><text:span text:style-name="T4">№ НСОПБ.</text:span><text:span text:style-name="T9">RU</text:span><text:span text:style-name="T4">.ПР134/2.Н.00016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10</text:p>
          </table:table-cell>
          <table:table-cell table:style-name="Таблица2.E1" table:number-columns-spanned="3" office:value-type="string">
            <text:p text:style-name="P9">Сталь круглая ф12</text:p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12">ГОСТ 2590-2006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300</text:p>
          </table:table-cell>
          <table:table-cell table:style-name="Таблица2.A1" table:number-columns-spanned="2" office:value-type="string">
            <text:p text:style-name="P14">№ 35474 от 29.10.2016г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11</text:p>
          </table:table-cell>
          <table:table-cell table:style-name="Таблица2.E1" table:number-columns-spanned="3" office:value-type="string">
            <text:p text:style-name="P9">Сталь круглая ф18</text:p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13">ГОСТ 2590-2006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250</text:p>
          </table:table-cell>
          <table:table-cell table:style-name="Таблица2.A1" table:number-columns-spanned="2" office:value-type="string">
            <text:p text:style-name="P14">№ 35474 от 29.10.2016г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12</text:p>
          </table:table-cell>
          <table:table-cell table:style-name="Таблица2.E1" table:number-columns-spanned="3" office:value-type="string">
            <text:p text:style-name="P9">Держатель шин заземления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К188У2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600</text:p>
          </table:table-cell>
          <table:table-cell table:style-name="Таблица2.A1" table:number-columns-spanned="2" office:value-type="string">
            <text:p text:style-name="P41"><text:span text:style-name="T4">№ АПБ.</text:span><text:span text:style-name="T9">RU</text:span><text:span text:style-name="T4">.ОС002/2.Н01041</text:span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13</text:p>
          </table:table-cell>
          <table:table-cell table:style-name="Таблица2.E1" table:number-columns-spanned="3" office:value-type="string">
            <text:p text:style-name="P9">Дюбель-гвоздь 6х40мм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-</text:p>
          </table:table-cell>
          <table:covered-table-cell/>
          <table:table-cell table:style-name="Таблица2.E1" table:number-columns-spanned="3" office:value-type="string">
            <text:p text:style-name="P10">-</text:p>
          </table:table-cell>
          <table:covered-table-cell/>
          <table:covered-table-cell/>
          <table:table-cell table:style-name="Таблица2.E1" office:value-type="string">
            <text:p text:style-name="P10">1200</text:p>
          </table:table-cell>
          <table:table-cell table:style-name="Таблица2.A1" table:number-columns-spanned="2" office:value-type="string">
            <text:p text:style-name="P41"><text:span text:style-name="T4">№ РОСС </text:span><text:span text:style-name="T9">RU</text:span><text:span text:style-name="T4">.АГ81.Н08580</text:span></text:p>
          </table:table-cell>
          <table:covered-table-cell/>
        </table:table-row>
        <text:soft-page-break/>
        <table:table-row table:style-name="Таблица2.1">
          <table:table-cell table:style-name="Таблица2.E1" office:value-type="string">
            <text:p text:style-name="P10">114</text:p>
          </table:table-cell>
          <table:table-cell table:style-name="Таблица2.E1" table:number-columns-spanned="3" office:value-type="string">
            <text:p text:style-name="P39"><text:span text:style-name="T1">Труба стальная газоводопроводная </text:span><text:span text:style-name="T2">ф</text:span><text:span text:style-name="T1">32мм</text:span>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м</text:p>
          </table:table-cell>
          <table:table-cell table:style-name="Таблица2.E1" table:number-columns-spanned="2" office:value-type="string">
            <text:p text:style-name="P10"/>
            <text:p text:style-name="P10">ГОСТ3262-75</text:p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80</text:p>
          </table:table-cell>
          <table:table-cell table:style-name="Таблица2.A1" table:number-columns-spanned="2" office:value-type="string">
            <text:p text:style-name="P14">№ РОСС RU.АЮ11.Н00977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15</text:p>
          </table:table-cell>
          <table:table-cell table:style-name="Таблица2.E1" table:number-columns-spanned="3" office:value-type="string">
            <text:p text:style-name="P9">Лоток перфорированный 280х150х3000</text:p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м</text:p>
          </table:table-cell>
          <table:table-cell table:style-name="Таблица2.E1" table:number-columns-spanned="2" office:value-type="string">
            <text:p text:style-name="P33"/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/>
            <text:p text:style-name="P10">33</text:p>
          </table:table-cell>
          <table:table-cell table:style-name="Таблица2.A1" table:number-columns-spanned="2" office:value-type="string">
            <text:p text:style-name="P14">№ССБК RU.ПБ09.Н000846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16</text:p>
          </table:table-cell>
          <table:table-cell table:style-name="Таблица2.E1" table:number-columns-spanned="3" office:value-type="string">
            <text:p text:style-name="P9">Держатель проводника кровельный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ДПК-100Гц</text:p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A1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17</text:p>
          </table:table-cell>
          <table:table-cell table:style-name="Таблица2.E1" table:number-columns-spanned="3" office:value-type="string">
            <text:p text:style-name="P9">Муфта концевая 1КСТП 4х35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1КСТП 4х35</text:p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2</text:p>
          </table:table-cell>
          <table:table-cell table:style-name="Таблица2.A1" table:number-columns-spanned="2" office:value-type="string">
            <text:p text:style-name="P14">№ RA.RU.11АК01.Н00555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18</text:p>
          </table:table-cell>
          <table:table-cell table:style-name="Таблица2.E1" table:number-columns-spanned="3" office:value-type="string">
            <text:p text:style-name="P9">Муфта концевая 1КСТП 4х150</text:p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10">1КСТП 4х150</text:p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8</text:p>
          </table:table-cell>
          <table:table-cell table:style-name="Таблица2.A1" table:number-columns-spanned="2" office:value-type="string">
            <text:p text:style-name="P14">№ RA.RU.11АК01.Н00555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19</text:p>
          </table:table-cell>
          <table:table-cell table:style-name="Таблица2.E1" table:number-columns-spanned="3" office:value-type="string">
            <text:p text:style-name="P44">Конвектор Glamoux H30 370мм 2000Вт белый с термостатом</text:p>
            <text:p text:style-name="P16"/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33"/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2</text:p>
          </table:table-cell>
          <table:table-cell table:style-name="Таблица2.A1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20</text:p>
          </table:table-cell>
          <table:table-cell table:style-name="Таблица2.E1" table:number-columns-spanned="3" office:value-type="string">
            <text:p text:style-name="P42"><text:span text:style-name="T12">Розетка 2м ОП Этюд 16А без заземл. З</text:span><text:span text:style-name="T13">/</text:span><text:span text:style-name="T12">ш</text:span><text:span text:style-name="T13"> </text:span><text:span text:style-name="T12">бел</text:span><text:span text:style-name="T13"> IP20 Sche PA16-007B</text:span></text:p>
            <text:p text:style-name="P43"/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38"/>
          </table:table-cell>
          <table:covered-table-cell/>
          <table:table-cell table:style-name="Таблица2.E1" table:number-columns-spanned="3" office:value-type="string">
            <text:p text:style-name="P38"/>
          </table:table-cell>
          <table:covered-table-cell/>
          <table:covered-table-cell/>
          <table:table-cell table:style-name="Таблица2.E1" office:value-type="string">
            <text:p text:style-name="P10">2</text:p>
          </table:table-cell>
          <table:table-cell table:style-name="Таблица2.A1" table:number-columns-spanned="2" office:value-type="string">
            <text:p text:style-name="P38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21</text:p>
          </table:table-cell>
          <table:table-cell table:style-name="Таблица2.E1" table:number-columns-spanned="3" office:value-type="string">
            <text:p text:style-name="P44">Хомут дюбельный ХД 7х150(уп.50шт)</text:p>
            <text:p text:style-name="P44"/>
          </table:table-cell>
          <table:covered-table-cell/>
          <table:covered-table-cell/>
          <table:table-cell table:style-name="Таблица2.E1" office:value-type="string">
            <text:p text:style-name="P10">уп</text:p>
          </table:table-cell>
          <table:table-cell table:style-name="Таблица2.E1" table:number-columns-spanned="2" office:value-type="string">
            <text:p text:style-name="P33"/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2</text:p>
          </table:table-cell>
          <table:table-cell table:style-name="Таблица2.A1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22</text:p>
          </table:table-cell>
          <table:table-cell table:style-name="Таблица2.E1" table:number-columns-spanned="3" office:value-type="string">
            <text:p text:style-name="P44">Шнур асбестовый <text:s/>10мм (15м в кг)</text:p>
            <text:p text:style-name="P44"/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33"/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50</text:p>
          </table:table-cell>
          <table:table-cell table:style-name="Таблица2.A1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23</text:p>
          </table:table-cell>
          <table:table-cell table:style-name="Таблица2.E1" table:number-columns-spanned="3" office:value-type="string">
            <text:p text:style-name="P44">Эмаль ПФ-115 шоколадная 0,8 кг</text:p>
            <text:p text:style-name="P44"/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33"/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1</text:p>
          </table:table-cell>
          <table:table-cell table:style-name="Таблица2.A1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24</text:p>
          </table:table-cell>
          <table:table-cell table:style-name="Таблица2.E1" table:number-columns-spanned="3" office:value-type="string">
            <text:p text:style-name="P44">Провод силовой <text:s text:c="2"/>ПуГВ 1х2,5 <text:s/>жел-зел многопроволочный</text:p>
            <text:p text:style-name="P44"/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33"/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210</text:p>
          </table:table-cell>
          <table:table-cell table:style-name="Таблица2.A1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25</text:p>
          </table:table-cell>
          <table:table-cell table:style-name="Таблица2.E1" table:number-columns-spanned="3" office:value-type="string">
            <text:p text:style-name="P44">Наконечник НКИ 5,5-8 1уп/100шт</text:p>
            <text:p text:style-name="P44"/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33"/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5</text:p>
          </table:table-cell>
          <table:table-cell table:style-name="Таблица2.A1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26</text:p>
          </table:table-cell>
          <table:table-cell table:style-name="Таблица2.E1" table:number-columns-spanned="3" office:value-type="string">
            <text:p text:style-name="P44">Наконечник медный ТМ 150-16-19</text:p>
            <text:p text:style-name="P44"/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33"/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4</text:p>
          </table:table-cell>
          <table:table-cell table:style-name="Таблица2.A1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28</text:p>
          </table:table-cell>
          <table:table-cell table:style-name="Таблица2.E1" table:number-columns-spanned="3" office:value-type="string">
            <text:p text:style-name="P44">Кабель КГН 4х2,5</text:p>
            <text:p text:style-name="P44"/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33"/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15</text:p>
          </table:table-cell>
          <table:table-cell table:style-name="Таблица2.A1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29</text:p>
          </table:table-cell>
          <table:table-cell table:style-name="Таблица2.E1" table:number-columns-spanned="3" office:value-type="string">
            <text:p text:style-name="P44">Кабель КГН 4х16</text:p>
            <text:p text:style-name="P44"/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33"/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10</text:p>
          </table:table-cell>
          <table:table-cell table:style-name="Таблица2.A1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30</text:p>
          </table:table-cell>
          <table:table-cell table:style-name="Таблица2.E1" table:number-columns-spanned="3" office:value-type="string">
            <text:p text:style-name="P44">Кабель АВВГ 4х50</text:p>
            <text:p text:style-name="P44"/>
          </table:table-cell>
          <table:covered-table-cell/>
          <table:covered-table-cell/>
          <table:table-cell table:style-name="Таблица2.E1" office:value-type="string">
            <text:p text:style-name="P10">м</text:p>
          </table:table-cell>
          <table:table-cell table:style-name="Таблица2.E1" table:number-columns-spanned="2" office:value-type="string">
            <text:p text:style-name="P33"/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70</text:p>
          </table:table-cell>
          <table:table-cell table:style-name="Таблица2.A1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31</text:p>
          </table:table-cell>
          <table:table-cell table:style-name="Таблица2.E1" table:number-columns-spanned="3" office:value-type="string">
            <text:p text:style-name="P44">Гильза медная 150мм</text:p>
            <text:p text:style-name="P44"/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33"/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12</text:p>
          </table:table-cell>
          <table:table-cell table:style-name="Таблица2.A1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32</text:p>
          </table:table-cell>
          <table:table-cell table:style-name="Таблица2.E1" table:number-columns-spanned="3" office:value-type="string">
            <text:p text:style-name="P44">Болт анкерный 12х99 HNM с шестигранной гайкой <text:s/>оцинк</text:p>
            <text:p text:style-name="P44"/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33"/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50</text:p>
          </table:table-cell>
          <table:table-cell table:style-name="Таблица2.A1" table:number-columns-spanned="2" office:value-type="string">
            <text:p text:style-name="P33"><text:bookmark text:name="_GoBack"/></text:p>
          </table:table-cell>
          <table:covered-table-cell/>
        </table:table-row>
        <table:table-row table:style-name="Таблица2.1">
          <table:table-cell table:style-name="Таблица2.E1" office:value-type="string">
            <text:p text:style-name="P10">133</text:p>
          </table:table-cell>
          <table:table-cell table:style-name="Таблица2.E1" table:number-columns-spanned="3" office:value-type="string">
            <text:p text:style-name="P44">Бирка У 135 круг</text:p>
            <text:p text:style-name="P44"/>
          </table:table-cell>
          <table:covered-table-cell/>
          <table:covered-table-cell/>
          <table:table-cell table:style-name="Таблица2.E1" office:value-type="string">
            <text:p text:style-name="P10">шт</text:p>
          </table:table-cell>
          <table:table-cell table:style-name="Таблица2.E1" table:number-columns-spanned="2" office:value-type="string">
            <text:p text:style-name="P33"/>
          </table:table-cell>
          <table:covered-table-cell/>
          <table:table-cell table:style-name="Таблица2.E1" table:number-columns-spanned="3" office:value-type="string">
            <text:p text:style-name="P33"/>
          </table:table-cell>
          <table:covered-table-cell/>
          <table:covered-table-cell/>
          <table:table-cell table:style-name="Таблица2.E1" office:value-type="string">
            <text:p text:style-name="P10">500</text:p>
          </table:table-cell>
          <table:table-cell table:style-name="Таблица2.A1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A233" office:value-type="float" office:value="134">
            <text:p text:style-name="P10">134</text:p>
          </table:table-cell>
          <table:table-cell table:style-name="Таблица2.B233" table:number-columns-spanned="3" office:value-type="string">
            <text:p text:style-name="P39"><text:span text:style-name="T1">Кабель силовой с алюминиевыми жилами, плоский, сечением 3х2,5мм</text:span><text:span text:style-name="T10">2</text:span></text:p>
          </table:table-cell>
          <table:covered-table-cell/>
          <table:covered-table-cell/>
          <table:table-cell table:style-name="Таблица2.B233" office:value-type="string">
            <text:p text:style-name="P10"/>
            <text:p text:style-name="P10"/>
            <text:p text:style-name="P10">м</text:p>
          </table:table-cell>
          <table:table-cell table:style-name="Таблица2.B233" table:number-columns-spanned="2" office:value-type="string">
            <text:p text:style-name="P10"/>
            <text:p text:style-name="P10"/>
            <text:p text:style-name="P10">АВВГ-П 3х2.5</text:p>
          </table:table-cell>
          <table:covered-table-cell/>
          <table:table-cell table:style-name="Таблица2.B233" table:number-columns-spanned="3" office:value-type="string">
            <text:p text:style-name="P33"/>
          </table:table-cell>
          <table:covered-table-cell/>
          <table:covered-table-cell/>
          <table:table-cell table:style-name="Таблица2.A233" office:value-type="float" office:value="50">
            <text:p text:style-name="P10">50</text:p>
          </table:table-cell>
          <table:table-cell table:style-name="Таблица2.L233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A233" office:value-type="float" office:value="135">
            <text:p text:style-name="P10">135</text:p>
          </table:table-cell>
          <table:table-cell table:style-name="Таблица2.B233" table:number-columns-spanned="3" office:value-type="string">
            <text:p text:style-name="P39"><text:span text:style-name="T1">Кабель силовой с медными жилами в ПВХ оболочке и изоляции не распространяющей горение и с низким дымо- и газовыделением, групповой прокладки сечением 4х2,5мм</text:span><text:span text:style-name="T10">2</text:span></text:p>
          </table:table-cell>
          <table:covered-table-cell/>
          <table:covered-table-cell/>
          <table:table-cell table:style-name="Таблица2.B233" office:value-type="string">
            <text:p text:style-name="P10"/>
            <text:p text:style-name="P10"/>
            <text:p text:style-name="P10"/>
            <text:p text:style-name="P10">м</text:p>
          </table:table-cell>
          <table:table-cell table:style-name="Таблица2.B233" table:number-columns-spanned="2" office:value-type="string">
            <text:p text:style-name="P10"/>
            <text:p text:style-name="P10"/>
            <text:p text:style-name="P10"/>
            <text:p text:style-name="P10">ВВГнг(А)-LS-4х2,5</text:p>
          </table:table-cell>
          <table:covered-table-cell/>
          <table:table-cell table:style-name="Таблица2.B233" table:number-columns-spanned="3" office:value-type="string">
            <text:p text:style-name="P33"/>
          </table:table-cell>
          <table:covered-table-cell/>
          <table:covered-table-cell/>
          <table:table-cell table:style-name="Таблица2.A233" office:value-type="float" office:value="250">
            <text:p text:style-name="P10">250</text:p>
          </table:table-cell>
          <table:table-cell table:style-name="Таблица2.L233" table:number-columns-spanned="2" office:value-type="string">
            <text:p text:style-name="P33"/>
          </table:table-cell>
          <table:covered-table-cell/>
        </table:table-row>
        <table:table-row table:style-name="Таблица2.1">
          <table:table-cell table:style-name="Таблица2.A233">
            <text:p text:style-name="P10"/>
          </table:table-cell>
          <table:table-cell table:style-name="Таблица2.B233" table:number-columns-spanned="3" office:value-type="string">
            <text:p text:style-name="P65">Выключатель авт. ВА-47-29 С10</text:p>
            <text:p text:style-name="P65"/>
          </table:table-cell>
          <table:covered-table-cell/>
          <table:covered-table-cell/>
          <table:table-cell table:style-name="Таблица2.B233" office:value-type="string">
            <text:p text:style-name="P39">шт</text:p>
          </table:table-cell>
          <table:table-cell table:style-name="Таблица2.B233" table:number-columns-spanned="2" office:value-type="string">
            <text:p text:style-name="P39"/>
          </table:table-cell>
          <table:covered-table-cell/>
          <table:table-cell table:style-name="Таблица2.B233" table:number-columns-spanned="3" office:value-type="string">
            <text:p text:style-name="P35"/>
          </table:table-cell>
          <table:covered-table-cell/>
          <table:covered-table-cell/>
          <table:table-cell table:style-name="Таблица2.B233" office:value-type="string">
            <text:p text:style-name="P40">1</text:p>
          </table:table-cell>
          <table:table-cell table:style-name="Таблица2.L233" table:number-columns-spanned="2" office:value-type="string">
            <text:p text:style-name="P33"/>
          </table:table-cell>
          <table:covered-table-cell/>
        </table:table-row>
        <table:table-row table:style-name="Таблица2.236">
          <table:table-cell table:style-name="Таблица2.A236" table:number-columns-spanned="11" office:value-type="string">
            <text:p text:style-name="P3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L236" table:number-columns-spanned="2" office:value-type="string">
            <text:p text:style-name="Standard"/>
          </table:table-cell>
          <table:covered-table-cell/>
        </table:table-row>
        <table:table-row table:style-name="Таблица2.237">
          <table:table-cell table:style-name="Таблица2.A237" table:number-columns-spanned="11" office:value-type="string">
            <text:p text:style-name="P46">Ведущий инженер ФКП "Бийский олеумный завод" Смирнов А.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L236" table:number-columns-spanned="2" office:value-type="string">
            <text:p text:style-name="Standard"/>
          </table:table-cell>
          <table:covered-table-cell/>
        </table:table-row>
        <table:table-row table:style-name="Таблица2.237">
          <table:table-cell table:style-name="Таблица2.A238" table:number-columns-spanned="11" office:value-type="string">
            <text:p text:style-name="P27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L236"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Таблица2.236">
          <table:table-cell table:style-name="Таблица2.A236" table:number-columns-spanned="2" office:value-type="string">
            <text:p text:style-name="P3">Представитель лица, осуществляющего строительство</text:p>
          </table:table-cell>
          <table:covered-table-cell/>
          <table:table-cell table:style-name="Таблица2.A237" table:number-columns-spanned="9" office:value-type="string">
            <text:p text:style-name="P47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L236" table:number-columns-spanned="2" office:value-type="string">
            <text:p text:style-name="Standard"/>
          </table:table-cell>
          <table:covered-table-cell/>
        </table:table-row>
        <table:table-row table:style-name="Таблица2.237">
          <table:table-cell table:style-name="Таблица2.A237" table:number-columns-spanned="11" office:value-type="string">
            <text:p text:style-name="P46">Руководитель проекта АО "ГИПРОИВ" Кукушкин С.В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L236" table:number-columns-spanned="2" office:value-type="string">
            <text:p text:style-name="Standard"/>
          </table:table-cell>
          <table:covered-table-cell/>
        </table:table-row>
        <table:table-row table:style-name="Таблица2.241">
          <table:table-cell table:style-name="Таблица2.A238" table:number-columns-spanned="11" office:value-type="string">
            <text:p text:style-name="P27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L236" table:number-columns-spanned="2" office:value-type="string">
            <text:p text:style-name="Standard"/>
          </table:table-cell>
          <table:covered-table-cell/>
        </table:table-row>
        <table:table-row table:style-name="Таблица2.236">
          <table:table-cell table:style-name="Таблица2.A242" table:number-columns-spanned="2" office:value-type="string">
            <text:p text:style-name="P3">Представитель лица, осуществляющего подготовку проектной документации:</text:p>
          </table:table-cell>
          <table:covered-table-cell/>
          <table:table-cell table:style-name="Таблица2.A242" office:value-type="string">
            <text:p text:style-name="P31"/>
          </table:table-cell>
          <table:table-cell table:style-name="Таблица2.A242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L236" table:number-columns-spanned="2" office:value-type="string">
            <text:p text:style-name="Standard"/>
          </table:table-cell>
          <table:covered-table-cell/>
        </table:table-row>
        <table:table-row table:style-name="Таблица2.243">
          <table:table-cell table:style-name="Таблица2.A243" table:number-columns-spanned="11" office:value-type="string">
            <text:p text:style-name="P46">Главный инженер проекта АО "ГИПРОИВ" Вашурин М.В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L236" table:number-columns-spanned="2" office:value-type="string">
            <text:p text:style-name="Standard"/>
          </table:table-cell>
          <table:covered-table-cell/>
        </table:table-row>
        <table:table-row table:style-name="Таблица2.237">
          <table:table-cell table:style-name="Таблица2.A236" table:number-columns-spanned="11" office:value-type="string">
            <text:p text:style-name="P27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L236" table:number-columns-spanned="2" office:value-type="string">
            <text:p text:style-name="Standard"/>
          </table:table-cell>
          <table:covered-table-cell/>
        </table:table-row>
        <table:table-row table:style-name="Таблица2.236">
          <table:table-cell table:style-name="Таблица2.A236" table:number-columns-spanned="11" office:value-type="string">
            <text:p text:style-name="P3"/>
            <text:p text:style-name="P3"/>
            <text:p text:style-name="P3">Представитель лица, выполнившего работы, подлежащие освидетельствовани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L236" table:number-columns-spanned="2" office:value-type="string">
            <text:p text:style-name="Standard"/>
          </table:table-cell>
          <table:covered-table-cell/>
        </table:table-row>
        <table:table-row table:style-name="Таблица2.237">
          <table:table-cell table:style-name="Таблица2.A237" table:number-columns-spanned="11" office:value-type="string">
            <text:p text:style-name="P46">Начальник строительства ООО "Востокэнергострой" <text:s/>Сапегин В.В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L236" table:number-columns-spanned="2" office:value-type="string">
            <text:p text:style-name="Standard"/>
          </table:table-cell>
          <table:covered-table-cell/>
        </table:table-row>
        <table:table-row table:style-name="Таблица2.237">
          <table:table-cell table:style-name="Таблица2.A238" table:number-columns-spanned="11" office:value-type="string">
            <text:p text:style-name="P27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L236" table:number-columns-spanned="2" office:value-type="string">
            <text:p text:style-name="Standard"/>
          </table:table-cell>
          <table:covered-table-cell/>
        </table:table-row>
        <table:table-row table:style-name="Таблица2.236">
          <table:table-cell table:style-name="Таблица2.A242" table:number-columns-spanned="2" office:value-type="string">
            <text:p text:style-name="P3">Представители иных лиц:</text:p>
          </table:table-cell>
          <table:covered-table-cell/>
          <table:table-cell table:style-name="Таблица2.A243" table:number-columns-spanned="9" office:value-type="string">
            <text:p text:style-name="P48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L236" table:number-columns-spanned="2" office:value-type="string">
            <text:p text:style-name="Standard"/>
          </table:table-cell>
          <table:covered-table-cell/>
        </table:table-row>
        <table:table-row table:style-name="Таблица2.237">
          <table:table-cell table:style-name="Таблица2.A242" table:number-columns-spanned="11" office:value-type="string">
            <text:p text:style-name="P46">Представитель технического надзора Заказчика от ООО "СЭК"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L236" table:number-columns-spanned="2" office:value-type="string">
            <text:p text:style-name="Standard"/>
          </table:table-cell>
          <table:covered-table-cell/>
        </table:table-row>
        <table:table-row table:style-name="Таблица2.237">
          <table:table-cell table:style-name="Таблица2.A238" table:number-columns-spanned="11" office:value-type="string">
            <text:p text:style-name="P27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L236" table:number-columns-spanned="2" office:value-type="string">
            <text:p text:style-name="Standard"/>
          </table:table-cell>
          <table:covered-table-cell/>
        </table:table-row>
        <table:table-row table:style-name="Таблица2.237">
          <table:table-cell table:style-name="Таблица2.A242" table:number-columns-spanned="2" office:value-type="string">
            <text:p text:style-name="P32"/>
          </table:table-cell>
          <table:covered-table-cell/>
          <table:table-cell table:style-name="Таблица2.A242" office:value-type="string">
            <text:p text:style-name="P32"/>
          </table:table-cell>
          <table:table-cell table:style-name="Таблица2.A242" office:value-type="string">
            <text:p text:style-name="P32"/>
          </table:table-cell>
          <table:table-cell table:style-name="Таблица2.A242" table:number-columns-spanned="2" office:value-type="string">
            <text:p text:style-name="P32"/>
          </table:table-cell>
          <table:covered-table-cell/>
          <table:table-cell table:style-name="Таблица2.A242" table:number-columns-spanned="2" office:value-type="string">
            <text:p text:style-name="P32"/>
          </table:table-cell>
          <table:covered-table-cell/>
          <table:table-cell table:style-name="Таблица2.A242" office:value-type="string">
            <text:p text:style-name="P32"/>
          </table:table-cell>
          <table:table-cell table:style-name="Таблица2.A242" table:number-columns-spanned="2" office:value-type="string">
            <text:p text:style-name="P32"/>
          </table:table-cell>
          <table:covered-table-cell/>
          <table:table-cell table:style-name="Таблица2.A242" office:value-type="string">
            <text:p text:style-name="P32"/>
          </table:table-cell>
          <table:table-cell table:style-name="Таблица2.A242" office:value-type="string">
            <text:p text:style-name="P3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2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style:font-name="Calibri" fo:font-size="10pt" style:font-name-asian="Calibri1" style:font-size-asian="10pt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Calibri" fo:font-size="10pt" style:font-name-asian="Calibri1" style:font-size-asian="10pt" style:font-name-complex="Times New Roman1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11</meta:editing-cycles>
    <meta:print-date>2020-03-02T02:46:00</meta:print-date>
    <meta:creation-date>2020-06-28T09:11:00</meta:creation-date>
    <dc:date>2020-07-09T14:42:39.85</dc:date>
    <meta:editing-duration>PT1H47M53S</meta:editing-duration>
    <meta:generator>OpenOffice/4.1.5$Win32 OpenOffice.org_project/415m1$Build-9789</meta:generator>
    <meta:document-statistic meta:table-count="2" meta:image-count="0" meta:object-count="0" meta:page-count="14" meta:paragraph-count="1595" meta:word-count="4137" meta:character-count="274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